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72in"/>
    </style:style>
    <style:style style:name="co2" style:family="table-column">
      <style:table-column-properties fo:break-before="auto" style:column-width="2.9728in"/>
    </style:style>
    <style:style style:name="co3" style:family="table-column">
      <style:table-column-properties fo:break-before="auto" style:column-width="2.9409in"/>
    </style:style>
    <style:style style:name="co4" style:family="table-column">
      <style:table-column-properties fo:break-before="auto" style:column-width="2.822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WingbeatFrequency_median_Hz</text:p>
          </table:table-cell>
          <table:table-cell office:value-type="string" calcext:value-type="string">
            <text:p>WingbeatFrequency_sd_Hz</text:p>
          </table:table-cell>
          <table:table-cell office:value-type="string" calcext:value-type="string">
            <text:p>PeakToPeakAcc_median_g</text:p>
          </table:table-cell>
          <table:table-cell office:value-type="string" calcext:value-type="string">
            <text:p>DBAmplitude_median_mm</text:p>
          </table:table-cell>
          <table:table-cell office:value-type="string" calcext:value-type="string">
            <text:p>BodyMass_g</text:p>
          </table:table-cell>
        </table:table-row>
        <table:table-row table:style-name="ro1">
          <table:table-cell office:value-type="float" office:value="5.617977528" calcext:value-type="float">
            <text:p>5.617977528</text:p>
          </table:table-cell>
          <table:table-cell office:value-type="float" office:value="0.420642602" calcext:value-type="float">
            <text:p>0.420642602</text:p>
          </table:table-cell>
          <table:table-cell office:value-type="float" office:value="3.502342704" calcext:value-type="float">
            <text:p>3.502342704</text:p>
          </table:table-cell>
          <table:table-cell office:value-type="float" office:value="20.0338983" calcext:value-type="float">
            <text:p>20.033898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913660556" calcext:value-type="float">
            <text:p>5.913660556</text:p>
          </table:table-cell>
          <table:table-cell office:value-type="float" office:value="0.406833305" calcext:value-type="float">
            <text:p>0.406833305</text:p>
          </table:table-cell>
          <table:table-cell office:value-type="float" office:value="3.979480508" calcext:value-type="float">
            <text:p>3.979480508</text:p>
          </table:table-cell>
          <table:table-cell office:value-type="float" office:value="18.57299482" calcext:value-type="float">
            <text:p>18.5729948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337603796" calcext:value-type="float">
            <text:p>5.337603796</text:p>
          </table:table-cell>
          <table:table-cell office:value-type="float" office:value="0.439758764" calcext:value-type="float">
            <text:p>0.439758764</text:p>
          </table:table-cell>
          <table:table-cell office:value-type="float" office:value="3.58423021" calcext:value-type="float">
            <text:p>3.58423021</text:p>
          </table:table-cell>
          <table:table-cell office:value-type="float" office:value="21.27886618" calcext:value-type="float">
            <text:p>21.2788661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787037037" calcext:value-type="float">
            <text:p>5.787037037</text:p>
          </table:table-cell>
          <table:table-cell office:value-type="float" office:value="0.590934813" calcext:value-type="float">
            <text:p>0.590934813</text:p>
          </table:table-cell>
          <table:table-cell office:value-type="float" office:value="4.323137208" calcext:value-type="float">
            <text:p>4.323137208</text:p>
          </table:table-cell>
          <table:table-cell office:value-type="float" office:value="19.07475599" calcext:value-type="float">
            <text:p>19.0747559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464480874" calcext:value-type="float">
            <text:p>5.464480874</text:p>
          </table:table-cell>
          <table:table-cell office:value-type="float" office:value="0.4439261" calcext:value-type="float">
            <text:p>0.4439261</text:p>
          </table:table-cell>
          <table:table-cell office:value-type="float" office:value="3.378079395" calcext:value-type="float">
            <text:p>3.378079395</text:p>
          </table:table-cell>
          <table:table-cell office:value-type="float" office:value="19.79790797" calcext:value-type="float">
            <text:p>19.7979079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219206681" calcext:value-type="float">
            <text:p>5.219206681</text:p>
          </table:table-cell>
          <table:table-cell office:value-type="float" office:value="0.355095338" calcext:value-type="float">
            <text:p>0.355095338</text:p>
          </table:table-cell>
          <table:table-cell office:value-type="float" office:value="3.415948944" calcext:value-type="float">
            <text:p>3.415948944</text:p>
          </table:table-cell>
          <table:table-cell office:value-type="float" office:value="21.27409744" calcext:value-type="float">
            <text:p>21.2740974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557377049" calcext:value-type="float">
            <text:p>6.557377049</text:p>
          </table:table-cell>
          <table:table-cell office:value-type="float" office:value="0.689251856" calcext:value-type="float">
            <text:p>0.689251856</text:p>
          </table:table-cell>
          <table:table-cell office:value-type="float" office:value="3.443409455" calcext:value-type="float">
            <text:p>3.443409455</text:p>
          </table:table-cell>
          <table:table-cell office:value-type="float" office:value="15.40609491" calcext:value-type="float">
            <text:p>15.4060949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013229104" calcext:value-type="float">
            <text:p>6.013229104</text:p>
          </table:table-cell>
          <table:table-cell office:value-type="float" office:value="0.628924763" calcext:value-type="float">
            <text:p>0.628924763</text:p>
          </table:table-cell>
          <table:table-cell office:value-type="float" office:value="4.681907067" calcext:value-type="float">
            <text:p>4.681907067</text:p>
          </table:table-cell>
          <table:table-cell office:value-type="float" office:value="18.87574868" calcext:value-type="float">
            <text:p>18.8757486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199628022" calcext:value-type="float">
            <text:p>6.199628022</text:p>
          </table:table-cell>
          <table:table-cell office:value-type="float" office:value="0.519138371" calcext:value-type="float">
            <text:p>0.519138371</text:p>
          </table:table-cell>
          <table:table-cell office:value-type="float" office:value="3.259301392" calcext:value-type="float">
            <text:p>3.259301392</text:p>
          </table:table-cell>
          <table:table-cell office:value-type="float" office:value="16.80522551" calcext:value-type="float">
            <text:p>16.8052255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397952655" calcext:value-type="float">
            <text:p>6.397952655</text:p>
          </table:table-cell>
          <table:table-cell office:value-type="float" office:value="0.513675406" calcext:value-type="float">
            <text:p>0.513675406</text:p>
          </table:table-cell>
          <table:table-cell office:value-type="float" office:value="3.481868719" calcext:value-type="float">
            <text:p>3.481868719</text:p>
          </table:table-cell>
          <table:table-cell office:value-type="float" office:value="16.18154093" calcext:value-type="float">
            <text:p>16.1815409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490039767" calcext:value-type="float">
            <text:p>0.490039767</text:p>
          </table:table-cell>
          <table:table-cell office:value-type="float" office:value="3.556475937" calcext:value-type="float">
            <text:p>3.556475937</text:p>
          </table:table-cell>
          <table:table-cell office:value-type="float" office:value="14.37121135" calcext:value-type="float">
            <text:p>14.3712113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609385327" calcext:value-type="float">
            <text:p>6.609385327</text:p>
          </table:table-cell>
          <table:table-cell office:value-type="float" office:value="0.624450155" calcext:value-type="float">
            <text:p>0.624450155</text:p>
          </table:table-cell>
          <table:table-cell office:value-type="float" office:value="4.798050277" calcext:value-type="float">
            <text:p>4.798050277</text:p>
          </table:table-cell>
          <table:table-cell office:value-type="float" office:value="17.3663103" calcext:value-type="float">
            <text:p>17.366310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396639379" calcext:value-type="float">
            <text:p>0.396639379</text:p>
          </table:table-cell>
          <table:table-cell office:value-type="float" office:value="3.574304739" calcext:value-type="float">
            <text:p>3.574304739</text:p>
          </table:table-cell>
          <table:table-cell office:value-type="float" office:value="14.84157741" calcext:value-type="float">
            <text:p>14.8415774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.027406887" calcext:value-type="float">
            <text:p>7.027406887</text:p>
          </table:table-cell>
          <table:table-cell office:value-type="float" office:value="0.369091605" calcext:value-type="float">
            <text:p>0.369091605</text:p>
          </table:table-cell>
          <table:table-cell office:value-type="float" office:value="4.483832465" calcext:value-type="float">
            <text:p>4.483832465</text:p>
          </table:table-cell>
          <table:table-cell office:value-type="float" office:value="14.86650819" calcext:value-type="float">
            <text:p>14.8665081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784260516" calcext:value-type="float">
            <text:p>6.784260516</text:p>
          </table:table-cell>
          <table:table-cell office:value-type="float" office:value="0.382657389" calcext:value-type="float">
            <text:p>0.382657389</text:p>
          </table:table-cell>
          <table:table-cell office:value-type="float" office:value="3.294796859" calcext:value-type="float">
            <text:p>3.294796859</text:p>
          </table:table-cell>
          <table:table-cell office:value-type="float" office:value="13.90871078" calcext:value-type="float">
            <text:p>13.9087107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613756614" calcext:value-type="float">
            <text:p>6.613756614</text:p>
          </table:table-cell>
          <table:table-cell office:value-type="float" office:value="0.739599669" calcext:value-type="float">
            <text:p>0.739599669</text:p>
          </table:table-cell>
          <table:table-cell office:value-type="float" office:value="3.408372627" calcext:value-type="float">
            <text:p>3.408372627</text:p>
          </table:table-cell>
          <table:table-cell office:value-type="float" office:value="16.41627567" calcext:value-type="float">
            <text:p>16.4162756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6.108735492" calcext:value-type="float">
            <text:p>6.108735492</text:p>
          </table:table-cell>
          <table:table-cell office:value-type="float" office:value="0.604201219" calcext:value-type="float">
            <text:p>0.604201219</text:p>
          </table:table-cell>
          <table:table-cell office:value-type="float" office:value="3.181345458" calcext:value-type="float">
            <text:p>3.181345458</text:p>
          </table:table-cell>
          <table:table-cell office:value-type="float" office:value="17.70047824" calcext:value-type="float">
            <text:p>17.700478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361930295" calcext:value-type="float">
            <text:p>5.361930295</text:p>
          </table:table-cell>
          <table:table-cell office:value-type="float" office:value="0.32972139" calcext:value-type="float">
            <text:p>0.32972139</text:p>
          </table:table-cell>
          <table:table-cell office:value-type="float" office:value="3.218758827" calcext:value-type="float">
            <text:p>3.218758827</text:p>
          </table:table-cell>
          <table:table-cell office:value-type="float" office:value="19.25080835" calcext:value-type="float">
            <text:p>19.25080835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221932115" calcext:value-type="float">
            <text:p>5.221932115</text:p>
          </table:table-cell>
          <table:table-cell office:value-type="float" office:value="0.272172574" calcext:value-type="float">
            <text:p>0.272172574</text:p>
          </table:table-cell>
          <table:table-cell office:value-type="float" office:value="3.358041743" calcext:value-type="float">
            <text:p>3.358041743</text:p>
          </table:table-cell>
          <table:table-cell office:value-type="float" office:value="20.44798611" calcext:value-type="float">
            <text:p>20.4479861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464480874" calcext:value-type="float">
            <text:p>5.464480874</text:p>
          </table:table-cell>
          <table:table-cell office:value-type="float" office:value="0.38147709" calcext:value-type="float">
            <text:p>0.38147709</text:p>
          </table:table-cell>
          <table:table-cell office:value-type="float" office:value="3.335555448" calcext:value-type="float">
            <text:p>3.335555448</text:p>
          </table:table-cell>
          <table:table-cell office:value-type="float" office:value="19.26887663" calcext:value-type="float">
            <text:p>19.26887663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405405405" calcext:value-type="float">
            <text:p>5.405405405</text:p>
          </table:table-cell>
          <table:table-cell office:value-type="float" office:value="0.285867728" calcext:value-type="float">
            <text:p>0.285867728</text:p>
          </table:table-cell>
          <table:table-cell office:value-type="float" office:value="3.3314672" calcext:value-type="float">
            <text:p>3.3314672</text:p>
          </table:table-cell>
          <table:table-cell office:value-type="float" office:value="20.00417627" calcext:value-type="float">
            <text:p>20.0041762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354770064" calcext:value-type="float">
            <text:p>0.354770064</text:p>
          </table:table-cell>
          <table:table-cell office:value-type="float" office:value="3.365145311" calcext:value-type="float">
            <text:p>3.365145311</text:p>
          </table:table-cell>
          <table:table-cell office:value-type="float" office:value="19.81854224" calcext:value-type="float">
            <text:p>19.8185422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415310682" calcext:value-type="float">
            <text:p>0.415310682</text:p>
          </table:table-cell>
          <table:table-cell office:value-type="float" office:value="3.192141089" calcext:value-type="float">
            <text:p>3.192141089</text:p>
          </table:table-cell>
          <table:table-cell office:value-type="float" office:value="18.93901278" calcext:value-type="float">
            <text:p>18.9390127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5.449591281" calcext:value-type="float">
            <text:p>5.449591281</text:p>
          </table:table-cell>
          <table:table-cell office:value-type="float" office:value="0.660823754" calcext:value-type="float">
            <text:p>0.660823754</text:p>
          </table:table-cell>
          <table:table-cell office:value-type="float" office:value="3.812261395" calcext:value-type="float">
            <text:p>3.812261395</text:p>
          </table:table-cell>
          <table:table-cell office:value-type="float" office:value="20.1891037" calcext:value-type="float">
            <text:p>20.189103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196155196" calcext:value-type="float">
            <text:p>5.196155196</text:p>
          </table:table-cell>
          <table:table-cell office:value-type="float" office:value="0.534572729" calcext:value-type="float">
            <text:p>0.534572729</text:p>
          </table:table-cell>
          <table:table-cell office:value-type="float" office:value="3.862243906" calcext:value-type="float">
            <text:p>3.862243906</text:p>
          </table:table-cell>
          <table:table-cell office:value-type="float" office:value="22.84375799" calcext:value-type="float">
            <text:p>22.8437579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449591281" calcext:value-type="float">
            <text:p>5.449591281</text:p>
          </table:table-cell>
          <table:table-cell office:value-type="float" office:value="0.730451196" calcext:value-type="float">
            <text:p>0.730451196</text:p>
          </table:table-cell>
          <table:table-cell office:value-type="float" office:value="3.678453947" calcext:value-type="float">
            <text:p>3.678453947</text:p>
          </table:table-cell>
          <table:table-cell office:value-type="float" office:value="21.45396413" calcext:value-type="float">
            <text:p>21.4539641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170630817" calcext:value-type="float">
            <text:p>5.170630817</text:p>
          </table:table-cell>
          <table:table-cell office:value-type="float" office:value="0.640768992" calcext:value-type="float">
            <text:p>0.640768992</text:p>
          </table:table-cell>
          <table:table-cell office:value-type="float" office:value="3.746348277" calcext:value-type="float">
            <text:p>3.746348277</text:p>
          </table:table-cell>
          <table:table-cell office:value-type="float" office:value="21.92385193" calcext:value-type="float">
            <text:p>21.9238519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08646999" calcext:value-type="float">
            <text:p>5.08646999</text:p>
          </table:table-cell>
          <table:table-cell office:value-type="float" office:value="0.65184237" calcext:value-type="float">
            <text:p>0.65184237</text:p>
          </table:table-cell>
          <table:table-cell office:value-type="float" office:value="4.566510128" calcext:value-type="float">
            <text:p>4.566510128</text:p>
          </table:table-cell>
          <table:table-cell office:value-type="float" office:value="24.13571547" calcext:value-type="float">
            <text:p>24.1357154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040322581" calcext:value-type="float">
            <text:p>5.040322581</text:p>
          </table:table-cell>
          <table:table-cell office:value-type="float" office:value="0.486535516" calcext:value-type="float">
            <text:p>0.486535516</text:p>
          </table:table-cell>
          <table:table-cell office:value-type="float" office:value="4.269364388" calcext:value-type="float">
            <text:p>4.269364388</text:p>
          </table:table-cell>
          <table:table-cell office:value-type="float" office:value="25.6981484" calcext:value-type="float">
            <text:p>25.698148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131207848" calcext:value-type="float">
            <text:p>6.131207848</text:p>
          </table:table-cell>
          <table:table-cell office:value-type="float" office:value="0.743710737" calcext:value-type="float">
            <text:p>0.743710737</text:p>
          </table:table-cell>
          <table:table-cell office:value-type="float" office:value="4.08997094" calcext:value-type="float">
            <text:p>4.08997094</text:p>
          </table:table-cell>
          <table:table-cell office:value-type="float" office:value="19.62171414" calcext:value-type="float">
            <text:p>19.6217141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357279085" calcext:value-type="float">
            <text:p>6.357279085</text:p>
          </table:table-cell>
          <table:table-cell office:value-type="float" office:value="0.635769367" calcext:value-type="float">
            <text:p>0.635769367</text:p>
          </table:table-cell>
          <table:table-cell office:value-type="float" office:value="3.819040873" calcext:value-type="float">
            <text:p>3.819040873</text:p>
          </table:table-cell>
          <table:table-cell office:value-type="float" office:value="18.26654109" calcext:value-type="float">
            <text:p>18.2665410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357279085" calcext:value-type="float">
            <text:p>6.357279085</text:p>
          </table:table-cell>
          <table:table-cell office:value-type="float" office:value="0.766501779" calcext:value-type="float">
            <text:p>0.766501779</text:p>
          </table:table-cell>
          <table:table-cell office:value-type="float" office:value="3.985903446" calcext:value-type="float">
            <text:p>3.985903446</text:p>
          </table:table-cell>
          <table:table-cell office:value-type="float" office:value="19.23585372" calcext:value-type="float">
            <text:p>19.2358537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301197227" calcext:value-type="float">
            <text:p>6.301197227</text:p>
          </table:table-cell>
          <table:table-cell office:value-type="float" office:value="0.64573347" calcext:value-type="float">
            <text:p>0.64573347</text:p>
          </table:table-cell>
          <table:table-cell office:value-type="float" office:value="3.759440658" calcext:value-type="float">
            <text:p>3.759440658</text:p>
          </table:table-cell>
          <table:table-cell office:value-type="float" office:value="18.64664452" calcext:value-type="float">
            <text:p>18.6466445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357279085" calcext:value-type="float">
            <text:p>6.357279085</text:p>
          </table:table-cell>
          <table:table-cell office:value-type="float" office:value="0.675027402" calcext:value-type="float">
            <text:p>0.675027402</text:p>
          </table:table-cell>
          <table:table-cell office:value-type="float" office:value="4.088861895" calcext:value-type="float">
            <text:p>4.088861895</text:p>
          </table:table-cell>
          <table:table-cell office:value-type="float" office:value="18.63639843" calcext:value-type="float">
            <text:p>18.6363984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555200526" calcext:value-type="float">
            <text:p>0.555200526</text:p>
          </table:table-cell>
          <table:table-cell office:value-type="float" office:value="4.182174551" calcext:value-type="float">
            <text:p>4.182174551</text:p>
          </table:table-cell>
          <table:table-cell office:value-type="float" office:value="17.85599662" calcext:value-type="float">
            <text:p>17.8559966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550934211" calcext:value-type="float">
            <text:p>6.550934211</text:p>
          </table:table-cell>
          <table:table-cell office:value-type="float" office:value="0.430688846" calcext:value-type="float">
            <text:p>0.430688846</text:p>
          </table:table-cell>
          <table:table-cell office:value-type="float" office:value="3.456506417" calcext:value-type="float">
            <text:p>3.456506417</text:p>
          </table:table-cell>
          <table:table-cell office:value-type="float" office:value="16.02107628" calcext:value-type="float">
            <text:p>16.0210762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421037878" calcext:value-type="float">
            <text:p>0.421037878</text:p>
          </table:table-cell>
          <table:table-cell office:value-type="float" office:value="4.053936779" calcext:value-type="float">
            <text:p>4.053936779</text:p>
          </table:table-cell>
          <table:table-cell office:value-type="float" office:value="16.1913756" calcext:value-type="float">
            <text:p>16.1913756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508816707" calcext:value-type="float">
            <text:p>0.508816707</text:p>
          </table:table-cell>
          <table:table-cell office:value-type="float" office:value="3.445600049" calcext:value-type="float">
            <text:p>3.445600049</text:p>
          </table:table-cell>
          <table:table-cell office:value-type="float" office:value="16.16952742" calcext:value-type="float">
            <text:p>16.16952742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727212332" calcext:value-type="float">
            <text:p>6.727212332</text:p>
          </table:table-cell>
          <table:table-cell office:value-type="float" office:value="0.84600657" calcext:value-type="float">
            <text:p>0.84600657</text:p>
          </table:table-cell>
          <table:table-cell office:value-type="float" office:value="3.434540444" calcext:value-type="float">
            <text:p>3.434540444</text:p>
          </table:table-cell>
          <table:table-cell office:value-type="float" office:value="15.89797965" calcext:value-type="float">
            <text:p>15.8979796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6.112469438" calcext:value-type="float">
            <text:p>6.112469438</text:p>
          </table:table-cell>
          <table:table-cell office:value-type="float" office:value="0.992839453" calcext:value-type="float">
            <text:p>0.992839453</text:p>
          </table:table-cell>
          <table:table-cell office:value-type="float" office:value="4.16491227" calcext:value-type="float">
            <text:p>4.16491227</text:p>
          </table:table-cell>
          <table:table-cell office:value-type="float" office:value="19.0010798" calcext:value-type="float">
            <text:p>19.001079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08646999" calcext:value-type="float">
            <text:p>5.08646999</text:p>
          </table:table-cell>
          <table:table-cell office:value-type="float" office:value="0.436892147" calcext:value-type="float">
            <text:p>0.436892147</text:p>
          </table:table-cell>
          <table:table-cell office:value-type="float" office:value="3.807724207" calcext:value-type="float">
            <text:p>3.807724207</text:p>
          </table:table-cell>
          <table:table-cell office:value-type="float" office:value="23.86923184" calcext:value-type="float">
            <text:p>23.8692318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213764338" calcext:value-type="float">
            <text:p>5.213764338</text:p>
          </table:table-cell>
          <table:table-cell office:value-type="float" office:value="0.426376529" calcext:value-type="float">
            <text:p>0.426376529</text:p>
          </table:table-cell>
          <table:table-cell office:value-type="float" office:value="3.921701084" calcext:value-type="float">
            <text:p>3.921701084</text:p>
          </table:table-cell>
          <table:table-cell office:value-type="float" office:value="23.59724837" calcext:value-type="float">
            <text:p>23.5972483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353319058" calcext:value-type="float">
            <text:p>5.353319058</text:p>
          </table:table-cell>
          <table:table-cell office:value-type="float" office:value="0.486827803" calcext:value-type="float">
            <text:p>0.486827803</text:p>
          </table:table-cell>
          <table:table-cell office:value-type="float" office:value="3.773055556" calcext:value-type="float">
            <text:p>3.773055556</text:p>
          </table:table-cell>
          <table:table-cell office:value-type="float" office:value="22.03942407" calcext:value-type="float">
            <text:p>22.03942407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494505495" calcext:value-type="float">
            <text:p>5.494505495</text:p>
          </table:table-cell>
          <table:table-cell office:value-type="float" office:value="0.444156081" calcext:value-type="float">
            <text:p>0.444156081</text:p>
          </table:table-cell>
          <table:table-cell office:value-type="float" office:value="3.614758187" calcext:value-type="float">
            <text:p>3.614758187</text:p>
          </table:table-cell>
          <table:table-cell office:value-type="float" office:value="21.24601535" calcext:value-type="float">
            <text:p>21.24601535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353319058" calcext:value-type="float">
            <text:p>5.353319058</text:p>
          </table:table-cell>
          <table:table-cell office:value-type="float" office:value="0.582925763" calcext:value-type="float">
            <text:p>0.582925763</text:p>
          </table:table-cell>
          <table:table-cell office:value-type="float" office:value="3.832019471" calcext:value-type="float">
            <text:p>3.832019471</text:p>
          </table:table-cell>
          <table:table-cell office:value-type="float" office:value="22.27302808" calcext:value-type="float">
            <text:p>22.2730280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649717514" calcext:value-type="float">
            <text:p>5.649717514</text:p>
          </table:table-cell>
          <table:table-cell office:value-type="float" office:value="0.546856152" calcext:value-type="float">
            <text:p>0.546856152</text:p>
          </table:table-cell>
          <table:table-cell office:value-type="float" office:value="3.641647554" calcext:value-type="float">
            <text:p>3.641647554</text:p>
          </table:table-cell>
          <table:table-cell office:value-type="float" office:value="19.91599129" calcext:value-type="float">
            <text:p>19.9159912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.485463522" calcext:value-type="float">
            <text:p>5.485463522</text:p>
          </table:table-cell>
          <table:table-cell office:value-type="float" office:value="0.509360259" calcext:value-type="float">
            <text:p>0.509360259</text:p>
          </table:table-cell>
          <table:table-cell office:value-type="float" office:value="4.26124994" calcext:value-type="float">
            <text:p>4.26124994</text:p>
          </table:table-cell>
          <table:table-cell office:value-type="float" office:value="19.90958577" calcext:value-type="float">
            <text:p>19.9095857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221932115" calcext:value-type="float">
            <text:p>5.221932115</text:p>
          </table:table-cell>
          <table:table-cell office:value-type="float" office:value="0.536399571" calcext:value-type="float">
            <text:p>0.536399571</text:p>
          </table:table-cell>
          <table:table-cell office:value-type="float" office:value="3.148984826" calcext:value-type="float">
            <text:p>3.148984826</text:p>
          </table:table-cell>
          <table:table-cell office:value-type="float" office:value="21.68396655" calcext:value-type="float">
            <text:p>21.6839665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316321106" calcext:value-type="float">
            <text:p>5.316321106</text:p>
          </table:table-cell>
          <table:table-cell office:value-type="float" office:value="0.567317172" calcext:value-type="float">
            <text:p>0.567317172</text:p>
          </table:table-cell>
          <table:table-cell office:value-type="float" office:value="3.285194163" calcext:value-type="float">
            <text:p>3.285194163</text:p>
          </table:table-cell>
          <table:table-cell office:value-type="float" office:value="21.63218483" calcext:value-type="float">
            <text:p>21.6321848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196155196" calcext:value-type="float">
            <text:p>5.196155196</text:p>
          </table:table-cell>
          <table:table-cell office:value-type="float" office:value="0.645046872" calcext:value-type="float">
            <text:p>0.645046872</text:p>
          </table:table-cell>
          <table:table-cell office:value-type="float" office:value="3.412290051" calcext:value-type="float">
            <text:p>3.412290051</text:p>
          </table:table-cell>
          <table:table-cell office:value-type="float" office:value="21.71522695" calcext:value-type="float">
            <text:p>21.7152269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405405405" calcext:value-type="float">
            <text:p>5.405405405</text:p>
          </table:table-cell>
          <table:table-cell office:value-type="float" office:value="0.56791408" calcext:value-type="float">
            <text:p>0.56791408</text:p>
          </table:table-cell>
          <table:table-cell office:value-type="float" office:value="3.322197773" calcext:value-type="float">
            <text:p>3.322197773</text:p>
          </table:table-cell>
          <table:table-cell office:value-type="float" office:value="20.70300159" calcext:value-type="float">
            <text:p>20.7030015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241090147" calcext:value-type="float">
            <text:p>5.241090147</text:p>
          </table:table-cell>
          <table:table-cell office:value-type="float" office:value="0.642446153" calcext:value-type="float">
            <text:p>0.642446153</text:p>
          </table:table-cell>
          <table:table-cell office:value-type="float" office:value="3.159117312" calcext:value-type="float">
            <text:p>3.159117312</text:p>
          </table:table-cell>
          <table:table-cell office:value-type="float" office:value="21.7689956" calcext:value-type="float">
            <text:p>21.768995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195786865" calcext:value-type="float">
            <text:p>6.195786865</text:p>
          </table:table-cell>
          <table:table-cell office:value-type="float" office:value="0.65490893" calcext:value-type="float">
            <text:p>0.65490893</text:p>
          </table:table-cell>
          <table:table-cell office:value-type="float" office:value="3.324783198" calcext:value-type="float">
            <text:p>3.324783198</text:p>
          </table:table-cell>
          <table:table-cell office:value-type="float" office:value="17.23661" calcext:value-type="float">
            <text:p>17.2366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397952655" calcext:value-type="float">
            <text:p>6.397952655</text:p>
          </table:table-cell>
          <table:table-cell office:value-type="float" office:value="0.659633306" calcext:value-type="float">
            <text:p>0.659633306</text:p>
          </table:table-cell>
          <table:table-cell office:value-type="float" office:value="3.999951308" calcext:value-type="float">
            <text:p>3.999951308</text:p>
          </table:table-cell>
          <table:table-cell office:value-type="float" office:value="16.97870851" calcext:value-type="float">
            <text:p>16.9787085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230529595" calcext:value-type="float">
            <text:p>6.230529595</text:p>
          </table:table-cell>
          <table:table-cell office:value-type="float" office:value="0.580737202" calcext:value-type="float">
            <text:p>0.580737202</text:p>
          </table:table-cell>
          <table:table-cell office:value-type="float" office:value="3.625688117" calcext:value-type="float">
            <text:p>3.625688117</text:p>
          </table:table-cell>
          <table:table-cell office:value-type="float" office:value="17.77988194" calcext:value-type="float">
            <text:p>17.7798819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195786865" calcext:value-type="float">
            <text:p>6.195786865</text:p>
          </table:table-cell>
          <table:table-cell office:value-type="float" office:value="0.524446158" calcext:value-type="float">
            <text:p>0.524446158</text:p>
          </table:table-cell>
          <table:table-cell office:value-type="float" office:value="3.43564711" calcext:value-type="float">
            <text:p>3.43564711</text:p>
          </table:table-cell>
          <table:table-cell office:value-type="float" office:value="17.59383062" calcext:value-type="float">
            <text:p>17.5938306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195786865" calcext:value-type="float">
            <text:p>6.195786865</text:p>
          </table:table-cell>
          <table:table-cell office:value-type="float" office:value="0.645363345" calcext:value-type="float">
            <text:p>0.645363345</text:p>
          </table:table-cell>
          <table:table-cell office:value-type="float" office:value="3.356299996" calcext:value-type="float">
            <text:p>3.356299996</text:p>
          </table:table-cell>
          <table:table-cell office:value-type="float" office:value="18.09209287" calcext:value-type="float">
            <text:p>18.0920928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199628022" calcext:value-type="float">
            <text:p>6.199628022</text:p>
          </table:table-cell>
          <table:table-cell office:value-type="float" office:value="0.467863387" calcext:value-type="float">
            <text:p>0.467863387</text:p>
          </table:table-cell>
          <table:table-cell office:value-type="float" office:value="3.329815812" calcext:value-type="float">
            <text:p>3.329815812</text:p>
          </table:table-cell>
          <table:table-cell office:value-type="float" office:value="17.704753" calcext:value-type="float">
            <text:p>17.70475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397952655" calcext:value-type="float">
            <text:p>6.397952655</text:p>
          </table:table-cell>
          <table:table-cell office:value-type="float" office:value="0.402463779" calcext:value-type="float">
            <text:p>0.402463779</text:p>
          </table:table-cell>
          <table:table-cell office:value-type="float" office:value="3.336099482" calcext:value-type="float">
            <text:p>3.336099482</text:p>
          </table:table-cell>
          <table:table-cell office:value-type="float" office:value="16.77980136" calcext:value-type="float">
            <text:p>16.7798013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199628022" calcext:value-type="float">
            <text:p>6.199628022</text:p>
          </table:table-cell>
          <table:table-cell office:value-type="float" office:value="0.491475624" calcext:value-type="float">
            <text:p>0.491475624</text:p>
          </table:table-cell>
          <table:table-cell office:value-type="float" office:value="4.252939813" calcext:value-type="float">
            <text:p>4.252939813</text:p>
          </table:table-cell>
          <table:table-cell office:value-type="float" office:value="18.20057444" calcext:value-type="float">
            <text:p>18.2005744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397952655" calcext:value-type="float">
            <text:p>6.397952655</text:p>
          </table:table-cell>
          <table:table-cell office:value-type="float" office:value="0.556519573" calcext:value-type="float">
            <text:p>0.556519573</text:p>
          </table:table-cell>
          <table:table-cell office:value-type="float" office:value="4.301467195" calcext:value-type="float">
            <text:p>4.301467195</text:p>
          </table:table-cell>
          <table:table-cell office:value-type="float" office:value="18.21577002" calcext:value-type="float">
            <text:p>18.2157700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195786865" calcext:value-type="float">
            <text:p>6.195786865</text:p>
          </table:table-cell>
          <table:table-cell office:value-type="float" office:value="0.5659531" calcext:value-type="float">
            <text:p>0.5659531</text:p>
          </table:table-cell>
          <table:table-cell office:value-type="float" office:value="3.149309976" calcext:value-type="float">
            <text:p>3.149309976</text:p>
          </table:table-cell>
          <table:table-cell office:value-type="float" office:value="16.82118044" calcext:value-type="float">
            <text:p>16.82118044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573403072" calcext:value-type="float">
            <text:p>0.573403072</text:p>
          </table:table-cell>
          <table:table-cell office:value-type="float" office:value="3.279643241" calcext:value-type="float">
            <text:p>3.279643241</text:p>
          </table:table-cell>
          <table:table-cell office:value-type="float" office:value="17.46994668" calcext:value-type="float">
            <text:p>17.4699466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6.397952655" calcext:value-type="float">
            <text:p>6.397952655</text:p>
          </table:table-cell>
          <table:table-cell office:value-type="float" office:value="0.65735418" calcext:value-type="float">
            <text:p>0.65735418</text:p>
          </table:table-cell>
          <table:table-cell office:value-type="float" office:value="3.057025194" calcext:value-type="float">
            <text:p>3.057025194</text:p>
          </table:table-cell>
          <table:table-cell office:value-type="float" office:value="16.34413215" calcext:value-type="float">
            <text:p>16.34413215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491221833" calcext:value-type="float">
            <text:p>0.491221833</text:p>
          </table:table-cell>
          <table:table-cell office:value-type="float" office:value="3.680506761" calcext:value-type="float">
            <text:p>3.680506761</text:p>
          </table:table-cell>
          <table:table-cell office:value-type="float" office:value="21.09704622" calcext:value-type="float">
            <text:p>21.0970462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834305718" calcext:value-type="float">
            <text:p>5.834305718</text:p>
          </table:table-cell>
          <table:table-cell office:value-type="float" office:value="0.476601095" calcext:value-type="float">
            <text:p>0.476601095</text:p>
          </table:table-cell>
          <table:table-cell office:value-type="float" office:value="3.941940533" calcext:value-type="float">
            <text:p>3.941940533</text:p>
          </table:table-cell>
          <table:table-cell office:value-type="float" office:value="19.6188401" calcext:value-type="float">
            <text:p>19.618840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66893424" calcext:value-type="float">
            <text:p>5.66893424</text:p>
          </table:table-cell>
          <table:table-cell office:value-type="float" office:value="0.521822534" calcext:value-type="float">
            <text:p>0.521822534</text:p>
          </table:table-cell>
          <table:table-cell office:value-type="float" office:value="3.687006454" calcext:value-type="float">
            <text:p>3.687006454</text:p>
          </table:table-cell>
          <table:table-cell office:value-type="float" office:value="19.21998506" calcext:value-type="float">
            <text:p>19.2199850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714285714" calcext:value-type="float">
            <text:p>5.714285714</text:p>
          </table:table-cell>
          <table:table-cell office:value-type="float" office:value="0.477866493" calcext:value-type="float">
            <text:p>0.477866493</text:p>
          </table:table-cell>
          <table:table-cell office:value-type="float" office:value="3.318894373" calcext:value-type="float">
            <text:p>3.318894373</text:p>
          </table:table-cell>
          <table:table-cell office:value-type="float" office:value="19.23711699" calcext:value-type="float">
            <text:p>19.2371169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621135469" calcext:value-type="float">
            <text:p>5.621135469</text:p>
          </table:table-cell>
          <table:table-cell office:value-type="float" office:value="0.424626587" calcext:value-type="float">
            <text:p>0.424626587</text:p>
          </table:table-cell>
          <table:table-cell office:value-type="float" office:value="4.22447915" calcext:value-type="float">
            <text:p>4.22447915</text:p>
          </table:table-cell>
          <table:table-cell office:value-type="float" office:value="20.76469119" calcext:value-type="float">
            <text:p>20.76469119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714285714" calcext:value-type="float">
            <text:p>5.714285714</text:p>
          </table:table-cell>
          <table:table-cell office:value-type="float" office:value="0.454077111" calcext:value-type="float">
            <text:p>0.454077111</text:p>
          </table:table-cell>
          <table:table-cell office:value-type="float" office:value="3.203006753" calcext:value-type="float">
            <text:p>3.203006753</text:p>
          </table:table-cell>
          <table:table-cell office:value-type="float" office:value="18.57748336" calcext:value-type="float">
            <text:p>18.57748336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5.659309564" calcext:value-type="float">
            <text:p>5.659309564</text:p>
          </table:table-cell>
          <table:table-cell office:value-type="float" office:value="0.64164768" calcext:value-type="float">
            <text:p>0.64164768</text:p>
          </table:table-cell>
          <table:table-cell office:value-type="float" office:value="3.294030466" calcext:value-type="float">
            <text:p>3.294030466</text:p>
          </table:table-cell>
          <table:table-cell office:value-type="float" office:value="18.25766589" calcext:value-type="float">
            <text:p>18.2576658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421523846" calcext:value-type="float">
            <text:p>5.421523846</text:p>
          </table:table-cell>
          <table:table-cell office:value-type="float" office:value="0.63027046" calcext:value-type="float">
            <text:p>0.63027046</text:p>
          </table:table-cell>
          <table:table-cell office:value-type="float" office:value="3.428514821" calcext:value-type="float">
            <text:p>3.428514821</text:p>
          </table:table-cell>
          <table:table-cell office:value-type="float" office:value="20.30501958" calcext:value-type="float">
            <text:p>20.3050195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543237251" calcext:value-type="float">
            <text:p>5.543237251</text:p>
          </table:table-cell>
          <table:table-cell office:value-type="float" office:value="0.688329207" calcext:value-type="float">
            <text:p>0.688329207</text:p>
          </table:table-cell>
          <table:table-cell office:value-type="float" office:value="3.292050023" calcext:value-type="float">
            <text:p>3.292050023</text:p>
          </table:table-cell>
          <table:table-cell office:value-type="float" office:value="19.18185156" calcext:value-type="float">
            <text:p>19.1818515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512679162" calcext:value-type="float">
            <text:p>5.512679162</text:p>
          </table:table-cell>
          <table:table-cell office:value-type="float" office:value="0.921377486" calcext:value-type="float">
            <text:p>0.921377486</text:p>
          </table:table-cell>
          <table:table-cell office:value-type="float" office:value="3.16652374" calcext:value-type="float">
            <text:p>3.16652374</text:p>
          </table:table-cell>
          <table:table-cell office:value-type="float" office:value="19.66301277" calcext:value-type="float">
            <text:p>19.6630127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740528129" calcext:value-type="float">
            <text:p>5.740528129</text:p>
          </table:table-cell>
          <table:table-cell office:value-type="float" office:value="0.763585436" calcext:value-type="float">
            <text:p>0.763585436</text:p>
          </table:table-cell>
          <table:table-cell office:value-type="float" office:value="3.607849171" calcext:value-type="float">
            <text:p>3.607849171</text:p>
          </table:table-cell>
          <table:table-cell office:value-type="float" office:value="18.53696908" calcext:value-type="float">
            <text:p>18.5369690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747126437" calcext:value-type="float">
            <text:p>5.747126437</text:p>
          </table:table-cell>
          <table:table-cell office:value-type="float" office:value="0.686636043" calcext:value-type="float">
            <text:p>0.686636043</text:p>
          </table:table-cell>
          <table:table-cell office:value-type="float" office:value="3.160994825" calcext:value-type="float">
            <text:p>3.160994825</text:p>
          </table:table-cell>
          <table:table-cell office:value-type="float" office:value="18.74178513" calcext:value-type="float">
            <text:p>18.7417851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618133686" calcext:value-type="float">
            <text:p>6.618133686</text:p>
          </table:table-cell>
          <table:table-cell office:value-type="float" office:value="0.578007614" calcext:value-type="float">
            <text:p>0.578007614</text:p>
          </table:table-cell>
          <table:table-cell office:value-type="float" office:value="3.36277456" calcext:value-type="float">
            <text:p>3.36277456</text:p>
          </table:table-cell>
          <table:table-cell office:value-type="float" office:value="15.44572909" calcext:value-type="float">
            <text:p>15.4457290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613756614" calcext:value-type="float">
            <text:p>6.613756614</text:p>
          </table:table-cell>
          <table:table-cell office:value-type="float" office:value="0.60954614" calcext:value-type="float">
            <text:p>0.60954614</text:p>
          </table:table-cell>
          <table:table-cell office:value-type="float" office:value="3.367208913" calcext:value-type="float">
            <text:p>3.367208913</text:p>
          </table:table-cell>
          <table:table-cell office:value-type="float" office:value="15.25740775" calcext:value-type="float">
            <text:p>15.25740775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468305304" calcext:value-type="float">
            <text:p>6.468305304</text:p>
          </table:table-cell>
          <table:table-cell office:value-type="float" office:value="0.664804426" calcext:value-type="float">
            <text:p>0.664804426</text:p>
          </table:table-cell>
          <table:table-cell office:value-type="float" office:value="3.422456755" calcext:value-type="float">
            <text:p>3.422456755</text:p>
          </table:table-cell>
          <table:table-cell office:value-type="float" office:value="15.9834748" calcext:value-type="float">
            <text:p>15.9834748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468305304" calcext:value-type="float">
            <text:p>6.468305304</text:p>
          </table:table-cell>
          <table:table-cell office:value-type="float" office:value="0.345440153" calcext:value-type="float">
            <text:p>0.345440153</text:p>
          </table:table-cell>
          <table:table-cell office:value-type="float" office:value="3.33125" calcext:value-type="float">
            <text:p>3.33125</text:p>
          </table:table-cell>
          <table:table-cell office:value-type="float" office:value="15.57352182" calcext:value-type="float">
            <text:p>15.5735218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464124111" calcext:value-type="float">
            <text:p>6.464124111</text:p>
          </table:table-cell>
          <table:table-cell office:value-type="float" office:value="0.880276189" calcext:value-type="float">
            <text:p>0.880276189</text:p>
          </table:table-cell>
          <table:table-cell office:value-type="float" office:value="3.696898078" calcext:value-type="float">
            <text:p>3.696898078</text:p>
          </table:table-cell>
          <table:table-cell office:value-type="float" office:value="16.21255022" calcext:value-type="float">
            <text:p>16.2125502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618133686" calcext:value-type="float">
            <text:p>6.618133686</text:p>
          </table:table-cell>
          <table:table-cell office:value-type="float" office:value="0.502228985" calcext:value-type="float">
            <text:p>0.502228985</text:p>
          </table:table-cell>
          <table:table-cell office:value-type="float" office:value="3.597211875" calcext:value-type="float">
            <text:p>3.597211875</text:p>
          </table:table-cell>
          <table:table-cell office:value-type="float" office:value="15.73038276" calcext:value-type="float">
            <text:p>15.7303827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618133686" calcext:value-type="float">
            <text:p>6.618133686</text:p>
          </table:table-cell>
          <table:table-cell office:value-type="float" office:value="0.410555614" calcext:value-type="float">
            <text:p>0.410555614</text:p>
          </table:table-cell>
          <table:table-cell office:value-type="float" office:value="3.484230324" calcext:value-type="float">
            <text:p>3.484230324</text:p>
          </table:table-cell>
          <table:table-cell office:value-type="float" office:value="15.56230181" calcext:value-type="float">
            <text:p>15.5623018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464124111" calcext:value-type="float">
            <text:p>6.464124111</text:p>
          </table:table-cell>
          <table:table-cell office:value-type="float" office:value="0.465665822" calcext:value-type="float">
            <text:p>0.465665822</text:p>
          </table:table-cell>
          <table:table-cell office:value-type="float" office:value="3.669751154" calcext:value-type="float">
            <text:p>3.669751154</text:p>
          </table:table-cell>
          <table:table-cell office:value-type="float" office:value="15.99446866" calcext:value-type="float">
            <text:p>15.9944686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464124111" calcext:value-type="float">
            <text:p>6.464124111</text:p>
          </table:table-cell>
          <table:table-cell office:value-type="float" office:value="0.518842404" calcext:value-type="float">
            <text:p>0.518842404</text:p>
          </table:table-cell>
          <table:table-cell office:value-type="float" office:value="3.704875807" calcext:value-type="float">
            <text:p>3.704875807</text:p>
          </table:table-cell>
          <table:table-cell office:value-type="float" office:value="15.67282891" calcext:value-type="float">
            <text:p>15.6728289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215040398" calcext:value-type="float">
            <text:p>6.215040398</text:p>
          </table:table-cell>
          <table:table-cell office:value-type="float" office:value="0.613594364" calcext:value-type="float">
            <text:p>0.613594364</text:p>
          </table:table-cell>
          <table:table-cell office:value-type="float" office:value="3.09358976" calcext:value-type="float">
            <text:p>3.09358976</text:p>
          </table:table-cell>
          <table:table-cell office:value-type="float" office:value="15.04370474" calcext:value-type="float">
            <text:p>15.0437047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41025641" calcext:value-type="float">
            <text:p>6.41025641</text:p>
          </table:table-cell>
          <table:table-cell office:value-type="float" office:value="0.634485328" calcext:value-type="float">
            <text:p>0.634485328</text:p>
          </table:table-cell>
          <table:table-cell office:value-type="float" office:value="3.30719172" calcext:value-type="float">
            <text:p>3.30719172</text:p>
          </table:table-cell>
          <table:table-cell office:value-type="float" office:value="15.74894317" calcext:value-type="float">
            <text:p>15.7489431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269592476" calcext:value-type="float">
            <text:p>6.269592476</text:p>
          </table:table-cell>
          <table:table-cell office:value-type="float" office:value="0.58914146" calcext:value-type="float">
            <text:p>0.58914146</text:p>
          </table:table-cell>
          <table:table-cell office:value-type="float" office:value="3.56145323" calcext:value-type="float">
            <text:p>3.56145323</text:p>
          </table:table-cell>
          <table:table-cell office:value-type="float" office:value="15.99793211" calcext:value-type="float">
            <text:p>15.9979321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747126437" calcext:value-type="float">
            <text:p>5.747126437</text:p>
          </table:table-cell>
          <table:table-cell office:value-type="float" office:value="0.593499239" calcext:value-type="float">
            <text:p>0.593499239</text:p>
          </table:table-cell>
          <table:table-cell office:value-type="float" office:value="3.251872974" calcext:value-type="float">
            <text:p>3.251872974</text:p>
          </table:table-cell>
          <table:table-cell office:value-type="float" office:value="17.62172602" calcext:value-type="float">
            <text:p>17.6217260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446623094" calcext:value-type="float">
            <text:p>5.446623094</text:p>
          </table:table-cell>
          <table:table-cell office:value-type="float" office:value="0.61750875" calcext:value-type="float">
            <text:p>0.61750875</text:p>
          </table:table-cell>
          <table:table-cell office:value-type="float" office:value="3.208074757" calcext:value-type="float">
            <text:p>3.208074757</text:p>
          </table:table-cell>
          <table:table-cell office:value-type="float" office:value="19.2645489" calcext:value-type="float">
            <text:p>19.264548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725737658" calcext:value-type="float">
            <text:p>5.725737658</text:p>
          </table:table-cell>
          <table:table-cell office:value-type="float" office:value="0.63005834" calcext:value-type="float">
            <text:p>0.63005834</text:p>
          </table:table-cell>
          <table:table-cell office:value-type="float" office:value="3.160156203" calcext:value-type="float">
            <text:p>3.160156203</text:p>
          </table:table-cell>
          <table:table-cell office:value-type="float" office:value="17.96679221" calcext:value-type="float">
            <text:p>17.9667922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910165485" calcext:value-type="float">
            <text:p>5.910165485</text:p>
          </table:table-cell>
          <table:table-cell office:value-type="float" office:value="0.446660289" calcext:value-type="float">
            <text:p>0.446660289</text:p>
          </table:table-cell>
          <table:table-cell office:value-type="float" office:value="3.186635054" calcext:value-type="float">
            <text:p>3.186635054</text:p>
          </table:table-cell>
          <table:table-cell office:value-type="float" office:value="17.07937456" calcext:value-type="float">
            <text:p>17.0793745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5.910165485" calcext:value-type="float">
            <text:p>5.910165485</text:p>
          </table:table-cell>
          <table:table-cell office:value-type="float" office:value="0.505486272" calcext:value-type="float">
            <text:p>0.505486272</text:p>
          </table:table-cell>
          <table:table-cell office:value-type="float" office:value="3.591555851" calcext:value-type="float">
            <text:p>3.591555851</text:p>
          </table:table-cell>
          <table:table-cell office:value-type="float" office:value="16.57714942" calcext:value-type="float">
            <text:p>16.5771494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6.086427267" calcext:value-type="float">
            <text:p>6.086427267</text:p>
          </table:table-cell>
          <table:table-cell office:value-type="float" office:value="0.484006167" calcext:value-type="float">
            <text:p>0.484006167</text:p>
          </table:table-cell>
          <table:table-cell office:value-type="float" office:value="3.174869871" calcext:value-type="float">
            <text:p>3.174869871</text:p>
          </table:table-cell>
          <table:table-cell office:value-type="float" office:value="15.55377711" calcext:value-type="float">
            <text:p>15.5537771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.840271055" calcext:value-type="float">
            <text:p>4.840271055</text:p>
          </table:table-cell>
          <table:table-cell office:value-type="float" office:value="0.508337566" calcext:value-type="float">
            <text:p>0.508337566</text:p>
          </table:table-cell>
          <table:table-cell office:value-type="float" office:value="3.780580036" calcext:value-type="float">
            <text:p>3.780580036</text:p>
          </table:table-cell>
          <table:table-cell office:value-type="float" office:value="25.04037215" calcext:value-type="float">
            <text:p>25.0403721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68164794" calcext:value-type="float">
            <text:p>4.68164794</text:p>
          </table:table-cell>
          <table:table-cell office:value-type="float" office:value="0.485329226" calcext:value-type="float">
            <text:p>0.485329226</text:p>
          </table:table-cell>
          <table:table-cell office:value-type="float" office:value="3.484229232" calcext:value-type="float">
            <text:p>3.484229232</text:p>
          </table:table-cell>
          <table:table-cell office:value-type="float" office:value="26.45214281" calcext:value-type="float">
            <text:p>26.4521428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800768123" calcext:value-type="float">
            <text:p>4.800768123</text:p>
          </table:table-cell>
          <table:table-cell office:value-type="float" office:value="0.559019399" calcext:value-type="float">
            <text:p>0.559019399</text:p>
          </table:table-cell>
          <table:table-cell office:value-type="float" office:value="3.389902067" calcext:value-type="float">
            <text:p>3.389902067</text:p>
          </table:table-cell>
          <table:table-cell office:value-type="float" office:value="24.89602042" calcext:value-type="float">
            <text:p>24.8960204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719207173" calcext:value-type="float">
            <text:p>4.719207173</text:p>
          </table:table-cell>
          <table:table-cell office:value-type="float" office:value="0.892599683" calcext:value-type="float">
            <text:p>0.892599683</text:p>
          </table:table-cell>
          <table:table-cell office:value-type="float" office:value="3.622688604" calcext:value-type="float">
            <text:p>3.622688604</text:p>
          </table:table-cell>
          <table:table-cell office:value-type="float" office:value="27.30572275" calcext:value-type="float">
            <text:p>27.3057227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935834156" calcext:value-type="float">
            <text:p>4.935834156</text:p>
          </table:table-cell>
          <table:table-cell office:value-type="float" office:value="0.443615915" calcext:value-type="float">
            <text:p>0.443615915</text:p>
          </table:table-cell>
          <table:table-cell office:value-type="float" office:value="3.367092696" calcext:value-type="float">
            <text:p>3.367092696</text:p>
          </table:table-cell>
          <table:table-cell office:value-type="float" office:value="23.8717535" calcext:value-type="float">
            <text:p>23.871753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189413596" calcext:value-type="float">
            <text:p>5.189413596</text:p>
          </table:table-cell>
          <table:table-cell office:value-type="float" office:value="0.653285775" calcext:value-type="float">
            <text:p>0.653285775</text:p>
          </table:table-cell>
          <table:table-cell office:value-type="float" office:value="3.549244037" calcext:value-type="float">
            <text:p>3.549244037</text:p>
          </table:table-cell>
          <table:table-cell office:value-type="float" office:value="22.58064583" calcext:value-type="float">
            <text:p>22.58064583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0240096" calcext:value-type="float">
            <text:p>6.00240096</text:p>
          </table:table-cell>
          <table:table-cell office:value-type="float" office:value="0.665454207" calcext:value-type="float">
            <text:p>0.665454207</text:p>
          </table:table-cell>
          <table:table-cell office:value-type="float" office:value="3.740053299" calcext:value-type="float">
            <text:p>3.740053299</text:p>
          </table:table-cell>
          <table:table-cell office:value-type="float" office:value="18.70649144" calcext:value-type="float">
            <text:p>18.7064914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49606776" calcext:value-type="float">
            <text:p>6.049606776</text:p>
          </table:table-cell>
          <table:table-cell office:value-type="float" office:value="0.633001396" calcext:value-type="float">
            <text:p>0.633001396</text:p>
          </table:table-cell>
          <table:table-cell office:value-type="float" office:value="3.476524342" calcext:value-type="float">
            <text:p>3.476524342</text:p>
          </table:table-cell>
          <table:table-cell office:value-type="float" office:value="17.93681321" calcext:value-type="float">
            <text:p>17.9368132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242197253" calcext:value-type="float">
            <text:p>6.242197253</text:p>
          </table:table-cell>
          <table:table-cell office:value-type="float" office:value="0.669126832" calcext:value-type="float">
            <text:p>0.669126832</text:p>
          </table:table-cell>
          <table:table-cell office:value-type="float" office:value="4.077354952" calcext:value-type="float">
            <text:p>4.077354952</text:p>
          </table:table-cell>
          <table:table-cell office:value-type="float" office:value="18.89532262" calcext:value-type="float">
            <text:p>18.8953226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191950464" calcext:value-type="float">
            <text:p>6.191950464</text:p>
          </table:table-cell>
          <table:table-cell office:value-type="float" office:value="0.478274254" calcext:value-type="float">
            <text:p>0.478274254</text:p>
          </table:table-cell>
          <table:table-cell office:value-type="float" office:value="3.582225506" calcext:value-type="float">
            <text:p>3.582225506</text:p>
          </table:table-cell>
          <table:table-cell office:value-type="float" office:value="17.72878849" calcext:value-type="float">
            <text:p>17.728788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45949214" calcext:value-type="float">
            <text:p>6.045949214</text:p>
          </table:table-cell>
          <table:table-cell office:value-type="float" office:value="0.632052736" calcext:value-type="float">
            <text:p>0.632052736</text:p>
          </table:table-cell>
          <table:table-cell office:value-type="float" office:value="3.621660492" calcext:value-type="float">
            <text:p>3.621660492</text:p>
          </table:table-cell>
          <table:table-cell office:value-type="float" office:value="18.84157404" calcext:value-type="float">
            <text:p>18.8415740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0240096" calcext:value-type="float">
            <text:p>6.00240096</text:p>
          </table:table-cell>
          <table:table-cell office:value-type="float" office:value="0.510837966" calcext:value-type="float">
            <text:p>0.510837966</text:p>
          </table:table-cell>
          <table:table-cell office:value-type="float" office:value="3.780500994" calcext:value-type="float">
            <text:p>3.780500994</text:p>
          </table:table-cell>
          <table:table-cell office:value-type="float" office:value="19.12646577" calcext:value-type="float">
            <text:p>19.1264657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0240096" calcext:value-type="float">
            <text:p>6.00240096</text:p>
          </table:table-cell>
          <table:table-cell office:value-type="float" office:value="0.609036617" calcext:value-type="float">
            <text:p>0.609036617</text:p>
          </table:table-cell>
          <table:table-cell office:value-type="float" office:value="3.646492773" calcext:value-type="float">
            <text:p>3.646492773</text:p>
          </table:table-cell>
          <table:table-cell office:value-type="float" office:value="18.5112707" calcext:value-type="float">
            <text:p>18.5112707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191950464" calcext:value-type="float">
            <text:p>6.191950464</text:p>
          </table:table-cell>
          <table:table-cell office:value-type="float" office:value="0.425352375" calcext:value-type="float">
            <text:p>0.425352375</text:p>
          </table:table-cell>
          <table:table-cell office:value-type="float" office:value="4.600433098" calcext:value-type="float">
            <text:p>4.600433098</text:p>
          </table:table-cell>
          <table:table-cell office:value-type="float" office:value="18.90709252" calcext:value-type="float">
            <text:p>18.9070925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35003018" calcext:value-type="float">
            <text:p>6.035003018</text:p>
          </table:table-cell>
          <table:table-cell office:value-type="float" office:value="0.723905034" calcext:value-type="float">
            <text:p>0.723905034</text:p>
          </table:table-cell>
          <table:table-cell office:value-type="float" office:value="3.692920236" calcext:value-type="float">
            <text:p>3.692920236</text:p>
          </table:table-cell>
          <table:table-cell office:value-type="float" office:value="18.74986012" calcext:value-type="float">
            <text:p>18.7498601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952380952" calcext:value-type="float">
            <text:p>5.952380952</text:p>
          </table:table-cell>
          <table:table-cell office:value-type="float" office:value="0.774893352" calcext:value-type="float">
            <text:p>0.774893352</text:p>
          </table:table-cell>
          <table:table-cell office:value-type="float" office:value="3.338281869" calcext:value-type="float">
            <text:p>3.338281869</text:p>
          </table:table-cell>
          <table:table-cell office:value-type="float" office:value="17.77459691" calcext:value-type="float">
            <text:p>17.7745969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6.049606776" calcext:value-type="float">
            <text:p>6.049606776</text:p>
          </table:table-cell>
          <table:table-cell office:value-type="float" office:value="0.57570256" calcext:value-type="float">
            <text:p>0.57570256</text:p>
          </table:table-cell>
          <table:table-cell office:value-type="float" office:value="3.689014443" calcext:value-type="float">
            <text:p>3.689014443</text:p>
          </table:table-cell>
          <table:table-cell office:value-type="float" office:value="18.59272605" calcext:value-type="float">
            <text:p>18.5927260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865102639" calcext:value-type="float">
            <text:p>5.865102639</text:p>
          </table:table-cell>
          <table:table-cell office:value-type="float" office:value="0.594620318" calcext:value-type="float">
            <text:p>0.594620318</text:p>
          </table:table-cell>
          <table:table-cell office:value-type="float" office:value="3.917288557" calcext:value-type="float">
            <text:p>3.917288557</text:p>
          </table:table-cell>
          <table:table-cell office:value-type="float" office:value="19.56256364" calcext:value-type="float">
            <text:p>19.5625636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87804878" calcext:value-type="float">
            <text:p>4.87804878</text:p>
          </table:table-cell>
          <table:table-cell office:value-type="float" office:value="0.421085545" calcext:value-type="float">
            <text:p>0.421085545</text:p>
          </table:table-cell>
          <table:table-cell office:value-type="float" office:value="3.523725546" calcext:value-type="float">
            <text:p>3.523725546</text:p>
          </table:table-cell>
          <table:table-cell office:value-type="float" office:value="24.62238784" calcext:value-type="float">
            <text:p>24.6223878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837929366" calcext:value-type="float">
            <text:p>4.837929366</text:p>
          </table:table-cell>
          <table:table-cell office:value-type="float" office:value="0.367672754" calcext:value-type="float">
            <text:p>0.367672754</text:p>
          </table:table-cell>
          <table:table-cell office:value-type="float" office:value="3.836866259" calcext:value-type="float">
            <text:p>3.836866259</text:p>
          </table:table-cell>
          <table:table-cell office:value-type="float" office:value="24.96832116" calcext:value-type="float">
            <text:p>24.9683211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.962779156" calcext:value-type="float">
            <text:p>4.962779156</text:p>
          </table:table-cell>
          <table:table-cell office:value-type="float" office:value="0.435001451" calcext:value-type="float">
            <text:p>0.435001451</text:p>
          </table:table-cell>
          <table:table-cell office:value-type="float" office:value="3.736670697" calcext:value-type="float">
            <text:p>3.736670697</text:p>
          </table:table-cell>
          <table:table-cell office:value-type="float" office:value="23.41232034" calcext:value-type="float">
            <text:p>23.4123203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091649695" calcext:value-type="float">
            <text:p>5.091649695</text:p>
          </table:table-cell>
          <table:table-cell office:value-type="float" office:value="0.438915034" calcext:value-type="float">
            <text:p>0.438915034</text:p>
          </table:table-cell>
          <table:table-cell office:value-type="float" office:value="3.610941073" calcext:value-type="float">
            <text:p>3.610941073</text:p>
          </table:table-cell>
          <table:table-cell office:value-type="float" office:value="22.68816549" calcext:value-type="float">
            <text:p>22.68816549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002501251" calcext:value-type="float">
            <text:p>5.002501251</text:p>
          </table:table-cell>
          <table:table-cell office:value-type="float" office:value="0.45860927" calcext:value-type="float">
            <text:p>0.45860927</text:p>
          </table:table-cell>
          <table:table-cell office:value-type="float" office:value="3.594978216" calcext:value-type="float">
            <text:p>3.594978216</text:p>
          </table:table-cell>
          <table:table-cell office:value-type="float" office:value="24.00461031" calcext:value-type="float">
            <text:p>24.0046103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485463522" calcext:value-type="float">
            <text:p>5.485463522</text:p>
          </table:table-cell>
          <table:table-cell office:value-type="float" office:value="0.53812192" calcext:value-type="float">
            <text:p>0.53812192</text:p>
          </table:table-cell>
          <table:table-cell office:value-type="float" office:value="3.579929108" calcext:value-type="float">
            <text:p>3.579929108</text:p>
          </table:table-cell>
          <table:table-cell office:value-type="float" office:value="20.70724522" calcext:value-type="float">
            <text:p>20.7072452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5.420054201" calcext:value-type="float">
            <text:p>5.420054201</text:p>
          </table:table-cell>
          <table:table-cell office:value-type="float" office:value="0.427359497" calcext:value-type="float">
            <text:p>0.427359497</text:p>
          </table:table-cell>
          <table:table-cell office:value-type="float" office:value="3.277400388" calcext:value-type="float">
            <text:p>3.277400388</text:p>
          </table:table-cell>
          <table:table-cell office:value-type="float" office:value="20.02116945" calcext:value-type="float">
            <text:p>20.021169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865102639" calcext:value-type="float">
            <text:p>5.865102639</text:p>
          </table:table-cell>
          <table:table-cell office:value-type="float" office:value="0.461089498" calcext:value-type="float">
            <text:p>0.461089498</text:p>
          </table:table-cell>
          <table:table-cell office:value-type="float" office:value="3.676645994" calcext:value-type="float">
            <text:p>3.676645994</text:p>
          </table:table-cell>
          <table:table-cell office:value-type="float" office:value="17.4839126" calcext:value-type="float">
            <text:p>17.483912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691519636" calcext:value-type="float">
            <text:p>5.691519636</text:p>
          </table:table-cell>
          <table:table-cell office:value-type="float" office:value="0.49647811" calcext:value-type="float">
            <text:p>0.49647811</text:p>
          </table:table-cell>
          <table:table-cell office:value-type="float" office:value="4.10719833" calcext:value-type="float">
            <text:p>4.10719833</text:p>
          </table:table-cell>
          <table:table-cell office:value-type="float" office:value="19.69136473" calcext:value-type="float">
            <text:p>19.6913647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725760184" calcext:value-type="float">
            <text:p>5.725760184</text:p>
          </table:table-cell>
          <table:table-cell office:value-type="float" office:value="0.638828401" calcext:value-type="float">
            <text:p>0.638828401</text:p>
          </table:table-cell>
          <table:table-cell office:value-type="float" office:value="3.216466724" calcext:value-type="float">
            <text:p>3.216466724</text:p>
          </table:table-cell>
          <table:table-cell office:value-type="float" office:value="18.91011632" calcext:value-type="float">
            <text:p>18.9101163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646527386" calcext:value-type="float">
            <text:p>5.646527386</text:p>
          </table:table-cell>
          <table:table-cell office:value-type="float" office:value="0.64450669" calcext:value-type="float">
            <text:p>0.64450669</text:p>
          </table:table-cell>
          <table:table-cell office:value-type="float" office:value="3.515568996" calcext:value-type="float">
            <text:p>3.515568996</text:p>
          </table:table-cell>
          <table:table-cell office:value-type="float" office:value="19.40528545" calcext:value-type="float">
            <text:p>19.405285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230125523" calcext:value-type="float">
            <text:p>5.230125523</text:p>
          </table:table-cell>
          <table:table-cell office:value-type="float" office:value="0.611651239" calcext:value-type="float">
            <text:p>0.611651239</text:p>
          </table:table-cell>
          <table:table-cell office:value-type="float" office:value="3.970922682" calcext:value-type="float">
            <text:p>3.970922682</text:p>
          </table:table-cell>
          <table:table-cell office:value-type="float" office:value="22.35312104" calcext:value-type="float">
            <text:p>22.3531210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24609619" calcext:value-type="float">
            <text:p>6.24609619</text:p>
          </table:table-cell>
          <table:table-cell office:value-type="float" office:value="0.640816311" calcext:value-type="float">
            <text:p>0.640816311</text:p>
          </table:table-cell>
          <table:table-cell office:value-type="float" office:value="3.7299627" calcext:value-type="float">
            <text:p>3.7299627</text:p>
          </table:table-cell>
          <table:table-cell office:value-type="float" office:value="17.54314261" calcext:value-type="float">
            <text:p>17.5431426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049606776" calcext:value-type="float">
            <text:p>6.049606776</text:p>
          </table:table-cell>
          <table:table-cell office:value-type="float" office:value="0.664743567" calcext:value-type="float">
            <text:p>0.664743567</text:p>
          </table:table-cell>
          <table:table-cell office:value-type="float" office:value="3.376937529" calcext:value-type="float">
            <text:p>3.376937529</text:p>
          </table:table-cell>
          <table:table-cell office:value-type="float" office:value="18.06757631" calcext:value-type="float">
            <text:p>18.0675763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138735421" calcext:value-type="float">
            <text:p>6.138735421</text:p>
          </table:table-cell>
          <table:table-cell office:value-type="float" office:value="0.797846414" calcext:value-type="float">
            <text:p>0.797846414</text:p>
          </table:table-cell>
          <table:table-cell office:value-type="float" office:value="3.75229442" calcext:value-type="float">
            <text:p>3.75229442</text:p>
          </table:table-cell>
          <table:table-cell office:value-type="float" office:value="18.26005842" calcext:value-type="float">
            <text:p>18.2600584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242197253" calcext:value-type="float">
            <text:p>6.242197253</text:p>
          </table:table-cell>
          <table:table-cell office:value-type="float" office:value="0.539304074" calcext:value-type="float">
            <text:p>0.539304074</text:p>
          </table:table-cell>
          <table:table-cell office:value-type="float" office:value="3.396946168" calcext:value-type="float">
            <text:p>3.396946168</text:p>
          </table:table-cell>
          <table:table-cell office:value-type="float" office:value="17.38101957" calcext:value-type="float">
            <text:p>17.3810195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487188487" calcext:value-type="float">
            <text:p>6.487188487</text:p>
          </table:table-cell>
          <table:table-cell office:value-type="float" office:value="0.697174117" calcext:value-type="float">
            <text:p>0.697174117</text:p>
          </table:table-cell>
          <table:table-cell office:value-type="float" office:value="3.465444558" calcext:value-type="float">
            <text:p>3.465444558</text:p>
          </table:table-cell>
          <table:table-cell office:value-type="float" office:value="16.74988984" calcext:value-type="float">
            <text:p>16.74988984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514451091" calcext:value-type="float">
            <text:p>0.514451091</text:p>
          </table:table-cell>
          <table:table-cell office:value-type="float" office:value="3.507694129" calcext:value-type="float">
            <text:p>3.507694129</text:p>
          </table:table-cell>
          <table:table-cell office:value-type="float" office:value="16.52941481" calcext:value-type="float">
            <text:p>16.5294148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910850035" calcext:value-type="float">
            <text:p>6.910850035</text:p>
          </table:table-cell>
          <table:table-cell office:value-type="float" office:value="0.388176071" calcext:value-type="float">
            <text:p>0.388176071</text:p>
          </table:table-cell>
          <table:table-cell office:value-type="float" office:value="3.640283934" calcext:value-type="float">
            <text:p>3.640283934</text:p>
          </table:table-cell>
          <table:table-cell office:value-type="float" office:value="15.98557099" calcext:value-type="float">
            <text:p>15.9855709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414819819" calcext:value-type="float">
            <text:p>0.414819819</text:p>
          </table:table-cell>
          <table:table-cell office:value-type="float" office:value="3.980617629" calcext:value-type="float">
            <text:p>3.980617629</text:p>
          </table:table-cell>
          <table:table-cell office:value-type="float" office:value="16.67934209" calcext:value-type="float">
            <text:p>16.6793420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968641115" calcext:value-type="float">
            <text:p>6.968641115</text:p>
          </table:table-cell>
          <table:table-cell office:value-type="float" office:value="0.513776836" calcext:value-type="float">
            <text:p>0.513776836</text:p>
          </table:table-cell>
          <table:table-cell office:value-type="float" office:value="3.626324912" calcext:value-type="float">
            <text:p>3.626324912</text:p>
          </table:table-cell>
          <table:table-cell office:value-type="float" office:value="15.62376089" calcext:value-type="float">
            <text:p>15.6237608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397952655" calcext:value-type="float">
            <text:p>6.397952655</text:p>
          </table:table-cell>
          <table:table-cell office:value-type="float" office:value="0.620949712" calcext:value-type="float">
            <text:p>0.620949712</text:p>
          </table:table-cell>
          <table:table-cell office:value-type="float" office:value="3.180932386" calcext:value-type="float">
            <text:p>3.180932386</text:p>
          </table:table-cell>
          <table:table-cell office:value-type="float" office:value="16.29493438" calcext:value-type="float">
            <text:p>16.2949343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671114076" calcext:value-type="float">
            <text:p>6.671114076</text:p>
          </table:table-cell>
          <table:table-cell office:value-type="float" office:value="0.559390827" calcext:value-type="float">
            <text:p>0.559390827</text:p>
          </table:table-cell>
          <table:table-cell office:value-type="float" office:value="3.239222135" calcext:value-type="float">
            <text:p>3.239222135</text:p>
          </table:table-cell>
          <table:table-cell office:value-type="float" office:value="15.92666983" calcext:value-type="float">
            <text:p>15.9266698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458107485" calcext:value-type="float">
            <text:p>0.458107485</text:p>
          </table:table-cell>
          <table:table-cell office:value-type="float" office:value="3.559786061" calcext:value-type="float">
            <text:p>3.559786061</text:p>
          </table:table-cell>
          <table:table-cell office:value-type="float" office:value="17.37438636" calcext:value-type="float">
            <text:p>17.3743863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136106831" calcext:value-type="float">
            <text:p>5.136106831</text:p>
          </table:table-cell>
          <table:table-cell office:value-type="float" office:value="0.413138987" calcext:value-type="float">
            <text:p>0.413138987</text:p>
          </table:table-cell>
          <table:table-cell office:value-type="float" office:value="3.828830003" calcext:value-type="float">
            <text:p>3.828830003</text:p>
          </table:table-cell>
          <table:table-cell office:value-type="float" office:value="22.25918366" calcext:value-type="float">
            <text:p>22.2591836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230125523" calcext:value-type="float">
            <text:p>5.230125523</text:p>
          </table:table-cell>
          <table:table-cell office:value-type="float" office:value="0.381415036" calcext:value-type="float">
            <text:p>0.381415036</text:p>
          </table:table-cell>
          <table:table-cell office:value-type="float" office:value="3.682359359" calcext:value-type="float">
            <text:p>3.682359359</text:p>
          </table:table-cell>
          <table:table-cell office:value-type="float" office:value="21.94577878" calcext:value-type="float">
            <text:p>21.9457787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257623554" calcext:value-type="float">
            <text:p>5.257623554</text:p>
          </table:table-cell>
          <table:table-cell office:value-type="float" office:value="0.597136562" calcext:value-type="float">
            <text:p>0.597136562</text:p>
          </table:table-cell>
          <table:table-cell office:value-type="float" office:value="3.785244775" calcext:value-type="float">
            <text:p>3.785244775</text:p>
          </table:table-cell>
          <table:table-cell office:value-type="float" office:value="22.24727145" calcext:value-type="float">
            <text:p>22.2472714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271481286" calcext:value-type="float">
            <text:p>5.271481286</text:p>
          </table:table-cell>
          <table:table-cell office:value-type="float" office:value="0.349594514" calcext:value-type="float">
            <text:p>0.349594514</text:p>
          </table:table-cell>
          <table:table-cell office:value-type="float" office:value="4.145753303" calcext:value-type="float">
            <text:p>4.145753303</text:p>
          </table:table-cell>
          <table:table-cell office:value-type="float" office:value="22.19287981" calcext:value-type="float">
            <text:p>22.1928798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530973451" calcext:value-type="float">
            <text:p>5.530973451</text:p>
          </table:table-cell>
          <table:table-cell office:value-type="float" office:value="0.474360056" calcext:value-type="float">
            <text:p>0.474360056</text:p>
          </table:table-cell>
          <table:table-cell office:value-type="float" office:value="3.855880912" calcext:value-type="float">
            <text:p>3.855880912</text:p>
          </table:table-cell>
          <table:table-cell office:value-type="float" office:value="20.45599186" calcext:value-type="float">
            <text:p>20.4559918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.420054201" calcext:value-type="float">
            <text:p>5.420054201</text:p>
          </table:table-cell>
          <table:table-cell office:value-type="float" office:value="0.409041653" calcext:value-type="float">
            <text:p>0.409041653</text:p>
          </table:table-cell>
          <table:table-cell office:value-type="float" office:value="3.511025552" calcext:value-type="float">
            <text:p>3.511025552</text:p>
          </table:table-cell>
          <table:table-cell office:value-type="float" office:value="20.27745866" calcext:value-type="float">
            <text:p>20.2774586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6.031363088" calcext:value-type="float">
            <text:p>6.031363088</text:p>
          </table:table-cell>
          <table:table-cell office:value-type="float" office:value="0.528435803" calcext:value-type="float">
            <text:p>0.528435803</text:p>
          </table:table-cell>
          <table:table-cell office:value-type="float" office:value="3.783385093" calcext:value-type="float">
            <text:p>3.783385093</text:p>
          </table:table-cell>
          <table:table-cell office:value-type="float" office:value="17.43713257" calcext:value-type="float">
            <text:p>17.4371325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698005698" calcext:value-type="float">
            <text:p>5.698005698</text:p>
          </table:table-cell>
          <table:table-cell office:value-type="float" office:value="0.462495097" calcext:value-type="float">
            <text:p>0.462495097</text:p>
          </table:table-cell>
          <table:table-cell office:value-type="float" office:value="3.682590505" calcext:value-type="float">
            <text:p>3.682590505</text:p>
          </table:table-cell>
          <table:table-cell office:value-type="float" office:value="19.5255763" calcext:value-type="float">
            <text:p>19.525576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031363088" calcext:value-type="float">
            <text:p>6.031363088</text:p>
          </table:table-cell>
          <table:table-cell office:value-type="float" office:value="0.590256283" calcext:value-type="float">
            <text:p>0.590256283</text:p>
          </table:table-cell>
          <table:table-cell office:value-type="float" office:value="3.542027747" calcext:value-type="float">
            <text:p>3.542027747</text:p>
          </table:table-cell>
          <table:table-cell office:value-type="float" office:value="18.31207651" calcext:value-type="float">
            <text:p>18.3120765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861664713" calcext:value-type="float">
            <text:p>5.861664713</text:p>
          </table:table-cell>
          <table:table-cell office:value-type="float" office:value="0.543906937" calcext:value-type="float">
            <text:p>0.543906937</text:p>
          </table:table-cell>
          <table:table-cell office:value-type="float" office:value="3.697401735" calcext:value-type="float">
            <text:p>3.697401735</text:p>
          </table:table-cell>
          <table:table-cell office:value-type="float" office:value="18.29558827" calcext:value-type="float">
            <text:p>18.2955882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443658138" calcext:value-type="float">
            <text:p>5.443658138</text:p>
          </table:table-cell>
          <table:table-cell office:value-type="float" office:value="0.578732397" calcext:value-type="float">
            <text:p>0.578732397</text:p>
          </table:table-cell>
          <table:table-cell office:value-type="float" office:value="3.619093379" calcext:value-type="float">
            <text:p>3.619093379</text:p>
          </table:table-cell>
          <table:table-cell office:value-type="float" office:value="20.69851071" calcext:value-type="float">
            <text:p>20.6985107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543237251" calcext:value-type="float">
            <text:p>5.543237251</text:p>
          </table:table-cell>
          <table:table-cell office:value-type="float" office:value="0.551046479" calcext:value-type="float">
            <text:p>0.551046479</text:p>
          </table:table-cell>
          <table:table-cell office:value-type="float" office:value="3.819462942" calcext:value-type="float">
            <text:p>3.819462942</text:p>
          </table:table-cell>
          <table:table-cell office:value-type="float" office:value="20.58777225" calcext:value-type="float">
            <text:p>20.5877722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13756614" calcext:value-type="float">
            <text:p>6.613756614</text:p>
          </table:table-cell>
          <table:table-cell office:value-type="float" office:value="0.664900371" calcext:value-type="float">
            <text:p>0.664900371</text:p>
          </table:table-cell>
          <table:table-cell office:value-type="float" office:value="3.656055176" calcext:value-type="float">
            <text:p>3.656055176</text:p>
          </table:table-cell>
          <table:table-cell office:value-type="float" office:value="16.28083958" calcext:value-type="float">
            <text:p>16.2808395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71110063" calcext:value-type="float">
            <text:p>0.71110063</text:p>
          </table:table-cell>
          <table:table-cell office:value-type="float" office:value="3.552547926" calcext:value-type="float">
            <text:p>3.552547926</text:p>
          </table:table-cell>
          <table:table-cell office:value-type="float" office:value="15.8236383" calcext:value-type="float">
            <text:p>15.823638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686328573" calcext:value-type="float">
            <text:p>0.686328573</text:p>
          </table:table-cell>
          <table:table-cell office:value-type="float" office:value="3.811862114" calcext:value-type="float">
            <text:p>3.811862114</text:p>
          </table:table-cell>
          <table:table-cell office:value-type="float" office:value="16.79718173" calcext:value-type="float">
            <text:p>16.7971817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438663318" calcext:value-type="float">
            <text:p>0.438663318</text:p>
          </table:table-cell>
          <table:table-cell office:value-type="float" office:value="3.554212237" calcext:value-type="float">
            <text:p>3.554212237</text:p>
          </table:table-cell>
          <table:table-cell office:value-type="float" office:value="15.51988381" calcext:value-type="float">
            <text:p>15.5198838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675890259" calcext:value-type="float">
            <text:p>0.675890259</text:p>
          </table:table-cell>
          <table:table-cell office:value-type="float" office:value="3.569290304" calcext:value-type="float">
            <text:p>3.569290304</text:p>
          </table:table-cell>
          <table:table-cell office:value-type="float" office:value="15.86091185" calcext:value-type="float">
            <text:p>15.8609118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26905235" calcext:value-type="float">
            <text:p>6.626905235</text:p>
          </table:table-cell>
          <table:table-cell office:value-type="float" office:value="0.449430021" calcext:value-type="float">
            <text:p>0.449430021</text:p>
          </table:table-cell>
          <table:table-cell office:value-type="float" office:value="3.694942552" calcext:value-type="float">
            <text:p>3.694942552</text:p>
          </table:table-cell>
          <table:table-cell office:value-type="float" office:value="16.61869536" calcext:value-type="float">
            <text:p>16.6186953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71114076" calcext:value-type="float">
            <text:p>6.671114076</text:p>
          </table:table-cell>
          <table:table-cell office:value-type="float" office:value="0.393667116" calcext:value-type="float">
            <text:p>0.393667116</text:p>
          </table:table-cell>
          <table:table-cell office:value-type="float" office:value="3.648764909" calcext:value-type="float">
            <text:p>3.648764909</text:p>
          </table:table-cell>
          <table:table-cell office:value-type="float" office:value="16.04443613" calcext:value-type="float">
            <text:p>16.0444361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378575124" calcext:value-type="float">
            <text:p>0.378575124</text:p>
          </table:table-cell>
          <table:table-cell office:value-type="float" office:value="3.653869503" calcext:value-type="float">
            <text:p>3.653869503</text:p>
          </table:table-cell>
          <table:table-cell office:value-type="float" office:value="15.87580674" calcext:value-type="float">
            <text:p>15.8758067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896551724" calcext:value-type="float">
            <text:p>6.896551724</text:p>
          </table:table-cell>
          <table:table-cell office:value-type="float" office:value="0.361026668" calcext:value-type="float">
            <text:p>0.361026668</text:p>
          </table:table-cell>
          <table:table-cell office:value-type="float" office:value="3.706855792" calcext:value-type="float">
            <text:p>3.706855792</text:p>
          </table:table-cell>
          <table:table-cell office:value-type="float" office:value="15.44950555" calcext:value-type="float">
            <text:p>15.4495055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464124111" calcext:value-type="float">
            <text:p>6.464124111</text:p>
          </table:table-cell>
          <table:table-cell office:value-type="float" office:value="0.716681709" calcext:value-type="float">
            <text:p>0.716681709</text:p>
          </table:table-cell>
          <table:table-cell office:value-type="float" office:value="3.540198391" calcext:value-type="float">
            <text:p>3.540198391</text:p>
          </table:table-cell>
          <table:table-cell office:value-type="float" office:value="16.25477809" calcext:value-type="float">
            <text:p>16.2547780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41025641" calcext:value-type="float">
            <text:p>6.41025641</text:p>
          </table:table-cell>
          <table:table-cell office:value-type="float" office:value="0.633531784" calcext:value-type="float">
            <text:p>0.633531784</text:p>
          </table:table-cell>
          <table:table-cell office:value-type="float" office:value="3.158843359" calcext:value-type="float">
            <text:p>3.158843359</text:p>
          </table:table-cell>
          <table:table-cell office:value-type="float" office:value="15.53638889" calcext:value-type="float">
            <text:p>15.5363888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618133686" calcext:value-type="float">
            <text:p>6.618133686</text:p>
          </table:table-cell>
          <table:table-cell office:value-type="float" office:value="0.553589768" calcext:value-type="float">
            <text:p>0.553589768</text:p>
          </table:table-cell>
          <table:table-cell office:value-type="float" office:value="3.341809928" calcext:value-type="float">
            <text:p>3.341809928</text:p>
          </table:table-cell>
          <table:table-cell office:value-type="float" office:value="15.62428893" calcext:value-type="float">
            <text:p>15.6242889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747126437" calcext:value-type="float">
            <text:p>5.747126437</text:p>
          </table:table-cell>
          <table:table-cell office:value-type="float" office:value="0.474437956" calcext:value-type="float">
            <text:p>0.474437956</text:p>
          </table:table-cell>
          <table:table-cell office:value-type="float" office:value="3.569924242" calcext:value-type="float">
            <text:p>3.569924242</text:p>
          </table:table-cell>
          <table:table-cell office:value-type="float" office:value="18.45669842" calcext:value-type="float">
            <text:p>18.4566984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592841163" calcext:value-type="float">
            <text:p>5.592841163</text:p>
          </table:table-cell>
          <table:table-cell office:value-type="float" office:value="0.663494534" calcext:value-type="float">
            <text:p>0.663494534</text:p>
          </table:table-cell>
          <table:table-cell office:value-type="float" office:value="4.116757189" calcext:value-type="float">
            <text:p>4.116757189</text:p>
          </table:table-cell>
          <table:table-cell office:value-type="float" office:value="19.55809789" calcext:value-type="float">
            <text:p>19.55809789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747126437" calcext:value-type="float">
            <text:p>5.747126437</text:p>
          </table:table-cell>
          <table:table-cell office:value-type="float" office:value="0.579621305" calcext:value-type="float">
            <text:p>0.579621305</text:p>
          </table:table-cell>
          <table:table-cell office:value-type="float" office:value="3.802950709" calcext:value-type="float">
            <text:p>3.802950709</text:p>
          </table:table-cell>
          <table:table-cell office:value-type="float" office:value="18.20540154" calcext:value-type="float">
            <text:p>18.2054015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910165485" calcext:value-type="float">
            <text:p>5.910165485</text:p>
          </table:table-cell>
          <table:table-cell office:value-type="float" office:value="0.524625323" calcext:value-type="float">
            <text:p>0.524625323</text:p>
          </table:table-cell>
          <table:table-cell office:value-type="float" office:value="4.321477753" calcext:value-type="float">
            <text:p>4.321477753</text:p>
          </table:table-cell>
          <table:table-cell office:value-type="float" office:value="19.12387324" calcext:value-type="float">
            <text:p>19.1238732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747126437" calcext:value-type="float">
            <text:p>5.747126437</text:p>
          </table:table-cell>
          <table:table-cell office:value-type="float" office:value="0.581768951" calcext:value-type="float">
            <text:p>0.581768951</text:p>
          </table:table-cell>
          <table:table-cell office:value-type="float" office:value="3.827783393" calcext:value-type="float">
            <text:p>3.827783393</text:p>
          </table:table-cell>
          <table:table-cell office:value-type="float" office:value="18.83233516" calcext:value-type="float">
            <text:p>18.8323351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6.086427267" calcext:value-type="float">
            <text:p>6.086427267</text:p>
          </table:table-cell>
          <table:table-cell office:value-type="float" office:value="0.562483483" calcext:value-type="float">
            <text:p>0.562483483</text:p>
          </table:table-cell>
          <table:table-cell office:value-type="float" office:value="3.775455547" calcext:value-type="float">
            <text:p>3.775455547</text:p>
          </table:table-cell>
          <table:table-cell office:value-type="float" office:value="17.1178083" calcext:value-type="float">
            <text:p>17.117808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5.136106831" calcext:value-type="float">
            <text:p>5.136106831</text:p>
          </table:table-cell>
          <table:table-cell office:value-type="float" office:value="0.714644185" calcext:value-type="float">
            <text:p>0.714644185</text:p>
          </table:table-cell>
          <table:table-cell office:value-type="float" office:value="3.655292114" calcext:value-type="float">
            <text:p>3.655292114</text:p>
          </table:table-cell>
          <table:table-cell office:value-type="float" office:value="22.38983061" calcext:value-type="float">
            <text:p>22.3898306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232862376" calcext:value-type="float">
            <text:p>5.232862376</text:p>
          </table:table-cell>
          <table:table-cell office:value-type="float" office:value="0.768912235" calcext:value-type="float">
            <text:p>0.768912235</text:p>
          </table:table-cell>
          <table:table-cell office:value-type="float" office:value="3.912136884" calcext:value-type="float">
            <text:p>3.912136884</text:p>
          </table:table-cell>
          <table:table-cell office:value-type="float" office:value="22.32022569" calcext:value-type="float">
            <text:p>22.3202256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002501251" calcext:value-type="float">
            <text:p>5.002501251</text:p>
          </table:table-cell>
          <table:table-cell office:value-type="float" office:value="0.657647993" calcext:value-type="float">
            <text:p>0.657647993</text:p>
          </table:table-cell>
          <table:table-cell office:value-type="float" office:value="3.700126259" calcext:value-type="float">
            <text:p>3.700126259</text:p>
          </table:table-cell>
          <table:table-cell office:value-type="float" office:value="24.01278617" calcext:value-type="float">
            <text:p>24.0127861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393743258" calcext:value-type="float">
            <text:p>5.393743258</text:p>
          </table:table-cell>
          <table:table-cell office:value-type="float" office:value="0.825704641" calcext:value-type="float">
            <text:p>0.825704641</text:p>
          </table:table-cell>
          <table:table-cell office:value-type="float" office:value="4.109982519" calcext:value-type="float">
            <text:p>4.109982519</text:p>
          </table:table-cell>
          <table:table-cell office:value-type="float" office:value="21.53229993" calcext:value-type="float">
            <text:p>21.5322999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230125523" calcext:value-type="float">
            <text:p>5.230125523</text:p>
          </table:table-cell>
          <table:table-cell office:value-type="float" office:value="0.746620699" calcext:value-type="float">
            <text:p>0.746620699</text:p>
          </table:table-cell>
          <table:table-cell office:value-type="float" office:value="3.660601443" calcext:value-type="float">
            <text:p>3.660601443</text:p>
          </table:table-cell>
          <table:table-cell office:value-type="float" office:value="22.65057449" calcext:value-type="float">
            <text:p>22.6505744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002501251" calcext:value-type="float">
            <text:p>5.002501251</text:p>
          </table:table-cell>
          <table:table-cell office:value-type="float" office:value="0.736839147" calcext:value-type="float">
            <text:p>0.736839147</text:p>
          </table:table-cell>
          <table:table-cell office:value-type="float" office:value="3.948265319" calcext:value-type="float">
            <text:p>3.948265319</text:p>
          </table:table-cell>
          <table:table-cell office:value-type="float" office:value="23.92262551" calcext:value-type="float">
            <text:p>23.9226255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24609619" calcext:value-type="float">
            <text:p>6.24609619</text:p>
          </table:table-cell>
          <table:table-cell office:value-type="float" office:value="0.602536667" calcext:value-type="float">
            <text:p>0.602536667</text:p>
          </table:table-cell>
          <table:table-cell office:value-type="float" office:value="3.69067181" calcext:value-type="float">
            <text:p>3.69067181</text:p>
          </table:table-cell>
          <table:table-cell office:value-type="float" office:value="17.23775256" calcext:value-type="float">
            <text:p>17.2377525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787037037" calcext:value-type="float">
            <text:p>5.787037037</text:p>
          </table:table-cell>
          <table:table-cell office:value-type="float" office:value="0.615836623" calcext:value-type="float">
            <text:p>0.615836623</text:p>
          </table:table-cell>
          <table:table-cell office:value-type="float" office:value="3.359395336" calcext:value-type="float">
            <text:p>3.359395336</text:p>
          </table:table-cell>
          <table:table-cell office:value-type="float" office:value="18.63815705" calcext:value-type="float">
            <text:p>18.6381570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097560976" calcext:value-type="float">
            <text:p>6.097560976</text:p>
          </table:table-cell>
          <table:table-cell office:value-type="float" office:value="0.470565537" calcext:value-type="float">
            <text:p>0.470565537</text:p>
          </table:table-cell>
          <table:table-cell office:value-type="float" office:value="4.110591896" calcext:value-type="float">
            <text:p>4.110591896</text:p>
          </table:table-cell>
          <table:table-cell office:value-type="float" office:value="17.85441041" calcext:value-type="float">
            <text:p>17.8544104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097560976" calcext:value-type="float">
            <text:p>6.097560976</text:p>
          </table:table-cell>
          <table:table-cell office:value-type="float" office:value="0.581650837" calcext:value-type="float">
            <text:p>0.581650837</text:p>
          </table:table-cell>
          <table:table-cell office:value-type="float" office:value="4.786655943" calcext:value-type="float">
            <text:p>4.786655943</text:p>
          </table:table-cell>
          <table:table-cell office:value-type="float" office:value="18.98585094" calcext:value-type="float">
            <text:p>18.985850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283381079" calcext:value-type="float">
            <text:p>6.283381079</text:p>
          </table:table-cell>
          <table:table-cell office:value-type="float" office:value="0.422802499" calcext:value-type="float">
            <text:p>0.422802499</text:p>
          </table:table-cell>
          <table:table-cell office:value-type="float" office:value="3.836928187" calcext:value-type="float">
            <text:p>3.836928187</text:p>
          </table:table-cell>
          <table:table-cell office:value-type="float" office:value="17.60246632" calcext:value-type="float">
            <text:p>17.6024663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101281269" calcext:value-type="float">
            <text:p>6.101281269</text:p>
          </table:table-cell>
          <table:table-cell office:value-type="float" office:value="0.638772723" calcext:value-type="float">
            <text:p>0.638772723</text:p>
          </table:table-cell>
          <table:table-cell office:value-type="float" office:value="4.204560171" calcext:value-type="float">
            <text:p>4.204560171</text:p>
          </table:table-cell>
          <table:table-cell office:value-type="float" office:value="17.69099446" calcext:value-type="float">
            <text:p>17.6909944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501950585" calcext:value-type="float">
            <text:p>6.501950585</text:p>
          </table:table-cell>
          <table:table-cell office:value-type="float" office:value="0.493769929" calcext:value-type="float">
            <text:p>0.493769929</text:p>
          </table:table-cell>
          <table:table-cell office:value-type="float" office:value="4.580304638" calcext:value-type="float">
            <text:p>4.580304638</text:p>
          </table:table-cell>
          <table:table-cell office:value-type="float" office:value="16.95042844" calcext:value-type="float">
            <text:p>16.9504284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470669328" calcext:value-type="float">
            <text:p>0.470669328</text:p>
          </table:table-cell>
          <table:table-cell office:value-type="float" office:value="4.762335847" calcext:value-type="float">
            <text:p>4.762335847</text:p>
          </table:table-cell>
          <table:table-cell office:value-type="float" office:value="16.85622737" calcext:value-type="float">
            <text:p>16.8562273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501950585" calcext:value-type="float">
            <text:p>6.501950585</text:p>
          </table:table-cell>
          <table:table-cell office:value-type="float" office:value="0.61860902" calcext:value-type="float">
            <text:p>0.61860902</text:p>
          </table:table-cell>
          <table:table-cell office:value-type="float" office:value="5.01822283" calcext:value-type="float">
            <text:p>5.01822283</text:p>
          </table:table-cell>
          <table:table-cell office:value-type="float" office:value="17.63959211" calcext:value-type="float">
            <text:p>17.6395921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729475101" calcext:value-type="float">
            <text:p>6.729475101</text:p>
          </table:table-cell>
          <table:table-cell office:value-type="float" office:value="0.633357291" calcext:value-type="float">
            <text:p>0.633357291</text:p>
          </table:table-cell>
          <table:table-cell office:value-type="float" office:value="4.209624796" calcext:value-type="float">
            <text:p>4.209624796</text:p>
          </table:table-cell>
          <table:table-cell office:value-type="float" office:value="14.92159794" calcext:value-type="float">
            <text:p>14.9215979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293266205" calcext:value-type="float">
            <text:p>6.293266205</text:p>
          </table:table-cell>
          <table:table-cell office:value-type="float" office:value="0.670426384" calcext:value-type="float">
            <text:p>0.670426384</text:p>
          </table:table-cell>
          <table:table-cell office:value-type="float" office:value="3.511304641" calcext:value-type="float">
            <text:p>3.511304641</text:p>
          </table:table-cell>
          <table:table-cell office:value-type="float" office:value="16.59467266" calcext:value-type="float">
            <text:p>16.5946726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6.293266205" calcext:value-type="float">
            <text:p>6.293266205</text:p>
          </table:table-cell>
          <table:table-cell office:value-type="float" office:value="0.630864217" calcext:value-type="float">
            <text:p>0.630864217</text:p>
          </table:table-cell>
          <table:table-cell office:value-type="float" office:value="3.35671901" calcext:value-type="float">
            <text:p>3.35671901</text:p>
          </table:table-cell>
          <table:table-cell office:value-type="float" office:value="15.7890453" calcext:value-type="float">
            <text:p>15.7890453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178663905" calcext:value-type="float">
            <text:p>5.178663905</text:p>
          </table:table-cell>
          <table:table-cell office:value-type="float" office:value="0.497520436" calcext:value-type="float">
            <text:p>0.497520436</text:p>
          </table:table-cell>
          <table:table-cell office:value-type="float" office:value="4.017780875" calcext:value-type="float">
            <text:p>4.017780875</text:p>
          </table:table-cell>
          <table:table-cell office:value-type="float" office:value="21.40493754" calcext:value-type="float">
            <text:p>21.4049375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.916420846" calcext:value-type="float">
            <text:p>4.916420846</text:p>
          </table:table-cell>
          <table:table-cell office:value-type="float" office:value="0.484391777" calcext:value-type="float">
            <text:p>0.484391777</text:p>
          </table:table-cell>
          <table:table-cell office:value-type="float" office:value="3.915373337" calcext:value-type="float">
            <text:p>3.915373337</text:p>
          </table:table-cell>
          <table:table-cell office:value-type="float" office:value="23.71311479" calcext:value-type="float">
            <text:p>23.7131147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133470226" calcext:value-type="float">
            <text:p>5.133470226</text:p>
          </table:table-cell>
          <table:table-cell office:value-type="float" office:value="0.686802735" calcext:value-type="float">
            <text:p>0.686802735</text:p>
          </table:table-cell>
          <table:table-cell office:value-type="float" office:value="3.519654488" calcext:value-type="float">
            <text:p>3.519654488</text:p>
          </table:table-cell>
          <table:table-cell office:value-type="float" office:value="21.73169792" calcext:value-type="float">
            <text:p>21.7316979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316321106" calcext:value-type="float">
            <text:p>5.316321106</text:p>
          </table:table-cell>
          <table:table-cell office:value-type="float" office:value="0.581462349" calcext:value-type="float">
            <text:p>0.581462349</text:p>
          </table:table-cell>
          <table:table-cell office:value-type="float" office:value="3.499812435" calcext:value-type="float">
            <text:p>3.499812435</text:p>
          </table:table-cell>
          <table:table-cell office:value-type="float" office:value="20.60566868" calcext:value-type="float">
            <text:p>20.60566868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274261603" calcext:value-type="float">
            <text:p>5.274261603</text:p>
          </table:table-cell>
          <table:table-cell office:value-type="float" office:value="0.643679283" calcext:value-type="float">
            <text:p>0.643679283</text:p>
          </table:table-cell>
          <table:table-cell office:value-type="float" office:value="3.45386719" calcext:value-type="float">
            <text:p>3.45386719</text:p>
          </table:table-cell>
          <table:table-cell office:value-type="float" office:value="20.61886396" calcext:value-type="float">
            <text:p>20.6188639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420054201" calcext:value-type="float">
            <text:p>5.420054201</text:p>
          </table:table-cell>
          <table:table-cell office:value-type="float" office:value="0.694984087" calcext:value-type="float">
            <text:p>0.694984087</text:p>
          </table:table-cell>
          <table:table-cell office:value-type="float" office:value="3.451789793" calcext:value-type="float">
            <text:p>3.451789793</text:p>
          </table:table-cell>
          <table:table-cell office:value-type="float" office:value="20.32009911" calcext:value-type="float">
            <text:p>20.3200991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.260389269" calcext:value-type="float">
            <text:p>5.260389269</text:p>
          </table:table-cell>
          <table:table-cell office:value-type="float" office:value="0.553753858" calcext:value-type="float">
            <text:p>0.553753858</text:p>
          </table:table-cell>
          <table:table-cell office:value-type="float" office:value="4.27118046" calcext:value-type="float">
            <text:p>4.27118046</text:p>
          </table:table-cell>
          <table:table-cell office:value-type="float" office:value="20.67912628" calcext:value-type="float">
            <text:p>20.6791262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002501251" calcext:value-type="float">
            <text:p>5.002501251</text:p>
          </table:table-cell>
          <table:table-cell office:value-type="float" office:value="0.559980155" calcext:value-type="float">
            <text:p>0.559980155</text:p>
          </table:table-cell>
          <table:table-cell office:value-type="float" office:value="3.568619792" calcext:value-type="float">
            <text:p>3.568619792</text:p>
          </table:table-cell>
          <table:table-cell office:value-type="float" office:value="22.48288535" calcext:value-type="float">
            <text:p>22.4828853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109862034" calcext:value-type="float">
            <text:p>5.109862034</text:p>
          </table:table-cell>
          <table:table-cell office:value-type="float" office:value="0.520823922" calcext:value-type="float">
            <text:p>0.520823922</text:p>
          </table:table-cell>
          <table:table-cell office:value-type="float" office:value="4.56051254" calcext:value-type="float">
            <text:p>4.56051254</text:p>
          </table:table-cell>
          <table:table-cell office:value-type="float" office:value="22.67046209" calcext:value-type="float">
            <text:p>22.6704620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.770992366" calcext:value-type="float">
            <text:p>4.770992366</text:p>
          </table:table-cell>
          <table:table-cell office:value-type="float" office:value="0.627945989" calcext:value-type="float">
            <text:p>0.627945989</text:p>
          </table:table-cell>
          <table:table-cell office:value-type="float" office:value="3.717396913" calcext:value-type="float">
            <text:p>3.717396913</text:p>
          </table:table-cell>
          <table:table-cell office:value-type="float" office:value="25.94753894" calcext:value-type="float">
            <text:p>25.9475389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353319058" calcext:value-type="float">
            <text:p>5.353319058</text:p>
          </table:table-cell>
          <table:table-cell office:value-type="float" office:value="0.438247294" calcext:value-type="float">
            <text:p>0.438247294</text:p>
          </table:table-cell>
          <table:table-cell office:value-type="float" office:value="3.430080064" calcext:value-type="float">
            <text:p>3.430080064</text:p>
          </table:table-cell>
          <table:table-cell office:value-type="float" office:value="19.65932656" calcext:value-type="float">
            <text:p>19.6593265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691519636" calcext:value-type="float">
            <text:p>5.691519636</text:p>
          </table:table-cell>
          <table:table-cell office:value-type="float" office:value="0.593313441" calcext:value-type="float">
            <text:p>0.593313441</text:p>
          </table:table-cell>
          <table:table-cell office:value-type="float" office:value="3.898699545" calcext:value-type="float">
            <text:p>3.898699545</text:p>
          </table:table-cell>
          <table:table-cell office:value-type="float" office:value="19.67197697" calcext:value-type="float">
            <text:p>19.6719769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199628022" calcext:value-type="float">
            <text:p>6.199628022</text:p>
          </table:table-cell>
          <table:table-cell office:value-type="float" office:value="0.556551767" calcext:value-type="float">
            <text:p>0.556551767</text:p>
          </table:table-cell>
          <table:table-cell office:value-type="float" office:value="4.077565463" calcext:value-type="float">
            <text:p>4.077565463</text:p>
          </table:table-cell>
          <table:table-cell office:value-type="float" office:value="16.78070263" calcext:value-type="float">
            <text:p>16.7807026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215040398" calcext:value-type="float">
            <text:p>6.215040398</text:p>
          </table:table-cell>
          <table:table-cell office:value-type="float" office:value="0.523739901" calcext:value-type="float">
            <text:p>0.523739901</text:p>
          </table:table-cell>
          <table:table-cell office:value-type="float" office:value="3.524145651" calcext:value-type="float">
            <text:p>3.524145651</text:p>
          </table:table-cell>
          <table:table-cell office:value-type="float" office:value="16.21584575" calcext:value-type="float">
            <text:p>16.2158457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861664713" calcext:value-type="float">
            <text:p>5.861664713</text:p>
          </table:table-cell>
          <table:table-cell office:value-type="float" office:value="0.638241993" calcext:value-type="float">
            <text:p>0.638241993</text:p>
          </table:table-cell>
          <table:table-cell office:value-type="float" office:value="3.607410533" calcext:value-type="float">
            <text:p>3.607410533</text:p>
          </table:table-cell>
          <table:table-cell office:value-type="float" office:value="19.32980376" calcext:value-type="float">
            <text:p>19.3298037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861664713" calcext:value-type="float">
            <text:p>5.861664713</text:p>
          </table:table-cell>
          <table:table-cell office:value-type="float" office:value="0.528094293" calcext:value-type="float">
            <text:p>0.528094293</text:p>
          </table:table-cell>
          <table:table-cell office:value-type="float" office:value="3.383901916" calcext:value-type="float">
            <text:p>3.383901916</text:p>
          </table:table-cell>
          <table:table-cell office:value-type="float" office:value="18.07936052" calcext:value-type="float">
            <text:p>18.0793605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41025641" calcext:value-type="float">
            <text:p>6.41025641</text:p>
          </table:table-cell>
          <table:table-cell office:value-type="float" office:value="0.614022095" calcext:value-type="float">
            <text:p>0.614022095</text:p>
          </table:table-cell>
          <table:table-cell office:value-type="float" office:value="4.674744898" calcext:value-type="float">
            <text:p>4.674744898</text:p>
          </table:table-cell>
          <table:table-cell office:value-type="float" office:value="17.80379069" calcext:value-type="float">
            <text:p>17.8037906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41025641" calcext:value-type="float">
            <text:p>6.41025641</text:p>
          </table:table-cell>
          <table:table-cell office:value-type="float" office:value="0.43328058" calcext:value-type="float">
            <text:p>0.43328058</text:p>
          </table:table-cell>
          <table:table-cell office:value-type="float" office:value="4.11637554" calcext:value-type="float">
            <text:p>4.11637554</text:p>
          </table:table-cell>
          <table:table-cell office:value-type="float" office:value="16.94355543" calcext:value-type="float">
            <text:p>16.9435554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161429452" calcext:value-type="float">
            <text:p>6.161429452</text:p>
          </table:table-cell>
          <table:table-cell office:value-type="float" office:value="0.411420974" calcext:value-type="float">
            <text:p>0.411420974</text:p>
          </table:table-cell>
          <table:table-cell office:value-type="float" office:value="3.689660394" calcext:value-type="float">
            <text:p>3.689660394</text:p>
          </table:table-cell>
          <table:table-cell office:value-type="float" office:value="17.66734457" calcext:value-type="float">
            <text:p>17.6673445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176652254" calcext:value-type="float">
            <text:p>6.176652254</text:p>
          </table:table-cell>
          <table:table-cell office:value-type="float" office:value="0.426277183" calcext:value-type="float">
            <text:p>0.426277183</text:p>
          </table:table-cell>
          <table:table-cell office:value-type="float" office:value="4.691354946" calcext:value-type="float">
            <text:p>4.691354946</text:p>
          </table:table-cell>
          <table:table-cell office:value-type="float" office:value="18.64949407" calcext:value-type="float">
            <text:p>18.6494940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550160041" calcext:value-type="float">
            <text:p>0.550160041</text:p>
          </table:table-cell>
          <table:table-cell office:value-type="float" office:value="4.025853343" calcext:value-type="float">
            <text:p>4.025853343</text:p>
          </table:table-cell>
          <table:table-cell office:value-type="float" office:value="16.67614578" calcext:value-type="float">
            <text:p>16.6761457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910165485" calcext:value-type="float">
            <text:p>5.910165485</text:p>
          </table:table-cell>
          <table:table-cell office:value-type="float" office:value="0.558987218" calcext:value-type="float">
            <text:p>0.558987218</text:p>
          </table:table-cell>
          <table:table-cell office:value-type="float" office:value="3.414649511" calcext:value-type="float">
            <text:p>3.414649511</text:p>
          </table:table-cell>
          <table:table-cell office:value-type="float" office:value="18.12381512" calcext:value-type="float">
            <text:p>18.1238151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6.031363088" calcext:value-type="float">
            <text:p>6.031363088</text:p>
          </table:table-cell>
          <table:table-cell office:value-type="float" office:value="0.662274984" calcext:value-type="float">
            <text:p>0.662274984</text:p>
          </table:table-cell>
          <table:table-cell office:value-type="float" office:value="3.332473066" calcext:value-type="float">
            <text:p>3.332473066</text:p>
          </table:table-cell>
          <table:table-cell office:value-type="float" office:value="17.70014737" calcext:value-type="float">
            <text:p>17.7001473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861664713" calcext:value-type="float">
            <text:p>5.861664713</text:p>
          </table:table-cell>
          <table:table-cell office:value-type="float" office:value="0.539100658" calcext:value-type="float">
            <text:p>0.539100658</text:p>
          </table:table-cell>
          <table:table-cell office:value-type="float" office:value="3.456930351" calcext:value-type="float">
            <text:p>3.456930351</text:p>
          </table:table-cell>
          <table:table-cell office:value-type="float" office:value="18.72485328" calcext:value-type="float">
            <text:p>18.7248532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567928731" calcext:value-type="float">
            <text:p>5.567928731</text:p>
          </table:table-cell>
          <table:table-cell office:value-type="float" office:value="0.417479926" calcext:value-type="float">
            <text:p>0.417479926</text:p>
          </table:table-cell>
          <table:table-cell office:value-type="float" office:value="3.423041399" calcext:value-type="float">
            <text:p>3.423041399</text:p>
          </table:table-cell>
          <table:table-cell office:value-type="float" office:value="20.18172909" calcext:value-type="float">
            <text:p>20.18172909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399568035" calcext:value-type="float">
            <text:p>5.399568035</text:p>
          </table:table-cell>
          <table:table-cell office:value-type="float" office:value="0.347026939" calcext:value-type="float">
            <text:p>0.347026939</text:p>
          </table:table-cell>
          <table:table-cell office:value-type="float" office:value="3.476669569" calcext:value-type="float">
            <text:p>3.476669569</text:p>
          </table:table-cell>
          <table:table-cell office:value-type="float" office:value="21.04776276" calcext:value-type="float">
            <text:p>21.0477627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69476082" calcext:value-type="float">
            <text:p>5.69476082</text:p>
          </table:table-cell>
          <table:table-cell office:value-type="float" office:value="0.500222138" calcext:value-type="float">
            <text:p>0.500222138</text:p>
          </table:table-cell>
          <table:table-cell office:value-type="float" office:value="3.704980491" calcext:value-type="float">
            <text:p>3.704980491</text:p>
          </table:table-cell>
          <table:table-cell office:value-type="float" office:value="20.11872443" calcext:value-type="float">
            <text:p>20.11872443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543237251" calcext:value-type="float">
            <text:p>5.543237251</text:p>
          </table:table-cell>
          <table:table-cell office:value-type="float" office:value="0.401112714" calcext:value-type="float">
            <text:p>0.401112714</text:p>
          </table:table-cell>
          <table:table-cell office:value-type="float" office:value="3.539048505" calcext:value-type="float">
            <text:p>3.539048505</text:p>
          </table:table-cell>
          <table:table-cell office:value-type="float" office:value="20.63394994" calcext:value-type="float">
            <text:p>20.6339499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399568035" calcext:value-type="float">
            <text:p>5.399568035</text:p>
          </table:table-cell>
          <table:table-cell office:value-type="float" office:value="0.466427527" calcext:value-type="float">
            <text:p>0.466427527</text:p>
          </table:table-cell>
          <table:table-cell office:value-type="float" office:value="3.477460525" calcext:value-type="float">
            <text:p>3.477460525</text:p>
          </table:table-cell>
          <table:table-cell office:value-type="float" office:value="21.387554" calcext:value-type="float">
            <text:p>21.387554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543237251" calcext:value-type="float">
            <text:p>5.543237251</text:p>
          </table:table-cell>
          <table:table-cell office:value-type="float" office:value="0.465118972" calcext:value-type="float">
            <text:p>0.465118972</text:p>
          </table:table-cell>
          <table:table-cell office:value-type="float" office:value="3.460493528" calcext:value-type="float">
            <text:p>3.460493528</text:p>
          </table:table-cell>
          <table:table-cell office:value-type="float" office:value="19.73953602" calcext:value-type="float">
            <text:p>19.7395360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.361930295" calcext:value-type="float">
            <text:p>5.361930295</text:p>
          </table:table-cell>
          <table:table-cell office:value-type="float" office:value="0.664600551" calcext:value-type="float">
            <text:p>0.664600551</text:p>
          </table:table-cell>
          <table:table-cell office:value-type="float" office:value="4.284022285" calcext:value-type="float">
            <text:p>4.284022285</text:p>
          </table:table-cell>
          <table:table-cell office:value-type="float" office:value="22.24032303" calcext:value-type="float">
            <text:p>22.2403230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527915976" calcext:value-type="float">
            <text:p>5.527915976</text:p>
          </table:table-cell>
          <table:table-cell office:value-type="float" office:value="0.636884549" calcext:value-type="float">
            <text:p>0.636884549</text:p>
          </table:table-cell>
          <table:table-cell office:value-type="float" office:value="3.384432105" calcext:value-type="float">
            <text:p>3.384432105</text:p>
          </table:table-cell>
          <table:table-cell office:value-type="float" office:value="18.58214457" calcext:value-type="float">
            <text:p>18.5821445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464480874" calcext:value-type="float">
            <text:p>5.464480874</text:p>
          </table:table-cell>
          <table:table-cell office:value-type="float" office:value="0.554143886" calcext:value-type="float">
            <text:p>0.554143886</text:p>
          </table:table-cell>
          <table:table-cell office:value-type="float" office:value="4.715252153" calcext:value-type="float">
            <text:p>4.715252153</text:p>
          </table:table-cell>
          <table:table-cell office:value-type="float" office:value="20.19846101" calcext:value-type="float">
            <text:p>20.1984610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221932115" calcext:value-type="float">
            <text:p>5.221932115</text:p>
          </table:table-cell>
          <table:table-cell office:value-type="float" office:value="0.483891342" calcext:value-type="float">
            <text:p>0.483891342</text:p>
          </table:table-cell>
          <table:table-cell office:value-type="float" office:value="4.310353497" calcext:value-type="float">
            <text:p>4.310353497</text:p>
          </table:table-cell>
          <table:table-cell office:value-type="float" office:value="22.94208307" calcext:value-type="float">
            <text:p>22.9420830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316321106" calcext:value-type="float">
            <text:p>5.316321106</text:p>
          </table:table-cell>
          <table:table-cell office:value-type="float" office:value="0.585629208" calcext:value-type="float">
            <text:p>0.585629208</text:p>
          </table:table-cell>
          <table:table-cell office:value-type="float" office:value="4.289112792" calcext:value-type="float">
            <text:p>4.289112792</text:p>
          </table:table-cell>
          <table:table-cell office:value-type="float" office:value="23.0752681" calcext:value-type="float">
            <text:p>23.075268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624296963" calcext:value-type="float">
            <text:p>5.624296963</text:p>
          </table:table-cell>
          <table:table-cell office:value-type="float" office:value="0.625995363" calcext:value-type="float">
            <text:p>0.625995363</text:p>
          </table:table-cell>
          <table:table-cell office:value-type="float" office:value="4.138345952" calcext:value-type="float">
            <text:p>4.138345952</text:p>
          </table:table-cell>
          <table:table-cell office:value-type="float" office:value="18.93507779" calcext:value-type="float">
            <text:p>18.9350777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609385327" calcext:value-type="float">
            <text:p>6.609385327</text:p>
          </table:table-cell>
          <table:table-cell office:value-type="float" office:value="0.767647206" calcext:value-type="float">
            <text:p>0.767647206</text:p>
          </table:table-cell>
          <table:table-cell office:value-type="float" office:value="3.807342114" calcext:value-type="float">
            <text:p>3.807342114</text:p>
          </table:table-cell>
          <table:table-cell office:value-type="float" office:value="15.04412857" calcext:value-type="float">
            <text:p>15.0441285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784260516" calcext:value-type="float">
            <text:p>6.784260516</text:p>
          </table:table-cell>
          <table:table-cell office:value-type="float" office:value="0.776456822" calcext:value-type="float">
            <text:p>0.776456822</text:p>
          </table:table-cell>
          <table:table-cell office:value-type="float" office:value="3.430416908" calcext:value-type="float">
            <text:p>3.430416908</text:p>
          </table:table-cell>
          <table:table-cell office:value-type="float" office:value="14.3150109" calcext:value-type="float">
            <text:p>14.31501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713819984" calcext:value-type="float">
            <text:p>0.713819984</text:p>
          </table:table-cell>
          <table:table-cell office:value-type="float" office:value="3.884959744" calcext:value-type="float">
            <text:p>3.884959744</text:p>
          </table:table-cell>
          <table:table-cell office:value-type="float" office:value="16.6593529" calcext:value-type="float">
            <text:p>16.659352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512322366" calcext:value-type="float">
            <text:p>0.512322366</text:p>
          </table:table-cell>
          <table:table-cell office:value-type="float" office:value="4.229791332" calcext:value-type="float">
            <text:p>4.229791332</text:p>
          </table:table-cell>
          <table:table-cell office:value-type="float" office:value="15.73752025" calcext:value-type="float">
            <text:p>15.7375202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835269993" calcext:value-type="float">
            <text:p>6.835269993</text:p>
          </table:table-cell>
          <table:table-cell office:value-type="float" office:value="0.67421798" calcext:value-type="float">
            <text:p>0.67421798</text:p>
          </table:table-cell>
          <table:table-cell office:value-type="float" office:value="3.806080186" calcext:value-type="float">
            <text:p>3.806080186</text:p>
          </table:table-cell>
          <table:table-cell office:value-type="float" office:value="15.51299155" calcext:value-type="float">
            <text:p>15.5129915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.032348805" calcext:value-type="float">
            <text:p>7.032348805</text:p>
          </table:table-cell>
          <table:table-cell office:value-type="float" office:value="0.559512175" calcext:value-type="float">
            <text:p>0.559512175</text:p>
          </table:table-cell>
          <table:table-cell office:value-type="float" office:value="3.806228271" calcext:value-type="float">
            <text:p>3.806228271</text:p>
          </table:table-cell>
          <table:table-cell office:value-type="float" office:value="13.64551916" calcext:value-type="float">
            <text:p>13.6455191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613756614" calcext:value-type="float">
            <text:p>6.613756614</text:p>
          </table:table-cell>
          <table:table-cell office:value-type="float" office:value="0.539130106" calcext:value-type="float">
            <text:p>0.539130106</text:p>
          </table:table-cell>
          <table:table-cell office:value-type="float" office:value="3.533028149" calcext:value-type="float">
            <text:p>3.533028149</text:p>
          </table:table-cell>
          <table:table-cell office:value-type="float" office:value="14.87181023" calcext:value-type="float">
            <text:p>14.8718102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609385327" calcext:value-type="float">
            <text:p>6.609385327</text:p>
          </table:table-cell>
          <table:table-cell office:value-type="float" office:value="0.510460851" calcext:value-type="float">
            <text:p>0.510460851</text:p>
          </table:table-cell>
          <table:table-cell office:value-type="float" office:value="4.242596582" calcext:value-type="float">
            <text:p>4.242596582</text:p>
          </table:table-cell>
          <table:table-cell office:value-type="float" office:value="15.83723392" calcext:value-type="float">
            <text:p>15.83723392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590543461" calcext:value-type="float">
            <text:p>0.590543461</text:p>
          </table:table-cell>
          <table:table-cell office:value-type="float" office:value="4.103491682" calcext:value-type="float">
            <text:p>4.103491682</text:p>
          </table:table-cell>
          <table:table-cell office:value-type="float" office:value="15.79554575" calcext:value-type="float">
            <text:p>15.7955457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345177665" calcext:value-type="float">
            <text:p>6.345177665</text:p>
          </table:table-cell>
          <table:table-cell office:value-type="float" office:value="0.801512957" calcext:value-type="float">
            <text:p>0.801512957</text:p>
          </table:table-cell>
          <table:table-cell office:value-type="float" office:value="3.453105628" calcext:value-type="float">
            <text:p>3.453105628</text:p>
          </table:table-cell>
          <table:table-cell office:value-type="float" office:value="16.38089321" calcext:value-type="float">
            <text:p>16.3808932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557377049" calcext:value-type="float">
            <text:p>6.557377049</text:p>
          </table:table-cell>
          <table:table-cell office:value-type="float" office:value="0.709221656" calcext:value-type="float">
            <text:p>0.709221656</text:p>
          </table:table-cell>
          <table:table-cell office:value-type="float" office:value="3.248097984" calcext:value-type="float">
            <text:p>3.248097984</text:p>
          </table:table-cell>
          <table:table-cell office:value-type="float" office:value="15.48493288" calcext:value-type="float">
            <text:p>15.4849328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6.389776358" calcext:value-type="float">
            <text:p>6.389776358</text:p>
          </table:table-cell>
          <table:table-cell office:value-type="float" office:value="0.686321333" calcext:value-type="float">
            <text:p>0.686321333</text:p>
          </table:table-cell>
          <table:table-cell office:value-type="float" office:value="3.312428612" calcext:value-type="float">
            <text:p>3.312428612</text:p>
          </table:table-cell>
          <table:table-cell office:value-type="float" office:value="16.13386666" calcext:value-type="float">
            <text:p>16.1338666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66572238" calcext:value-type="float">
            <text:p>5.66572238</text:p>
          </table:table-cell>
          <table:table-cell office:value-type="float" office:value="0.540323939" calcext:value-type="float">
            <text:p>0.540323939</text:p>
          </table:table-cell>
          <table:table-cell office:value-type="float" office:value="4.251956252" calcext:value-type="float">
            <text:p>4.251956252</text:p>
          </table:table-cell>
          <table:table-cell office:value-type="float" office:value="18.87095358" calcext:value-type="float">
            <text:p>18.87095358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453872482" calcext:value-type="float">
            <text:p>0.453872482</text:p>
          </table:table-cell>
          <table:table-cell office:value-type="float" office:value="3.698842577" calcext:value-type="float">
            <text:p>3.698842577</text:p>
          </table:table-cell>
          <table:table-cell office:value-type="float" office:value="19.13951245" calcext:value-type="float">
            <text:p>19.1395124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537819282" calcext:value-type="float">
            <text:p>0.537819282</text:p>
          </table:table-cell>
          <table:table-cell office:value-type="float" office:value="3.930831757" calcext:value-type="float">
            <text:p>3.930831757</text:p>
          </table:table-cell>
          <table:table-cell office:value-type="float" office:value="19.66504424" calcext:value-type="float">
            <text:p>19.6650442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66572238" calcext:value-type="float">
            <text:p>5.66572238</text:p>
          </table:table-cell>
          <table:table-cell office:value-type="float" office:value="0.512371649" calcext:value-type="float">
            <text:p>0.512371649</text:p>
          </table:table-cell>
          <table:table-cell office:value-type="float" office:value="3.954213893" calcext:value-type="float">
            <text:p>3.954213893</text:p>
          </table:table-cell>
          <table:table-cell office:value-type="float" office:value="19.45871551" calcext:value-type="float">
            <text:p>19.45871551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621135469" calcext:value-type="float">
            <text:p>5.621135469</text:p>
          </table:table-cell>
          <table:table-cell office:value-type="float" office:value="0.651693031" calcext:value-type="float">
            <text:p>0.651693031</text:p>
          </table:table-cell>
          <table:table-cell office:value-type="float" office:value="3.721237062" calcext:value-type="float">
            <text:p>3.721237062</text:p>
          </table:table-cell>
          <table:table-cell office:value-type="float" office:value="19.65268047" calcext:value-type="float">
            <text:p>19.65268047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66572238" calcext:value-type="float">
            <text:p>5.66572238</text:p>
          </table:table-cell>
          <table:table-cell office:value-type="float" office:value="0.583105296" calcext:value-type="float">
            <text:p>0.583105296</text:p>
          </table:table-cell>
          <table:table-cell office:value-type="float" office:value="4.234006526" calcext:value-type="float">
            <text:p>4.234006526</text:p>
          </table:table-cell>
          <table:table-cell office:value-type="float" office:value="19.93233709" calcext:value-type="float">
            <text:p>19.9323370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.555555556" calcext:value-type="float">
            <text:p>5.555555556</text:p>
          </table:table-cell>
          <table:table-cell office:value-type="float" office:value="0.773372014" calcext:value-type="float">
            <text:p>0.773372014</text:p>
          </table:table-cell>
          <table:table-cell office:value-type="float" office:value="3.593449327" calcext:value-type="float">
            <text:p>3.593449327</text:p>
          </table:table-cell>
          <table:table-cell office:value-type="float" office:value="19.04484649" calcext:value-type="float">
            <text:p>19.0448464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.96031746" calcext:value-type="float">
            <text:p>4.96031746</text:p>
          </table:table-cell>
          <table:table-cell office:value-type="float" office:value="0.722502937" calcext:value-type="float">
            <text:p>0.722502937</text:p>
          </table:table-cell>
          <table:table-cell office:value-type="float" office:value="3.392132911" calcext:value-type="float">
            <text:p>3.392132911</text:p>
          </table:table-cell>
          <table:table-cell office:value-type="float" office:value="22.0594137" calcext:value-type="float">
            <text:p>22.059413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170630817" calcext:value-type="float">
            <text:p>5.170630817</text:p>
          </table:table-cell>
          <table:table-cell office:value-type="float" office:value="0.829295392" calcext:value-type="float">
            <text:p>0.829295392</text:p>
          </table:table-cell>
          <table:table-cell office:value-type="float" office:value="3.312637579" calcext:value-type="float">
            <text:p>3.312637579</text:p>
          </table:table-cell>
          <table:table-cell office:value-type="float" office:value="20.93599209" calcext:value-type="float">
            <text:p>20.9359920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.835600118" calcext:value-type="float">
            <text:p>4.835600118</text:p>
          </table:table-cell>
          <table:table-cell office:value-type="float" office:value="0.781423043" calcext:value-type="float">
            <text:p>0.781423043</text:p>
          </table:table-cell>
          <table:table-cell office:value-type="float" office:value="3.47790775" calcext:value-type="float">
            <text:p>3.47790775</text:p>
          </table:table-cell>
          <table:table-cell office:value-type="float" office:value="24.11626677" calcext:value-type="float">
            <text:p>24.1162667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.96031746" calcext:value-type="float">
            <text:p>4.96031746</text:p>
          </table:table-cell>
          <table:table-cell office:value-type="float" office:value="0.858138267" calcext:value-type="float">
            <text:p>0.858138267</text:p>
          </table:table-cell>
          <table:table-cell office:value-type="float" office:value="3.372097638" calcext:value-type="float">
            <text:p>3.372097638</text:p>
          </table:table-cell>
          <table:table-cell office:value-type="float" office:value="22.95654776" calcext:value-type="float">
            <text:p>22.9565477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4.842615012" calcext:value-type="float">
            <text:p>4.842615012</text:p>
          </table:table-cell>
          <table:table-cell office:value-type="float" office:value="0.679268549" calcext:value-type="float">
            <text:p>0.679268549</text:p>
          </table:table-cell>
          <table:table-cell office:value-type="float" office:value="3.559320668" calcext:value-type="float">
            <text:p>3.559320668</text:p>
          </table:table-cell>
          <table:table-cell office:value-type="float" office:value="23.58002042" calcext:value-type="float">
            <text:p>23.5800204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301197227" calcext:value-type="float">
            <text:p>6.301197227</text:p>
          </table:table-cell>
          <table:table-cell office:value-type="float" office:value="0.615942989" calcext:value-type="float">
            <text:p>0.615942989</text:p>
          </table:table-cell>
          <table:table-cell office:value-type="float" office:value="3.62178841" calcext:value-type="float">
            <text:p>3.62178841</text:p>
          </table:table-cell>
          <table:table-cell office:value-type="float" office:value="16.98396417" calcext:value-type="float">
            <text:p>16.9839641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29546893" calcext:value-type="float">
            <text:p>6.529546893</text:p>
          </table:table-cell>
          <table:table-cell office:value-type="float" office:value="0.492137132" calcext:value-type="float">
            <text:p>0.492137132</text:p>
          </table:table-cell>
          <table:table-cell office:value-type="float" office:value="4.019085515" calcext:value-type="float">
            <text:p>4.019085515</text:p>
          </table:table-cell>
          <table:table-cell office:value-type="float" office:value="15.77548235" calcext:value-type="float">
            <text:p>15.7754823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165228113" calcext:value-type="float">
            <text:p>6.165228113</text:p>
          </table:table-cell>
          <table:table-cell office:value-type="float" office:value="0.712990034" calcext:value-type="float">
            <text:p>0.712990034</text:p>
          </table:table-cell>
          <table:table-cell office:value-type="float" office:value="3.490193274" calcext:value-type="float">
            <text:p>3.490193274</text:p>
          </table:table-cell>
          <table:table-cell office:value-type="float" office:value="17.1038146" calcext:value-type="float">
            <text:p>17.103814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399744343" calcext:value-type="float">
            <text:p>0.399744343</text:p>
          </table:table-cell>
          <table:table-cell office:value-type="float" office:value="3.69002767" calcext:value-type="float">
            <text:p>3.69002767</text:p>
          </table:table-cell>
          <table:table-cell office:value-type="float" office:value="15.3851456" calcext:value-type="float">
            <text:p>15.385145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357279085" calcext:value-type="float">
            <text:p>6.357279085</text:p>
          </table:table-cell>
          <table:table-cell office:value-type="float" office:value="0.748521005" calcext:value-type="float">
            <text:p>0.748521005</text:p>
          </table:table-cell>
          <table:table-cell office:value-type="float" office:value="3.581989469" calcext:value-type="float">
            <text:p>3.581989469</text:p>
          </table:table-cell>
          <table:table-cell office:value-type="float" office:value="16.62533746" calcext:value-type="float">
            <text:p>16.6253374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480844419" calcext:value-type="float">
            <text:p>0.480844419</text:p>
          </table:table-cell>
          <table:table-cell office:value-type="float" office:value="4.018048246" calcext:value-type="float">
            <text:p>4.018048246</text:p>
          </table:table-cell>
          <table:table-cell office:value-type="float" office:value="15.96912612" calcext:value-type="float">
            <text:p>15.9691261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521186978" calcext:value-type="float">
            <text:p>0.521186978</text:p>
          </table:table-cell>
          <table:table-cell office:value-type="float" office:value="4.2175984" calcext:value-type="float">
            <text:p>4.2175984</text:p>
          </table:table-cell>
          <table:table-cell office:value-type="float" office:value="15.71508492" calcext:value-type="float">
            <text:p>15.7150849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543281367" calcext:value-type="float">
            <text:p>0.543281367</text:p>
          </table:table-cell>
          <table:table-cell office:value-type="float" office:value="3.808992764" calcext:value-type="float">
            <text:p>3.808992764</text:p>
          </table:table-cell>
          <table:table-cell office:value-type="float" office:value="15.20060393" calcext:value-type="float">
            <text:p>15.200603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779661017" calcext:value-type="float">
            <text:p>6.779661017</text:p>
          </table:table-cell>
          <table:table-cell office:value-type="float" office:value="0.753343849" calcext:value-type="float">
            <text:p>0.753343849</text:p>
          </table:table-cell>
          <table:table-cell office:value-type="float" office:value="4.795254575" calcext:value-type="float">
            <text:p>4.795254575</text:p>
          </table:table-cell>
          <table:table-cell office:value-type="float" office:value="16.012393" calcext:value-type="float">
            <text:p>16.01239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590201944" calcext:value-type="float">
            <text:p>0.590201944</text:p>
          </table:table-cell>
          <table:table-cell office:value-type="float" office:value="3.526208334" calcext:value-type="float">
            <text:p>3.526208334</text:p>
          </table:table-cell>
          <table:table-cell office:value-type="float" office:value="14.17062036" calcext:value-type="float">
            <text:p>14.1706203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779661017" calcext:value-type="float">
            <text:p>6.779661017</text:p>
          </table:table-cell>
          <table:table-cell office:value-type="float" office:value="0.583823846" calcext:value-type="float">
            <text:p>0.583823846</text:p>
          </table:table-cell>
          <table:table-cell office:value-type="float" office:value="4.01446711" calcext:value-type="float">
            <text:p>4.01446711</text:p>
          </table:table-cell>
          <table:table-cell office:value-type="float" office:value="14.85529732" calcext:value-type="float">
            <text:p>14.8552973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560586935" calcext:value-type="float">
            <text:p>0.560586935</text:p>
          </table:table-cell>
          <table:table-cell office:value-type="float" office:value="3.570873206" calcext:value-type="float">
            <text:p>3.570873206</text:p>
          </table:table-cell>
          <table:table-cell office:value-type="float" office:value="15.22345206" calcext:value-type="float">
            <text:p>15.22345206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861664713" calcext:value-type="float">
            <text:p>5.861664713</text:p>
          </table:table-cell>
          <table:table-cell office:value-type="float" office:value="0.519021842" calcext:value-type="float">
            <text:p>0.519021842</text:p>
          </table:table-cell>
          <table:table-cell office:value-type="float" office:value="3.746534403" calcext:value-type="float">
            <text:p>3.746534403</text:p>
          </table:table-cell>
          <table:table-cell office:value-type="float" office:value="17.67666931" calcext:value-type="float">
            <text:p>17.6766693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543237251" calcext:value-type="float">
            <text:p>5.543237251</text:p>
          </table:table-cell>
          <table:table-cell office:value-type="float" office:value="0.527177867" calcext:value-type="float">
            <text:p>0.527177867</text:p>
          </table:table-cell>
          <table:table-cell office:value-type="float" office:value="3.765471513" calcext:value-type="float">
            <text:p>3.765471513</text:p>
          </table:table-cell>
          <table:table-cell office:value-type="float" office:value="18.95556191" calcext:value-type="float">
            <text:p>18.9555619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602240896" calcext:value-type="float">
            <text:p>5.602240896</text:p>
          </table:table-cell>
          <table:table-cell office:value-type="float" office:value="0.61919877" calcext:value-type="float">
            <text:p>0.61919877</text:p>
          </table:table-cell>
          <table:table-cell office:value-type="float" office:value="3.565479126" calcext:value-type="float">
            <text:p>3.565479126</text:p>
          </table:table-cell>
          <table:table-cell office:value-type="float" office:value="19.01865274" calcext:value-type="float">
            <text:p>19.0186527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497526113" calcext:value-type="float">
            <text:p>5.497526113</text:p>
          </table:table-cell>
          <table:table-cell office:value-type="float" office:value="0.621663839" calcext:value-type="float">
            <text:p>0.621663839</text:p>
          </table:table-cell>
          <table:table-cell office:value-type="float" office:value="3.762460876" calcext:value-type="float">
            <text:p>3.762460876</text:p>
          </table:table-cell>
          <table:table-cell office:value-type="float" office:value="19.63835825" calcext:value-type="float">
            <text:p>19.63835825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614823133" calcext:value-type="float">
            <text:p>5.614823133</text:p>
          </table:table-cell>
          <table:table-cell office:value-type="float" office:value="0.749623682" calcext:value-type="float">
            <text:p>0.749623682</text:p>
          </table:table-cell>
          <table:table-cell office:value-type="float" office:value="3.513903277" calcext:value-type="float">
            <text:p>3.513903277</text:p>
          </table:table-cell>
          <table:table-cell office:value-type="float" office:value="19.34019778" calcext:value-type="float">
            <text:p>19.3401977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980861244" calcext:value-type="float">
            <text:p>5.980861244</text:p>
          </table:table-cell>
          <table:table-cell office:value-type="float" office:value="0.590218364" calcext:value-type="float">
            <text:p>0.590218364</text:p>
          </table:table-cell>
          <table:table-cell office:value-type="float" office:value="3.419195371" calcext:value-type="float">
            <text:p>3.419195371</text:p>
          </table:table-cell>
          <table:table-cell office:value-type="float" office:value="17.13743497" calcext:value-type="float">
            <text:p>17.13743497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5.058170237" calcext:value-type="float">
            <text:p>5.058170237</text:p>
          </table:table-cell>
          <table:table-cell office:value-type="float" office:value="0.601409746" calcext:value-type="float">
            <text:p>0.601409746</text:p>
          </table:table-cell>
          <table:table-cell office:value-type="float" office:value="3.529106149" calcext:value-type="float">
            <text:p>3.529106149</text:p>
          </table:table-cell>
          <table:table-cell office:value-type="float" office:value="22.9982617" calcext:value-type="float">
            <text:p>22.998261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.918839154" calcext:value-type="float">
            <text:p>4.918839154</text:p>
          </table:table-cell>
          <table:table-cell office:value-type="float" office:value="0.495896492" calcext:value-type="float">
            <text:p>0.495896492</text:p>
          </table:table-cell>
          <table:table-cell office:value-type="float" office:value="3.629165355" calcext:value-type="float">
            <text:p>3.629165355</text:p>
          </table:table-cell>
          <table:table-cell office:value-type="float" office:value="24.56900086" calcext:value-type="float">
            <text:p>24.5690008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.918839154" calcext:value-type="float">
            <text:p>4.918839154</text:p>
          </table:table-cell>
          <table:table-cell office:value-type="float" office:value="0.451892826" calcext:value-type="float">
            <text:p>0.451892826</text:p>
          </table:table-cell>
          <table:table-cell office:value-type="float" office:value="4.033361494" calcext:value-type="float">
            <text:p>4.033361494</text:p>
          </table:table-cell>
          <table:table-cell office:value-type="float" office:value="25.30766386" calcext:value-type="float">
            <text:p>25.3076638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025125628" calcext:value-type="float">
            <text:p>5.025125628</text:p>
          </table:table-cell>
          <table:table-cell office:value-type="float" office:value="0.73993561" calcext:value-type="float">
            <text:p>0.73993561</text:p>
          </table:table-cell>
          <table:table-cell office:value-type="float" office:value="4.043008964" calcext:value-type="float">
            <text:p>4.043008964</text:p>
          </table:table-cell>
          <table:table-cell office:value-type="float" office:value="25.40461183" calcext:value-type="float">
            <text:p>25.4046118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042864347" calcext:value-type="float">
            <text:p>5.042864347</text:p>
          </table:table-cell>
          <table:table-cell office:value-type="float" office:value="0.512447929" calcext:value-type="float">
            <text:p>0.512447929</text:p>
          </table:table-cell>
          <table:table-cell office:value-type="float" office:value="3.725429833" calcext:value-type="float">
            <text:p>3.725429833</text:p>
          </table:table-cell>
          <table:table-cell office:value-type="float" office:value="23.94414315" calcext:value-type="float">
            <text:p>23.9441431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.803073967" calcext:value-type="float">
            <text:p>4.803073967</text:p>
          </table:table-cell>
          <table:table-cell office:value-type="float" office:value="0.538623626" calcext:value-type="float">
            <text:p>0.538623626</text:p>
          </table:table-cell>
          <table:table-cell office:value-type="float" office:value="3.654127628" calcext:value-type="float">
            <text:p>3.654127628</text:p>
          </table:table-cell>
          <table:table-cell office:value-type="float" office:value="26.67216392" calcext:value-type="float">
            <text:p>26.6721639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060606061" calcext:value-type="float">
            <text:p>6.060606061</text:p>
          </table:table-cell>
          <table:table-cell office:value-type="float" office:value="0.681591177" calcext:value-type="float">
            <text:p>0.681591177</text:p>
          </table:table-cell>
          <table:table-cell office:value-type="float" office:value="4.180703481" calcext:value-type="float">
            <text:p>4.180703481</text:p>
          </table:table-cell>
          <table:table-cell office:value-type="float" office:value="18.53660213" calcext:value-type="float">
            <text:p>18.5366021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559117655" calcext:value-type="float">
            <text:p>0.559117655</text:p>
          </table:table-cell>
          <table:table-cell office:value-type="float" office:value="4.074242001" calcext:value-type="float">
            <text:p>4.074242001</text:p>
          </table:table-cell>
          <table:table-cell office:value-type="float" office:value="17.91124115" calcext:value-type="float">
            <text:p>17.9112411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108735492" calcext:value-type="float">
            <text:p>6.108735492</text:p>
          </table:table-cell>
          <table:table-cell office:value-type="float" office:value="0.720440047" calcext:value-type="float">
            <text:p>0.720440047</text:p>
          </table:table-cell>
          <table:table-cell office:value-type="float" office:value="4.312616712" calcext:value-type="float">
            <text:p>4.312616712</text:p>
          </table:table-cell>
          <table:table-cell office:value-type="float" office:value="18.87081961" calcext:value-type="float">
            <text:p>18.8708196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301197227" calcext:value-type="float">
            <text:p>6.301197227</text:p>
          </table:table-cell>
          <table:table-cell office:value-type="float" office:value="0.496810442" calcext:value-type="float">
            <text:p>0.496810442</text:p>
          </table:table-cell>
          <table:table-cell office:value-type="float" office:value="3.562197979" calcext:value-type="float">
            <text:p>3.562197979</text:p>
          </table:table-cell>
          <table:table-cell office:value-type="float" office:value="16.28794227" calcext:value-type="float">
            <text:p>16.2879422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108735492" calcext:value-type="float">
            <text:p>6.108735492</text:p>
          </table:table-cell>
          <table:table-cell office:value-type="float" office:value="0.816778043" calcext:value-type="float">
            <text:p>0.816778043</text:p>
          </table:table-cell>
          <table:table-cell office:value-type="float" office:value="3.810251181" calcext:value-type="float">
            <text:p>3.810251181</text:p>
          </table:table-cell>
          <table:table-cell office:value-type="float" office:value="18.02512496" calcext:value-type="float">
            <text:p>18.0251249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112469438" calcext:value-type="float">
            <text:p>6.112469438</text:p>
          </table:table-cell>
          <table:table-cell office:value-type="float" office:value="0.495173042" calcext:value-type="float">
            <text:p>0.495173042</text:p>
          </table:table-cell>
          <table:table-cell office:value-type="float" office:value="3.676513546" calcext:value-type="float">
            <text:p>3.676513546</text:p>
          </table:table-cell>
          <table:table-cell office:value-type="float" office:value="17.23318982" calcext:value-type="float">
            <text:p>17.2331898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383280675" calcext:value-type="float">
            <text:p>0.383280675</text:p>
          </table:table-cell>
          <table:table-cell office:value-type="float" office:value="4.01835611" calcext:value-type="float">
            <text:p>4.01835611</text:p>
          </table:table-cell>
          <table:table-cell office:value-type="float" office:value="17.36286327" calcext:value-type="float">
            <text:p>17.3628632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301197227" calcext:value-type="float">
            <text:p>6.301197227</text:p>
          </table:table-cell>
          <table:table-cell office:value-type="float" office:value="0.384825135" calcext:value-type="float">
            <text:p>0.384825135</text:p>
          </table:table-cell>
          <table:table-cell office:value-type="float" office:value="4.751560339" calcext:value-type="float">
            <text:p>4.751560339</text:p>
          </table:table-cell>
          <table:table-cell office:value-type="float" office:value="17.73252047" calcext:value-type="float">
            <text:p>17.7325204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682845815" calcext:value-type="float">
            <text:p>0.682845815</text:p>
          </table:table-cell>
          <table:table-cell office:value-type="float" office:value="3.962701639" calcext:value-type="float">
            <text:p>3.962701639</text:p>
          </table:table-cell>
          <table:table-cell office:value-type="float" office:value="16.06083044" calcext:value-type="float">
            <text:p>16.0608304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30517024" calcext:value-type="float">
            <text:p>6.30517024</text:p>
          </table:table-cell>
          <table:table-cell office:value-type="float" office:value="0.586483867" calcext:value-type="float">
            <text:p>0.586483867</text:p>
          </table:table-cell>
          <table:table-cell office:value-type="float" office:value="4.627933566" calcext:value-type="float">
            <text:p>4.627933566</text:p>
          </table:table-cell>
          <table:table-cell office:value-type="float" office:value="18.05721976" calcext:value-type="float">
            <text:p>18.0572197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6.112469438" calcext:value-type="float">
            <text:p>6.112469438</text:p>
          </table:table-cell>
          <table:table-cell office:value-type="float" office:value="0.520917014" calcext:value-type="float">
            <text:p>0.520917014</text:p>
          </table:table-cell>
          <table:table-cell office:value-type="float" office:value="3.967673221" calcext:value-type="float">
            <text:p>3.967673221</text:p>
          </table:table-cell>
          <table:table-cell office:value-type="float" office:value="18.63983764" calcext:value-type="float">
            <text:p>18.6398376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931198102" calcext:value-type="float">
            <text:p>5.931198102</text:p>
          </table:table-cell>
          <table:table-cell office:value-type="float" office:value="0.663354681" calcext:value-type="float">
            <text:p>0.663354681</text:p>
          </table:table-cell>
          <table:table-cell office:value-type="float" office:value="3.697377502" calcext:value-type="float">
            <text:p>3.697377502</text:p>
          </table:table-cell>
          <table:table-cell office:value-type="float" office:value="19.25020229" calcext:value-type="float">
            <text:p>19.2502022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602240896" calcext:value-type="float">
            <text:p>5.602240896</text:p>
          </table:table-cell>
          <table:table-cell office:value-type="float" office:value="0.450679506" calcext:value-type="float">
            <text:p>0.450679506</text:p>
          </table:table-cell>
          <table:table-cell office:value-type="float" office:value="3.778812387" calcext:value-type="float">
            <text:p>3.778812387</text:p>
          </table:table-cell>
          <table:table-cell office:value-type="float" office:value="19.93259638" calcext:value-type="float">
            <text:p>19.9325963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931198102" calcext:value-type="float">
            <text:p>5.931198102</text:p>
          </table:table-cell>
          <table:table-cell office:value-type="float" office:value="0.59636675" calcext:value-type="float">
            <text:p>0.59636675</text:p>
          </table:table-cell>
          <table:table-cell office:value-type="float" office:value="3.661990389" calcext:value-type="float">
            <text:p>3.661990389</text:p>
          </table:table-cell>
          <table:table-cell office:value-type="float" office:value="16.58529047" calcext:value-type="float">
            <text:p>16.5852904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602240896" calcext:value-type="float">
            <text:p>5.602240896</text:p>
          </table:table-cell>
          <table:table-cell office:value-type="float" office:value="0.462341985" calcext:value-type="float">
            <text:p>0.462341985</text:p>
          </table:table-cell>
          <table:table-cell office:value-type="float" office:value="4.578583311" calcext:value-type="float">
            <text:p>4.578583311</text:p>
          </table:table-cell>
          <table:table-cell office:value-type="float" office:value="19.813554" calcext:value-type="float">
            <text:p>19.81355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405405405" calcext:value-type="float">
            <text:p>5.405405405</text:p>
          </table:table-cell>
          <table:table-cell office:value-type="float" office:value="0.569857169" calcext:value-type="float">
            <text:p>0.569857169</text:p>
          </table:table-cell>
          <table:table-cell office:value-type="float" office:value="3.672204837" calcext:value-type="float">
            <text:p>3.672204837</text:p>
          </table:table-cell>
          <table:table-cell office:value-type="float" office:value="20.27954825" calcext:value-type="float">
            <text:p>20.2795482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452562704" calcext:value-type="float">
            <text:p>5.452562704</text:p>
          </table:table-cell>
          <table:table-cell office:value-type="float" office:value="0.418214239" calcext:value-type="float">
            <text:p>0.418214239</text:p>
          </table:table-cell>
          <table:table-cell office:value-type="float" office:value="4.180972483" calcext:value-type="float">
            <text:p>4.180972483</text:p>
          </table:table-cell>
          <table:table-cell office:value-type="float" office:value="21.41681616" calcext:value-type="float">
            <text:p>21.4168161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.307855626" calcext:value-type="float">
            <text:p>5.307855626</text:p>
          </table:table-cell>
          <table:table-cell office:value-type="float" office:value="0.741557085" calcext:value-type="float">
            <text:p>0.741557085</text:p>
          </table:table-cell>
          <table:table-cell office:value-type="float" office:value="3.364730003" calcext:value-type="float">
            <text:p>3.364730003</text:p>
          </table:table-cell>
          <table:table-cell office:value-type="float" office:value="21.0505998" calcext:value-type="float">
            <text:p>21.050599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405405405" calcext:value-type="float">
            <text:p>5.405405405</text:p>
          </table:table-cell>
          <table:table-cell office:value-type="float" office:value="0.894335955" calcext:value-type="float">
            <text:p>0.894335955</text:p>
          </table:table-cell>
          <table:table-cell office:value-type="float" office:value="3.417613636" calcext:value-type="float">
            <text:p>3.417613636</text:p>
          </table:table-cell>
          <table:table-cell office:value-type="float" office:value="20.47102168" calcext:value-type="float">
            <text:p>20.4710216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307855626" calcext:value-type="float">
            <text:p>5.307855626</text:p>
          </table:table-cell>
          <table:table-cell office:value-type="float" office:value="0.67040513" calcext:value-type="float">
            <text:p>0.67040513</text:p>
          </table:table-cell>
          <table:table-cell office:value-type="float" office:value="3.445605246" calcext:value-type="float">
            <text:p>3.445605246</text:p>
          </table:table-cell>
          <table:table-cell office:value-type="float" office:value="21.29557712" calcext:value-type="float">
            <text:p>21.2955771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666921814" calcext:value-type="float">
            <text:p>0.666921814</text:p>
          </table:table-cell>
          <table:table-cell office:value-type="float" office:value="3.429486623" calcext:value-type="float">
            <text:p>3.429486623</text:p>
          </table:table-cell>
          <table:table-cell office:value-type="float" office:value="19.45428072" calcext:value-type="float">
            <text:p>19.4542807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173305742" calcext:value-type="float">
            <text:p>5.173305742</text:p>
          </table:table-cell>
          <table:table-cell office:value-type="float" office:value="0.65879256" calcext:value-type="float">
            <text:p>0.65879256</text:p>
          </table:table-cell>
          <table:table-cell office:value-type="float" office:value="3.410542806" calcext:value-type="float">
            <text:p>3.410542806</text:p>
          </table:table-cell>
          <table:table-cell office:value-type="float" office:value="21.94294809" calcext:value-type="float">
            <text:p>21.9429480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263157895" calcext:value-type="float">
            <text:p>5.263157895</text:p>
          </table:table-cell>
          <table:table-cell office:value-type="float" office:value="0.657328353" calcext:value-type="float">
            <text:p>0.657328353</text:p>
          </table:table-cell>
          <table:table-cell office:value-type="float" office:value="3.375764643" calcext:value-type="float">
            <text:p>3.375764643</text:p>
          </table:table-cell>
          <table:table-cell office:value-type="float" office:value="20.97940522" calcext:value-type="float">
            <text:p>20.9794052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060606061" calcext:value-type="float">
            <text:p>6.060606061</text:p>
          </table:table-cell>
          <table:table-cell office:value-type="float" office:value="0.533271725" calcext:value-type="float">
            <text:p>0.533271725</text:p>
          </table:table-cell>
          <table:table-cell office:value-type="float" office:value="3.695677299" calcext:value-type="float">
            <text:p>3.695677299</text:p>
          </table:table-cell>
          <table:table-cell office:value-type="float" office:value="16.81989017" calcext:value-type="float">
            <text:p>16.8198901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571476731" calcext:value-type="float">
            <text:p>0.571476731</text:p>
          </table:table-cell>
          <table:table-cell office:value-type="float" office:value="3.767572967" calcext:value-type="float">
            <text:p>3.767572967</text:p>
          </table:table-cell>
          <table:table-cell office:value-type="float" office:value="16.79242762" calcext:value-type="float">
            <text:p>16.79242762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30517024" calcext:value-type="float">
            <text:p>6.30517024</text:p>
          </table:table-cell>
          <table:table-cell office:value-type="float" office:value="0.806856041" calcext:value-type="float">
            <text:p>0.806856041</text:p>
          </table:table-cell>
          <table:table-cell office:value-type="float" office:value="3.594942103" calcext:value-type="float">
            <text:p>3.594942103</text:p>
          </table:table-cell>
          <table:table-cell office:value-type="float" office:value="16.3624645" calcext:value-type="float">
            <text:p>16.362464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448307859" calcext:value-type="float">
            <text:p>0.448307859</text:p>
          </table:table-cell>
          <table:table-cell office:value-type="float" office:value="3.695438916" calcext:value-type="float">
            <text:p>3.695438916</text:p>
          </table:table-cell>
          <table:table-cell office:value-type="float" office:value="15.58979151" calcext:value-type="float">
            <text:p>15.5897915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61203147" calcext:value-type="float">
            <text:p>0.61203147</text:p>
          </table:table-cell>
          <table:table-cell office:value-type="float" office:value="3.403479346" calcext:value-type="float">
            <text:p>3.403479346</text:p>
          </table:table-cell>
          <table:table-cell office:value-type="float" office:value="16.33258217" calcext:value-type="float">
            <text:p>16.3325821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30517024" calcext:value-type="float">
            <text:p>6.30517024</text:p>
          </table:table-cell>
          <table:table-cell office:value-type="float" office:value="0.512243269" calcext:value-type="float">
            <text:p>0.512243269</text:p>
          </table:table-cell>
          <table:table-cell office:value-type="float" office:value="3.995023694" calcext:value-type="float">
            <text:p>3.995023694</text:p>
          </table:table-cell>
          <table:table-cell office:value-type="float" office:value="16.55840116" calcext:value-type="float">
            <text:p>16.5584011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473438016" calcext:value-type="float">
            <text:p>0.473438016</text:p>
          </table:table-cell>
          <table:table-cell office:value-type="float" office:value="3.641478199" calcext:value-type="float">
            <text:p>3.641478199</text:p>
          </table:table-cell>
          <table:table-cell office:value-type="float" office:value="15.46302499" calcext:value-type="float">
            <text:p>15.4630249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457062936" calcext:value-type="float">
            <text:p>0.457062936</text:p>
          </table:table-cell>
          <table:table-cell office:value-type="float" office:value="3.820843279" calcext:value-type="float">
            <text:p>3.820843279</text:p>
          </table:table-cell>
          <table:table-cell office:value-type="float" office:value="15.22843918" calcext:value-type="float">
            <text:p>15.2284391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658049151" calcext:value-type="float">
            <text:p>0.658049151</text:p>
          </table:table-cell>
          <table:table-cell office:value-type="float" office:value="3.670723588" calcext:value-type="float">
            <text:p>3.670723588</text:p>
          </table:table-cell>
          <table:table-cell office:value-type="float" office:value="15.83084378" calcext:value-type="float">
            <text:p>15.8308437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64893617" calcext:value-type="float">
            <text:p>6.64893617</text:p>
          </table:table-cell>
          <table:table-cell office:value-type="float" office:value="0.588269005" calcext:value-type="float">
            <text:p>0.588269005</text:p>
          </table:table-cell>
          <table:table-cell office:value-type="float" office:value="3.228078111" calcext:value-type="float">
            <text:p>3.228078111</text:p>
          </table:table-cell>
          <table:table-cell office:value-type="float" office:value="14.2434836" calcext:value-type="float">
            <text:p>14.243483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575407502" calcext:value-type="float">
            <text:p>0.575407502</text:p>
          </table:table-cell>
          <table:table-cell office:value-type="float" office:value="3.727185452" calcext:value-type="float">
            <text:p>3.727185452</text:p>
          </table:table-cell>
          <table:table-cell office:value-type="float" office:value="16.07524475" calcext:value-type="float">
            <text:p>16.0752447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51482413" calcext:value-type="float">
            <text:p>0.51482413</text:p>
          </table:table-cell>
          <table:table-cell office:value-type="float" office:value="3.750197482" calcext:value-type="float">
            <text:p>3.750197482</text:p>
          </table:table-cell>
          <table:table-cell office:value-type="float" office:value="16.12223429" calcext:value-type="float">
            <text:p>16.1222342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931198102" calcext:value-type="float">
            <text:p>5.931198102</text:p>
          </table:table-cell>
          <table:table-cell office:value-type="float" office:value="0.522903933" calcext:value-type="float">
            <text:p>0.522903933</text:p>
          </table:table-cell>
          <table:table-cell office:value-type="float" office:value="3.650160351" calcext:value-type="float">
            <text:p>3.650160351</text:p>
          </table:table-cell>
          <table:table-cell office:value-type="float" office:value="17.8557035" calcext:value-type="float">
            <text:p>17.855703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602240896" calcext:value-type="float">
            <text:p>5.602240896</text:p>
          </table:table-cell>
          <table:table-cell office:value-type="float" office:value="0.412104371" calcext:value-type="float">
            <text:p>0.412104371</text:p>
          </table:table-cell>
          <table:table-cell office:value-type="float" office:value="3.85969236" calcext:value-type="float">
            <text:p>3.85969236</text:p>
          </table:table-cell>
          <table:table-cell office:value-type="float" office:value="18.97156425" calcext:value-type="float">
            <text:p>18.9715642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882352941" calcext:value-type="float">
            <text:p>5.882352941</text:p>
          </table:table-cell>
          <table:table-cell office:value-type="float" office:value="0.465756585" calcext:value-type="float">
            <text:p>0.465756585</text:p>
          </table:table-cell>
          <table:table-cell office:value-type="float" office:value="3.569881066" calcext:value-type="float">
            <text:p>3.569881066</text:p>
          </table:table-cell>
          <table:table-cell office:value-type="float" office:value="17.90140801" calcext:value-type="float">
            <text:p>17.9014080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722461127" calcext:value-type="float">
            <text:p>5.722461127</text:p>
          </table:table-cell>
          <table:table-cell office:value-type="float" office:value="0.496544973" calcext:value-type="float">
            <text:p>0.496544973</text:p>
          </table:table-cell>
          <table:table-cell office:value-type="float" office:value="3.647818715" calcext:value-type="float">
            <text:p>3.647818715</text:p>
          </table:table-cell>
          <table:table-cell office:value-type="float" office:value="18.85499368" calcext:value-type="float">
            <text:p>18.8549936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742176758" calcext:value-type="float">
            <text:p>5.742176758</text:p>
          </table:table-cell>
          <table:table-cell office:value-type="float" office:value="0.614403432" calcext:value-type="float">
            <text:p>0.614403432</text:p>
          </table:table-cell>
          <table:table-cell office:value-type="float" office:value="3.516468542" calcext:value-type="float">
            <text:p>3.516468542</text:p>
          </table:table-cell>
          <table:table-cell office:value-type="float" office:value="18.18118948" calcext:value-type="float">
            <text:p>18.1811894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882352941" calcext:value-type="float">
            <text:p>5.882352941</text:p>
          </table:table-cell>
          <table:table-cell office:value-type="float" office:value="0.621362513" calcext:value-type="float">
            <text:p>0.621362513</text:p>
          </table:table-cell>
          <table:table-cell office:value-type="float" office:value="3.352872793" calcext:value-type="float">
            <text:p>3.352872793</text:p>
          </table:table-cell>
          <table:table-cell office:value-type="float" office:value="17.37904655" calcext:value-type="float">
            <text:p>17.3790465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.307855626" calcext:value-type="float">
            <text:p>5.307855626</text:p>
          </table:table-cell>
          <table:table-cell office:value-type="float" office:value="0.725927821" calcext:value-type="float">
            <text:p>0.725927821</text:p>
          </table:table-cell>
          <table:table-cell office:value-type="float" office:value="3.244413315" calcext:value-type="float">
            <text:p>3.244413315</text:p>
          </table:table-cell>
          <table:table-cell office:value-type="float" office:value="19.23130665" calcext:value-type="float">
            <text:p>19.231306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649717514" calcext:value-type="float">
            <text:p>5.649717514</text:p>
          </table:table-cell>
          <table:table-cell office:value-type="float" office:value="0.6587935" calcext:value-type="float">
            <text:p>0.6587935</text:p>
          </table:table-cell>
          <table:table-cell office:value-type="float" office:value="3.14377231" calcext:value-type="float">
            <text:p>3.14377231</text:p>
          </table:table-cell>
          <table:table-cell office:value-type="float" office:value="17.94181818" calcext:value-type="float">
            <text:p>17.9418181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602240896" calcext:value-type="float">
            <text:p>5.602240896</text:p>
          </table:table-cell>
          <table:table-cell office:value-type="float" office:value="0.69055708" calcext:value-type="float">
            <text:p>0.69055708</text:p>
          </table:table-cell>
          <table:table-cell office:value-type="float" office:value="3.200090975" calcext:value-type="float">
            <text:p>3.200090975</text:p>
          </table:table-cell>
          <table:table-cell office:value-type="float" office:value="18.30924323" calcext:value-type="float">
            <text:p>18.3092432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.918839154" calcext:value-type="float">
            <text:p>4.918839154</text:p>
          </table:table-cell>
          <table:table-cell office:value-type="float" office:value="0.64314748" calcext:value-type="float">
            <text:p>0.64314748</text:p>
          </table:table-cell>
          <table:table-cell office:value-type="float" office:value="3.327275663" calcext:value-type="float">
            <text:p>3.327275663</text:p>
          </table:table-cell>
          <table:table-cell office:value-type="float" office:value="22.42265541" calcext:value-type="float">
            <text:p>22.4226554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497526113" calcext:value-type="float">
            <text:p>5.497526113</text:p>
          </table:table-cell>
          <table:table-cell office:value-type="float" office:value="0.800854129" calcext:value-type="float">
            <text:p>0.800854129</text:p>
          </table:table-cell>
          <table:table-cell office:value-type="float" office:value="3.270492969" calcext:value-type="float">
            <text:p>3.270492969</text:p>
          </table:table-cell>
          <table:table-cell office:value-type="float" office:value="18.73774387" calcext:value-type="float">
            <text:p>18.7377438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128205128" calcext:value-type="float">
            <text:p>5.128205128</text:p>
          </table:table-cell>
          <table:table-cell office:value-type="float" office:value="0.621069908" calcext:value-type="float">
            <text:p>0.621069908</text:p>
          </table:table-cell>
          <table:table-cell office:value-type="float" office:value="3.411323182" calcext:value-type="float">
            <text:p>3.411323182</text:p>
          </table:table-cell>
          <table:table-cell office:value-type="float" office:value="20.09042344" calcext:value-type="float">
            <text:p>20.0904234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357279085" calcext:value-type="float">
            <text:p>6.357279085</text:p>
          </table:table-cell>
          <table:table-cell office:value-type="float" office:value="0.698792413" calcext:value-type="float">
            <text:p>0.698792413</text:p>
          </table:table-cell>
          <table:table-cell office:value-type="float" office:value="4.025177725" calcext:value-type="float">
            <text:p>4.025177725</text:p>
          </table:table-cell>
          <table:table-cell office:value-type="float" office:value="15.33164167" calcext:value-type="float">
            <text:p>15.3316416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603756619" calcext:value-type="float">
            <text:p>0.603756619</text:p>
          </table:table-cell>
          <table:table-cell office:value-type="float" office:value="3.23681755" calcext:value-type="float">
            <text:p>3.23681755</text:p>
          </table:table-cell>
          <table:table-cell office:value-type="float" office:value="14.17933665" calcext:value-type="float">
            <text:p>14.1793366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835269993" calcext:value-type="float">
            <text:p>6.835269993</text:p>
          </table:table-cell>
          <table:table-cell office:value-type="float" office:value="0.684837757" calcext:value-type="float">
            <text:p>0.684837757</text:p>
          </table:table-cell>
          <table:table-cell office:value-type="float" office:value="3.469178449" calcext:value-type="float">
            <text:p>3.469178449</text:p>
          </table:table-cell>
          <table:table-cell office:value-type="float" office:value="13.96430443" calcext:value-type="float">
            <text:p>13.9643044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491241782" calcext:value-type="float">
            <text:p>0.491241782</text:p>
          </table:table-cell>
          <table:table-cell office:value-type="float" office:value="3.433616972" calcext:value-type="float">
            <text:p>3.433616972</text:p>
          </table:table-cell>
          <table:table-cell office:value-type="float" office:value="14.28515977" calcext:value-type="float">
            <text:p>14.2851597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613756614" calcext:value-type="float">
            <text:p>6.613756614</text:p>
          </table:table-cell>
          <table:table-cell office:value-type="float" office:value="0.692396003" calcext:value-type="float">
            <text:p>0.692396003</text:p>
          </table:table-cell>
          <table:table-cell office:value-type="float" office:value="3.899476222" calcext:value-type="float">
            <text:p>3.899476222</text:p>
          </table:table-cell>
          <table:table-cell office:value-type="float" office:value="14.85205578" calcext:value-type="float">
            <text:p>14.85205578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486138413" calcext:value-type="float">
            <text:p>0.486138413</text:p>
          </table:table-cell>
          <table:table-cell office:value-type="float" office:value="3.407553932" calcext:value-type="float">
            <text:p>3.407553932</text:p>
          </table:table-cell>
          <table:table-cell office:value-type="float" office:value="14.42807721" calcext:value-type="float">
            <text:p>14.4280772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7.012622721" calcext:value-type="float">
            <text:p>7.012622721</text:p>
          </table:table-cell>
          <table:table-cell office:value-type="float" office:value="0.393369829" calcext:value-type="float">
            <text:p>0.393369829</text:p>
          </table:table-cell>
          <table:table-cell office:value-type="float" office:value="3.934682064" calcext:value-type="float">
            <text:p>3.934682064</text:p>
          </table:table-cell>
          <table:table-cell office:value-type="float" office:value="13.37894006" calcext:value-type="float">
            <text:p>13.37894006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779661017" calcext:value-type="float">
            <text:p>6.779661017</text:p>
          </table:table-cell>
          <table:table-cell office:value-type="float" office:value="0.431257127" calcext:value-type="float">
            <text:p>0.431257127</text:p>
          </table:table-cell>
          <table:table-cell office:value-type="float" office:value="4.071455505" calcext:value-type="float">
            <text:p>4.071455505</text:p>
          </table:table-cell>
          <table:table-cell office:value-type="float" office:value="14.18674611" calcext:value-type="float">
            <text:p>14.1867461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613756614" calcext:value-type="float">
            <text:p>6.613756614</text:p>
          </table:table-cell>
          <table:table-cell office:value-type="float" office:value="0.474768773" calcext:value-type="float">
            <text:p>0.474768773</text:p>
          </table:table-cell>
          <table:table-cell office:value-type="float" office:value="3.742345349" calcext:value-type="float">
            <text:p>3.742345349</text:p>
          </table:table-cell>
          <table:table-cell office:value-type="float" office:value="14.72017667" calcext:value-type="float">
            <text:p>14.7201766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779661017" calcext:value-type="float">
            <text:p>6.779661017</text:p>
          </table:table-cell>
          <table:table-cell office:value-type="float" office:value="0.671578833" calcext:value-type="float">
            <text:p>0.671578833</text:p>
          </table:table-cell>
          <table:table-cell office:value-type="float" office:value="2.972278215" calcext:value-type="float">
            <text:p>2.972278215</text:p>
          </table:table-cell>
          <table:table-cell office:value-type="float" office:value="13.51718475" calcext:value-type="float">
            <text:p>13.5171847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779661017" calcext:value-type="float">
            <text:p>6.779661017</text:p>
          </table:table-cell>
          <table:table-cell office:value-type="float" office:value="0.719051279" calcext:value-type="float">
            <text:p>0.719051279</text:p>
          </table:table-cell>
          <table:table-cell office:value-type="float" office:value="3.000503052" calcext:value-type="float">
            <text:p>3.000503052</text:p>
          </table:table-cell>
          <table:table-cell office:value-type="float" office:value="13.30808473" calcext:value-type="float">
            <text:p>13.3080847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6.835269993" calcext:value-type="float">
            <text:p>6.835269993</text:p>
          </table:table-cell>
          <table:table-cell office:value-type="float" office:value="0.646560857" calcext:value-type="float">
            <text:p>0.646560857</text:p>
          </table:table-cell>
          <table:table-cell office:value-type="float" office:value="3.442946878" calcext:value-type="float">
            <text:p>3.442946878</text:p>
          </table:table-cell>
          <table:table-cell office:value-type="float" office:value="13.62231064" calcext:value-type="float">
            <text:p>13.6223106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353319058" calcext:value-type="float">
            <text:p>5.353319058</text:p>
          </table:table-cell>
          <table:table-cell office:value-type="float" office:value="0.32014391" calcext:value-type="float">
            <text:p>0.32014391</text:p>
          </table:table-cell>
          <table:table-cell office:value-type="float" office:value="3.42440502" calcext:value-type="float">
            <text:p>3.42440502</text:p>
          </table:table-cell>
          <table:table-cell office:value-type="float" office:value="19.20956733" calcext:value-type="float">
            <text:p>19.20956733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353319058" calcext:value-type="float">
            <text:p>5.353319058</text:p>
          </table:table-cell>
          <table:table-cell office:value-type="float" office:value="0.488416789" calcext:value-type="float">
            <text:p>0.488416789</text:p>
          </table:table-cell>
          <table:table-cell office:value-type="float" office:value="4.211590224" calcext:value-type="float">
            <text:p>4.211590224</text:p>
          </table:table-cell>
          <table:table-cell office:value-type="float" office:value="19.99367417" calcext:value-type="float">
            <text:p>19.9936741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53709856" calcext:value-type="float">
            <text:p>5.53709856</text:p>
          </table:table-cell>
          <table:table-cell office:value-type="float" office:value="0.577756621" calcext:value-type="float">
            <text:p>0.577756621</text:p>
          </table:table-cell>
          <table:table-cell office:value-type="float" office:value="3.586730072" calcext:value-type="float">
            <text:p>3.586730072</text:p>
          </table:table-cell>
          <table:table-cell office:value-type="float" office:value="18.28806335" calcext:value-type="float">
            <text:p>18.2880633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543237251" calcext:value-type="float">
            <text:p>5.543237251</text:p>
          </table:table-cell>
          <table:table-cell office:value-type="float" office:value="0.364205489" calcext:value-type="float">
            <text:p>0.364205489</text:p>
          </table:table-cell>
          <table:table-cell office:value-type="float" office:value="3.473601598" calcext:value-type="float">
            <text:p>3.473601598</text:p>
          </table:table-cell>
          <table:table-cell office:value-type="float" office:value="18.7662834" calcext:value-type="float">
            <text:p>18.766283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219206681" calcext:value-type="float">
            <text:p>5.219206681</text:p>
          </table:table-cell>
          <table:table-cell office:value-type="float" office:value="0.485576505" calcext:value-type="float">
            <text:p>0.485576505</text:p>
          </table:table-cell>
          <table:table-cell office:value-type="float" office:value="3.544718424" calcext:value-type="float">
            <text:p>3.544718424</text:p>
          </table:table-cell>
          <table:table-cell office:value-type="float" office:value="20.41001489" calcext:value-type="float">
            <text:p>20.4100148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980861244" calcext:value-type="float">
            <text:p>5.980861244</text:p>
          </table:table-cell>
          <table:table-cell office:value-type="float" office:value="0.531333726" calcext:value-type="float">
            <text:p>0.531333726</text:p>
          </table:table-cell>
          <table:table-cell office:value-type="float" office:value="3.433250637" calcext:value-type="float">
            <text:p>3.433250637</text:p>
          </table:table-cell>
          <table:table-cell office:value-type="float" office:value="16.52709691" calcext:value-type="float">
            <text:p>16.5270969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.405405405" calcext:value-type="float">
            <text:p>5.405405405</text:p>
          </table:table-cell>
          <table:table-cell office:value-type="float" office:value="0.808011886" calcext:value-type="float">
            <text:p>0.808011886</text:p>
          </table:table-cell>
          <table:table-cell office:value-type="float" office:value="3.365615847" calcext:value-type="float">
            <text:p>3.365615847</text:p>
          </table:table-cell>
          <table:table-cell office:value-type="float" office:value="21.53172245" calcext:value-type="float">
            <text:p>21.5317224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307855626" calcext:value-type="float">
            <text:p>5.307855626</text:p>
          </table:table-cell>
          <table:table-cell office:value-type="float" office:value="0.639726462" calcext:value-type="float">
            <text:p>0.639726462</text:p>
          </table:table-cell>
          <table:table-cell office:value-type="float" office:value="3.327786215" calcext:value-type="float">
            <text:p>3.327786215</text:p>
          </table:table-cell>
          <table:table-cell office:value-type="float" office:value="22.07801423" calcext:value-type="float">
            <text:p>22.0780142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27843795" calcext:value-type="float">
            <text:p>5.27843795</text:p>
          </table:table-cell>
          <table:table-cell office:value-type="float" office:value="0.677718227" calcext:value-type="float">
            <text:p>0.677718227</text:p>
          </table:table-cell>
          <table:table-cell office:value-type="float" office:value="3.511432383" calcext:value-type="float">
            <text:p>3.511432383</text:p>
          </table:table-cell>
          <table:table-cell office:value-type="float" office:value="22.64437695" calcext:value-type="float">
            <text:p>22.6443769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.918839154" calcext:value-type="float">
            <text:p>4.918839154</text:p>
          </table:table-cell>
          <table:table-cell office:value-type="float" office:value="0.718151473" calcext:value-type="float">
            <text:p>0.718151473</text:p>
          </table:table-cell>
          <table:table-cell office:value-type="float" office:value="3.425198573" calcext:value-type="float">
            <text:p>3.425198573</text:p>
          </table:table-cell>
          <table:table-cell office:value-type="float" office:value="24.94339516" calcext:value-type="float">
            <text:p>24.9433951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213764338" calcext:value-type="float">
            <text:p>5.213764338</text:p>
          </table:table-cell>
          <table:table-cell office:value-type="float" office:value="0.647349033" calcext:value-type="float">
            <text:p>0.647349033</text:p>
          </table:table-cell>
          <table:table-cell office:value-type="float" office:value="3.541708593" calcext:value-type="float">
            <text:p>3.541708593</text:p>
          </table:table-cell>
          <table:table-cell office:value-type="float" office:value="23.52280469" calcext:value-type="float">
            <text:p>23.52280469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042864347" calcext:value-type="float">
            <text:p>5.042864347</text:p>
          </table:table-cell>
          <table:table-cell office:value-type="float" office:value="0.561001697" calcext:value-type="float">
            <text:p>0.561001697</text:p>
          </table:table-cell>
          <table:table-cell office:value-type="float" office:value="3.282552313" calcext:value-type="float">
            <text:p>3.282552313</text:p>
          </table:table-cell>
          <table:table-cell office:value-type="float" office:value="24.30548521" calcext:value-type="float">
            <text:p>24.3054852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30517024" calcext:value-type="float">
            <text:p>6.30517024</text:p>
          </table:table-cell>
          <table:table-cell office:value-type="float" office:value="0.592793264" calcext:value-type="float">
            <text:p>0.592793264</text:p>
          </table:table-cell>
          <table:table-cell office:value-type="float" office:value="3.435558614" calcext:value-type="float">
            <text:p>3.435558614</text:p>
          </table:table-cell>
          <table:table-cell office:value-type="float" office:value="16.59828418" calcext:value-type="float">
            <text:p>16.5982841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301197227" calcext:value-type="float">
            <text:p>6.301197227</text:p>
          </table:table-cell>
          <table:table-cell office:value-type="float" office:value="0.482731373" calcext:value-type="float">
            <text:p>0.482731373</text:p>
          </table:table-cell>
          <table:table-cell office:value-type="float" office:value="3.318447954" calcext:value-type="float">
            <text:p>3.318447954</text:p>
          </table:table-cell>
          <table:table-cell office:value-type="float" office:value="16.30559782" calcext:value-type="float">
            <text:p>16.3055978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6167979" calcext:value-type="float">
            <text:p>6.56167979</text:p>
          </table:table-cell>
          <table:table-cell office:value-type="float" office:value="0.65941419" calcext:value-type="float">
            <text:p>0.65941419</text:p>
          </table:table-cell>
          <table:table-cell office:value-type="float" office:value="4.144716191" calcext:value-type="float">
            <text:p>4.144716191</text:p>
          </table:table-cell>
          <table:table-cell office:value-type="float" office:value="16.6981407" calcext:value-type="float">
            <text:p>16.698140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57377049" calcext:value-type="float">
            <text:p>6.557377049</text:p>
          </table:table-cell>
          <table:table-cell office:value-type="float" office:value="0.521463438" calcext:value-type="float">
            <text:p>0.521463438</text:p>
          </table:table-cell>
          <table:table-cell office:value-type="float" office:value="3.317065174" calcext:value-type="float">
            <text:p>3.317065174</text:p>
          </table:table-cell>
          <table:table-cell office:value-type="float" office:value="15.01813754" calcext:value-type="float">
            <text:p>15.0181375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57377049" calcext:value-type="float">
            <text:p>6.557377049</text:p>
          </table:table-cell>
          <table:table-cell office:value-type="float" office:value="0.621863382" calcext:value-type="float">
            <text:p>0.621863382</text:p>
          </table:table-cell>
          <table:table-cell office:value-type="float" office:value="3.92460536" calcext:value-type="float">
            <text:p>3.92460536</text:p>
          </table:table-cell>
          <table:table-cell office:value-type="float" office:value="15.8915452" calcext:value-type="float">
            <text:p>15.891545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353240152" calcext:value-type="float">
            <text:p>6.353240152</text:p>
          </table:table-cell>
          <table:table-cell office:value-type="float" office:value="0.505408282" calcext:value-type="float">
            <text:p>0.505408282</text:p>
          </table:table-cell>
          <table:table-cell office:value-type="float" office:value="3.531124757" calcext:value-type="float">
            <text:p>3.531124757</text:p>
          </table:table-cell>
          <table:table-cell office:value-type="float" office:value="16.3655918" calcext:value-type="float">
            <text:p>16.3655918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35947712" calcext:value-type="float">
            <text:p>6.535947712</text:p>
          </table:table-cell>
          <table:table-cell office:value-type="float" office:value="0.423962628" calcext:value-type="float">
            <text:p>0.423962628</text:p>
          </table:table-cell>
          <table:table-cell office:value-type="float" office:value="3.362759864" calcext:value-type="float">
            <text:p>3.362759864</text:p>
          </table:table-cell>
          <table:table-cell office:value-type="float" office:value="15.54840947" calcext:value-type="float">
            <text:p>15.5484094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18904824" calcext:value-type="float">
            <text:p>6.518904824</text:p>
          </table:table-cell>
          <table:table-cell office:value-type="float" office:value="0.502796022" calcext:value-type="float">
            <text:p>0.502796022</text:p>
          </table:table-cell>
          <table:table-cell office:value-type="float" office:value="4.573363494" calcext:value-type="float">
            <text:p>4.573363494</text:p>
          </table:table-cell>
          <table:table-cell office:value-type="float" office:value="16.8372313" calcext:value-type="float">
            <text:p>16.837231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724949563" calcext:value-type="float">
            <text:p>6.724949563</text:p>
          </table:table-cell>
          <table:table-cell office:value-type="float" office:value="0.434198063" calcext:value-type="float">
            <text:p>0.434198063</text:p>
          </table:table-cell>
          <table:table-cell office:value-type="float" office:value="4.481259735" calcext:value-type="float">
            <text:p>4.481259735</text:p>
          </table:table-cell>
          <table:table-cell office:value-type="float" office:value="16.46382494" calcext:value-type="float">
            <text:p>16.46382494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539824501" calcext:value-type="float">
            <text:p>0.539824501</text:p>
          </table:table-cell>
          <table:table-cell office:value-type="float" office:value="3.112224254" calcext:value-type="float">
            <text:p>3.112224254</text:p>
          </table:table-cell>
          <table:table-cell office:value-type="float" office:value="14.28129086" calcext:value-type="float">
            <text:p>14.28129086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357279085" calcext:value-type="float">
            <text:p>6.357279085</text:p>
          </table:table-cell>
          <table:table-cell office:value-type="float" office:value="0.731343062" calcext:value-type="float">
            <text:p>0.731343062</text:p>
          </table:table-cell>
          <table:table-cell office:value-type="float" office:value="4.165955252" calcext:value-type="float">
            <text:p>4.165955252</text:p>
          </table:table-cell>
          <table:table-cell office:value-type="float" office:value="16.490315" calcext:value-type="float">
            <text:p>16.49031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6.557377049" calcext:value-type="float">
            <text:p>6.557377049</text:p>
          </table:table-cell>
          <table:table-cell office:value-type="float" office:value="0.536661866" calcext:value-type="float">
            <text:p>0.536661866</text:p>
          </table:table-cell>
          <table:table-cell office:value-type="float" office:value="4.564170123" calcext:value-type="float">
            <text:p>4.564170123</text:p>
          </table:table-cell>
          <table:table-cell office:value-type="float" office:value="16.60819343" calcext:value-type="float">
            <text:p>16.6081934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649717514" calcext:value-type="float">
            <text:p>5.649717514</text:p>
          </table:table-cell>
          <table:table-cell office:value-type="float" office:value="0.398369809" calcext:value-type="float">
            <text:p>0.398369809</text:p>
          </table:table-cell>
          <table:table-cell office:value-type="float" office:value="3.752137853" calcext:value-type="float">
            <text:p>3.752137853</text:p>
          </table:table-cell>
          <table:table-cell office:value-type="float" office:value="18.58764805" calcext:value-type="float">
            <text:p>18.5876480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5.509641873" calcext:value-type="float">
            <text:p>5.509641873</text:p>
          </table:table-cell>
          <table:table-cell office:value-type="float" office:value="0.621008039" calcext:value-type="float">
            <text:p>0.621008039</text:p>
          </table:table-cell>
          <table:table-cell office:value-type="float" office:value="3.207500283" calcext:value-type="float">
            <text:p>3.207500283</text:p>
          </table:table-cell>
          <table:table-cell office:value-type="float" office:value="20.23753659" calcext:value-type="float">
            <text:p>20.237536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66893424" calcext:value-type="float">
            <text:p>5.66893424</text:p>
          </table:table-cell>
          <table:table-cell office:value-type="float" office:value="0.747015352" calcext:value-type="float">
            <text:p>0.747015352</text:p>
          </table:table-cell>
          <table:table-cell office:value-type="float" office:value="3.350452527" calcext:value-type="float">
            <text:p>3.350452527</text:p>
          </table:table-cell>
          <table:table-cell office:value-type="float" office:value="19.60180573" calcext:value-type="float">
            <text:p>19.6018057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359056806" calcext:value-type="float">
            <text:p>5.359056806</text:p>
          </table:table-cell>
          <table:table-cell office:value-type="float" office:value="0.699415939" calcext:value-type="float">
            <text:p>0.699415939</text:p>
          </table:table-cell>
          <table:table-cell office:value-type="float" office:value="3.314501756" calcext:value-type="float">
            <text:p>3.314501756</text:p>
          </table:table-cell>
          <table:table-cell office:value-type="float" office:value="21.80203624" calcext:value-type="float">
            <text:p>21.8020362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263157895" calcext:value-type="float">
            <text:p>5.263157895</text:p>
          </table:table-cell>
          <table:table-cell office:value-type="float" office:value="0.690446617" calcext:value-type="float">
            <text:p>0.690446617</text:p>
          </table:table-cell>
          <table:table-cell office:value-type="float" office:value="3.242363984" calcext:value-type="float">
            <text:p>3.242363984</text:p>
          </table:table-cell>
          <table:table-cell office:value-type="float" office:value="22.02936871" calcext:value-type="float">
            <text:p>22.0293687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307855626" calcext:value-type="float">
            <text:p>5.307855626</text:p>
          </table:table-cell>
          <table:table-cell office:value-type="float" office:value="0.841060093" calcext:value-type="float">
            <text:p>0.841060093</text:p>
          </table:table-cell>
          <table:table-cell office:value-type="float" office:value="3.309652806" calcext:value-type="float">
            <text:p>3.309652806</text:p>
          </table:table-cell>
          <table:table-cell office:value-type="float" office:value="21.52152041" calcext:value-type="float">
            <text:p>21.5215204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307855626" calcext:value-type="float">
            <text:p>5.307855626</text:p>
          </table:table-cell>
          <table:table-cell office:value-type="float" office:value="0.686072241" calcext:value-type="float">
            <text:p>0.686072241</text:p>
          </table:table-cell>
          <table:table-cell office:value-type="float" office:value="3.209047714" calcext:value-type="float">
            <text:p>3.209047714</text:p>
          </table:table-cell>
          <table:table-cell office:value-type="float" office:value="21.51770845" calcext:value-type="float">
            <text:p>21.5177084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609385327" calcext:value-type="float">
            <text:p>6.609385327</text:p>
          </table:table-cell>
          <table:table-cell office:value-type="float" office:value="0.801565388" calcext:value-type="float">
            <text:p>0.801565388</text:p>
          </table:table-cell>
          <table:table-cell office:value-type="float" office:value="3.436102336" calcext:value-type="float">
            <text:p>3.436102336</text:p>
          </table:table-cell>
          <table:table-cell office:value-type="float" office:value="15.96133179" calcext:value-type="float">
            <text:p>15.9613317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619852084" calcext:value-type="float">
            <text:p>0.619852084</text:p>
          </table:table-cell>
          <table:table-cell office:value-type="float" office:value="3.4782217" calcext:value-type="float">
            <text:p>3.4782217</text:p>
          </table:table-cell>
          <table:table-cell office:value-type="float" office:value="15.35221714" calcext:value-type="float">
            <text:p>15.3522171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773336013" calcext:value-type="float">
            <text:p>0.773336013</text:p>
          </table:table-cell>
          <table:table-cell office:value-type="float" office:value="3.420733721" calcext:value-type="float">
            <text:p>3.420733721</text:p>
          </table:table-cell>
          <table:table-cell office:value-type="float" office:value="16.08558625" calcext:value-type="float">
            <text:p>16.0855862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622053836" calcext:value-type="float">
            <text:p>0.622053836</text:p>
          </table:table-cell>
          <table:table-cell office:value-type="float" office:value="3.895799778" calcext:value-type="float">
            <text:p>3.895799778</text:p>
          </table:table-cell>
          <table:table-cell office:value-type="float" office:value="16.6159659" calcext:value-type="float">
            <text:p>16.615965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75264619" calcext:value-type="float">
            <text:p>0.75264619</text:p>
          </table:table-cell>
          <table:table-cell office:value-type="float" office:value="3.816637116" calcext:value-type="float">
            <text:p>3.816637116</text:p>
          </table:table-cell>
          <table:table-cell office:value-type="float" office:value="16.74486777" calcext:value-type="float">
            <text:p>16.744867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562219351" calcext:value-type="float">
            <text:p>0.562219351</text:p>
          </table:table-cell>
          <table:table-cell office:value-type="float" office:value="3.667413228" calcext:value-type="float">
            <text:p>3.667413228</text:p>
          </table:table-cell>
          <table:table-cell office:value-type="float" office:value="16.72758558" calcext:value-type="float">
            <text:p>16.7275855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489292667" calcext:value-type="float">
            <text:p>6.489292667</text:p>
          </table:table-cell>
          <table:table-cell office:value-type="float" office:value="0.543648011" calcext:value-type="float">
            <text:p>0.543648011</text:p>
          </table:table-cell>
          <table:table-cell office:value-type="float" office:value="3.501249001" calcext:value-type="float">
            <text:p>3.501249001</text:p>
          </table:table-cell>
          <table:table-cell office:value-type="float" office:value="16.025956" calcext:value-type="float">
            <text:p>16.02595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455085386" calcext:value-type="float">
            <text:p>0.455085386</text:p>
          </table:table-cell>
          <table:table-cell office:value-type="float" office:value="3.871136797" calcext:value-type="float">
            <text:p>3.871136797</text:p>
          </table:table-cell>
          <table:table-cell office:value-type="float" office:value="15.54502872" calcext:value-type="float">
            <text:p>15.5450287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666666667" calcext:value-type="float">
            <text:p>6.666666667</text:p>
          </table:table-cell>
          <table:table-cell office:value-type="float" office:value="0.541935284" calcext:value-type="float">
            <text:p>0.541935284</text:p>
          </table:table-cell>
          <table:table-cell office:value-type="float" office:value="4.558448036" calcext:value-type="float">
            <text:p>4.558448036</text:p>
          </table:table-cell>
          <table:table-cell office:value-type="float" office:value="17.78316989" calcext:value-type="float">
            <text:p>17.78316989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261740764" calcext:value-type="float">
            <text:p>6.261740764</text:p>
          </table:table-cell>
          <table:table-cell office:value-type="float" office:value="0.663375887" calcext:value-type="float">
            <text:p>0.663375887</text:p>
          </table:table-cell>
          <table:table-cell office:value-type="float" office:value="3.609532798" calcext:value-type="float">
            <text:p>3.609532798</text:p>
          </table:table-cell>
          <table:table-cell office:value-type="float" office:value="16.97366196" calcext:value-type="float">
            <text:p>16.97366196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786953691" calcext:value-type="float">
            <text:p>0.786953691</text:p>
          </table:table-cell>
          <table:table-cell office:value-type="float" office:value="3.808708385" calcext:value-type="float">
            <text:p>3.808708385</text:p>
          </table:table-cell>
          <table:table-cell office:value-type="float" office:value="16.84424822" calcext:value-type="float">
            <text:p>16.8442482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606349227" calcext:value-type="float">
            <text:p>0.606349227</text:p>
          </table:table-cell>
          <table:table-cell office:value-type="float" office:value="3.92038903" calcext:value-type="float">
            <text:p>3.92038903</text:p>
          </table:table-cell>
          <table:table-cell office:value-type="float" office:value="17.11435622" calcext:value-type="float">
            <text:p>17.1143562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440696409" calcext:value-type="float">
            <text:p>5.440696409</text:p>
          </table:table-cell>
          <table:table-cell office:value-type="float" office:value="0.445607777" calcext:value-type="float">
            <text:p>0.445607777</text:p>
          </table:table-cell>
          <table:table-cell office:value-type="float" office:value="4.419448389" calcext:value-type="float">
            <text:p>4.419448389</text:p>
          </table:table-cell>
          <table:table-cell office:value-type="float" office:value="22.3648548" calcext:value-type="float">
            <text:p>22.364854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882352941" calcext:value-type="float">
            <text:p>5.882352941</text:p>
          </table:table-cell>
          <table:table-cell office:value-type="float" office:value="0.701162759" calcext:value-type="float">
            <text:p>0.701162759</text:p>
          </table:table-cell>
          <table:table-cell office:value-type="float" office:value="4.533359986" calcext:value-type="float">
            <text:p>4.533359986</text:p>
          </table:table-cell>
          <table:table-cell office:value-type="float" office:value="20.77954102" calcext:value-type="float">
            <text:p>20.779541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060606061" calcext:value-type="float">
            <text:p>6.060606061</text:p>
          </table:table-cell>
          <table:table-cell office:value-type="float" office:value="0.444672759" calcext:value-type="float">
            <text:p>0.444672759</text:p>
          </table:table-cell>
          <table:table-cell office:value-type="float" office:value="4.541281387" calcext:value-type="float">
            <text:p>4.541281387</text:p>
          </table:table-cell>
          <table:table-cell office:value-type="float" office:value="19.78015381" calcext:value-type="float">
            <text:p>19.78015381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882352941" calcext:value-type="float">
            <text:p>5.882352941</text:p>
          </table:table-cell>
          <table:table-cell office:value-type="float" office:value="0.630245212" calcext:value-type="float">
            <text:p>0.630245212</text:p>
          </table:table-cell>
          <table:table-cell office:value-type="float" office:value="4.530467776" calcext:value-type="float">
            <text:p>4.530467776</text:p>
          </table:table-cell>
          <table:table-cell office:value-type="float" office:value="20.88604375" calcext:value-type="float">
            <text:p>20.8860437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818415808" calcext:value-type="float">
            <text:p>0.818415808</text:p>
          </table:table-cell>
          <table:table-cell office:value-type="float" office:value="3.974308778" calcext:value-type="float">
            <text:p>3.974308778</text:p>
          </table:table-cell>
          <table:table-cell office:value-type="float" office:value="18.9191877" calcext:value-type="float">
            <text:p>18.91918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5.002501251" calcext:value-type="float">
            <text:p>5.002501251</text:p>
          </table:table-cell>
          <table:table-cell office:value-type="float" office:value="0.635316121" calcext:value-type="float">
            <text:p>0.635316121</text:p>
          </table:table-cell>
          <table:table-cell office:value-type="float" office:value="3.866552406" calcext:value-type="float">
            <text:p>3.866552406</text:p>
          </table:table-cell>
          <table:table-cell office:value-type="float" office:value="21.59758885" calcext:value-type="float">
            <text:p>21.5975888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.133470226" calcext:value-type="float">
            <text:p>5.133470226</text:p>
          </table:table-cell>
          <table:table-cell office:value-type="float" office:value="0.564930986" calcext:value-type="float">
            <text:p>0.564930986</text:p>
          </table:table-cell>
          <table:table-cell office:value-type="float" office:value="4.123370911" calcext:value-type="float">
            <text:p>4.123370911</text:p>
          </table:table-cell>
          <table:table-cell office:value-type="float" office:value="21.06905542" calcext:value-type="float">
            <text:p>21.0690554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.178663905" calcext:value-type="float">
            <text:p>5.178663905</text:p>
          </table:table-cell>
          <table:table-cell office:value-type="float" office:value="0.898282538" calcext:value-type="float">
            <text:p>0.898282538</text:p>
          </table:table-cell>
          <table:table-cell office:value-type="float" office:value="3.685870054" calcext:value-type="float">
            <text:p>3.685870054</text:p>
          </table:table-cell>
          <table:table-cell office:value-type="float" office:value="21.52751249" calcext:value-type="float">
            <text:p>21.527512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.274261603" calcext:value-type="float">
            <text:p>5.274261603</text:p>
          </table:table-cell>
          <table:table-cell office:value-type="float" office:value="0.607378615" calcext:value-type="float">
            <text:p>0.607378615</text:p>
          </table:table-cell>
          <table:table-cell office:value-type="float" office:value="3.206836672" calcext:value-type="float">
            <text:p>3.206836672</text:p>
          </table:table-cell>
          <table:table-cell office:value-type="float" office:value="18.77094934" calcext:value-type="float">
            <text:p>18.7709493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.420054201" calcext:value-type="float">
            <text:p>5.420054201</text:p>
          </table:table-cell>
          <table:table-cell office:value-type="float" office:value="0.617315808" calcext:value-type="float">
            <text:p>0.617315808</text:p>
          </table:table-cell>
          <table:table-cell office:value-type="float" office:value="3.307479743" calcext:value-type="float">
            <text:p>3.307479743</text:p>
          </table:table-cell>
          <table:table-cell office:value-type="float" office:value="18.65816795" calcext:value-type="float">
            <text:p>18.6581679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.691519636" calcext:value-type="float">
            <text:p>5.691519636</text:p>
          </table:table-cell>
          <table:table-cell office:value-type="float" office:value="0.858874138" calcext:value-type="float">
            <text:p>0.858874138</text:p>
          </table:table-cell>
          <table:table-cell office:value-type="float" office:value="3.189749099" calcext:value-type="float">
            <text:p>3.189749099</text:p>
          </table:table-cell>
          <table:table-cell office:value-type="float" office:value="16.97946236" calcext:value-type="float">
            <text:p>16.9794623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656059222" calcext:value-type="float">
            <text:p>0.656059222</text:p>
          </table:table-cell>
          <table:table-cell office:value-type="float" office:value="3.238847735" calcext:value-type="float">
            <text:p>3.238847735</text:p>
          </table:table-cell>
          <table:table-cell office:value-type="float" office:value="14.71893786" calcext:value-type="float">
            <text:p>14.7189378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297229219" calcext:value-type="float">
            <text:p>6.297229219</text:p>
          </table:table-cell>
          <table:table-cell office:value-type="float" office:value="0.662316477" calcext:value-type="float">
            <text:p>0.662316477</text:p>
          </table:table-cell>
          <table:table-cell office:value-type="float" office:value="3.307584018" calcext:value-type="float">
            <text:p>3.307584018</text:p>
          </table:table-cell>
          <table:table-cell office:value-type="float" office:value="14.81858226" calcext:value-type="float">
            <text:p>14.8185822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150061501" calcext:value-type="float">
            <text:p>6.150061501</text:p>
          </table:table-cell>
          <table:table-cell office:value-type="float" office:value="0.697244312" calcext:value-type="float">
            <text:p>0.697244312</text:p>
          </table:table-cell>
          <table:table-cell office:value-type="float" office:value="3.230903353" calcext:value-type="float">
            <text:p>3.230903353</text:p>
          </table:table-cell>
          <table:table-cell office:value-type="float" office:value="15.59090717" calcext:value-type="float">
            <text:p>15.59090717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501950585" calcext:value-type="float">
            <text:p>6.501950585</text:p>
          </table:table-cell>
          <table:table-cell office:value-type="float" office:value="0.540287467" calcext:value-type="float">
            <text:p>0.540287467</text:p>
          </table:table-cell>
          <table:table-cell office:value-type="float" office:value="2.953937492" calcext:value-type="float">
            <text:p>2.953937492</text:p>
          </table:table-cell>
          <table:table-cell office:value-type="float" office:value="14.29593853" calcext:value-type="float">
            <text:p>14.2959385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1462815" calcext:value-type="float">
            <text:p>6.1462815</text:p>
          </table:table-cell>
          <table:table-cell office:value-type="float" office:value="0.768698848" calcext:value-type="float">
            <text:p>0.768698848</text:p>
          </table:table-cell>
          <table:table-cell office:value-type="float" office:value="3.119267236" calcext:value-type="float">
            <text:p>3.119267236</text:p>
          </table:table-cell>
          <table:table-cell office:value-type="float" office:value="15.80967158" calcext:value-type="float">
            <text:p>15.8096715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333122229" calcext:value-type="float">
            <text:p>6.333122229</text:p>
          </table:table-cell>
          <table:table-cell office:value-type="float" office:value="0.577854418" calcext:value-type="float">
            <text:p>0.577854418</text:p>
          </table:table-cell>
          <table:table-cell office:value-type="float" office:value="3.320283108" calcext:value-type="float">
            <text:p>3.320283108</text:p>
          </table:table-cell>
          <table:table-cell office:value-type="float" office:value="15.10770321" calcext:value-type="float">
            <text:p>15.1077032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779661017" calcext:value-type="float">
            <text:p>6.779661017</text:p>
          </table:table-cell>
          <table:table-cell office:value-type="float" office:value="0.493241006" calcext:value-type="float">
            <text:p>0.493241006</text:p>
          </table:table-cell>
          <table:table-cell office:value-type="float" office:value="3.935417396" calcext:value-type="float">
            <text:p>3.935417396</text:p>
          </table:table-cell>
          <table:table-cell office:value-type="float" office:value="13.96187349" calcext:value-type="float">
            <text:p>13.961873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729475101" calcext:value-type="float">
            <text:p>6.729475101</text:p>
          </table:table-cell>
          <table:table-cell office:value-type="float" office:value="1.561251426" calcext:value-type="float">
            <text:p>1.561251426</text:p>
          </table:table-cell>
          <table:table-cell office:value-type="float" office:value="4.537846642" calcext:value-type="float">
            <text:p>4.537846642</text:p>
          </table:table-cell>
          <table:table-cell office:value-type="float" office:value="14.89532834" calcext:value-type="float">
            <text:p>14.8953283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.784260516" calcext:value-type="float">
            <text:p>6.784260516</text:p>
          </table:table-cell>
          <table:table-cell office:value-type="float" office:value="1.334723858" calcext:value-type="float">
            <text:p>1.334723858</text:p>
          </table:table-cell>
          <table:table-cell office:value-type="float" office:value="4.769852279" calcext:value-type="float">
            <text:p>4.769852279</text:p>
          </table:table-cell>
          <table:table-cell office:value-type="float" office:value="15.04068249" calcext:value-type="float">
            <text:p>15.0406824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5.602240896" calcext:value-type="float">
            <text:p>5.602240896</text:p>
          </table:table-cell>
          <table:table-cell office:value-type="float" office:value="0.555895515" calcext:value-type="float">
            <text:p>0.555895515</text:p>
          </table:table-cell>
          <table:table-cell office:value-type="float" office:value="4.147184935" calcext:value-type="float">
            <text:p>4.147184935</text:p>
          </table:table-cell>
          <table:table-cell office:value-type="float" office:value="20.71435049" calcext:value-type="float">
            <text:p>20.7143504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971932452" calcext:value-type="float">
            <text:p>5.971932452</text:p>
          </table:table-cell>
          <table:table-cell office:value-type="float" office:value="0.658377409" calcext:value-type="float">
            <text:p>0.658377409</text:p>
          </table:table-cell>
          <table:table-cell office:value-type="float" office:value="3.773448964" calcext:value-type="float">
            <text:p>3.773448964</text:p>
          </table:table-cell>
          <table:table-cell office:value-type="float" office:value="18.76304176" calcext:value-type="float">
            <text:p>18.7630417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81733566" calcext:value-type="float">
            <text:p>5.81733566</text:p>
          </table:table-cell>
          <table:table-cell office:value-type="float" office:value="0.727918574" calcext:value-type="float">
            <text:p>0.727918574</text:p>
          </table:table-cell>
          <table:table-cell office:value-type="float" office:value="3.932676189" calcext:value-type="float">
            <text:p>3.932676189</text:p>
          </table:table-cell>
          <table:table-cell office:value-type="float" office:value="20.19767931" calcext:value-type="float">
            <text:p>20.1976793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646527386" calcext:value-type="float">
            <text:p>5.646527386</text:p>
          </table:table-cell>
          <table:table-cell office:value-type="float" office:value="0.777232323" calcext:value-type="float">
            <text:p>0.777232323</text:p>
          </table:table-cell>
          <table:table-cell office:value-type="float" office:value="3.977813813" calcext:value-type="float">
            <text:p>3.977813813</text:p>
          </table:table-cell>
          <table:table-cell office:value-type="float" office:value="20.69519644" calcext:value-type="float">
            <text:p>20.6951964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773672055" calcext:value-type="float">
            <text:p>5.773672055</text:p>
          </table:table-cell>
          <table:table-cell office:value-type="float" office:value="0.680393413" calcext:value-type="float">
            <text:p>0.680393413</text:p>
          </table:table-cell>
          <table:table-cell office:value-type="float" office:value="3.691206735" calcext:value-type="float">
            <text:p>3.691206735</text:p>
          </table:table-cell>
          <table:table-cell office:value-type="float" office:value="19.98139479" calcext:value-type="float">
            <text:p>19.9813947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865102639" calcext:value-type="float">
            <text:p>5.865102639</text:p>
          </table:table-cell>
          <table:table-cell office:value-type="float" office:value="0.721807906" calcext:value-type="float">
            <text:p>0.721807906</text:p>
          </table:table-cell>
          <table:table-cell office:value-type="float" office:value="3.851531742" calcext:value-type="float">
            <text:p>3.851531742</text:p>
          </table:table-cell>
          <table:table-cell office:value-type="float" office:value="20.12349639" calcext:value-type="float">
            <text:p>20.1234963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703780783" calcext:value-type="float">
            <text:p>0.703780783</text:p>
          </table:table-cell>
          <table:table-cell office:value-type="float" office:value="4.770294498" calcext:value-type="float">
            <text:p>4.770294498</text:p>
          </table:table-cell>
          <table:table-cell office:value-type="float" office:value="17.87907842" calcext:value-type="float">
            <text:p>17.8790784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671114076" calcext:value-type="float">
            <text:p>6.671114076</text:p>
          </table:table-cell>
          <table:table-cell office:value-type="float" office:value="0.610708159" calcext:value-type="float">
            <text:p>0.610708159</text:p>
          </table:table-cell>
          <table:table-cell office:value-type="float" office:value="4.459493739" calcext:value-type="float">
            <text:p>4.459493739</text:p>
          </table:table-cell>
          <table:table-cell office:value-type="float" office:value="17.36891498" calcext:value-type="float">
            <text:p>17.3689149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910850035" calcext:value-type="float">
            <text:p>6.910850035</text:p>
          </table:table-cell>
          <table:table-cell office:value-type="float" office:value="0.707910561" calcext:value-type="float">
            <text:p>0.707910561</text:p>
          </table:table-cell>
          <table:table-cell office:value-type="float" office:value="4.779072972" calcext:value-type="float">
            <text:p>4.779072972</text:p>
          </table:table-cell>
          <table:table-cell office:value-type="float" office:value="17.43038852" calcext:value-type="float">
            <text:p>17.4303885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58710562" calcext:value-type="float">
            <text:p>6.858710562</text:p>
          </table:table-cell>
          <table:table-cell office:value-type="float" office:value="0.544164159" calcext:value-type="float">
            <text:p>0.544164159</text:p>
          </table:table-cell>
          <table:table-cell office:value-type="float" office:value="3.973832232" calcext:value-type="float">
            <text:p>3.973832232</text:p>
          </table:table-cell>
          <table:table-cell office:value-type="float" office:value="16.50707227" calcext:value-type="float">
            <text:p>16.5070722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796577905" calcext:value-type="float">
            <text:p>0.796577905</text:p>
          </table:table-cell>
          <table:table-cell office:value-type="float" office:value="4.128961268" calcext:value-type="float">
            <text:p>4.128961268</text:p>
          </table:table-cell>
          <table:table-cell office:value-type="float" office:value="17.58019951" calcext:value-type="float">
            <text:p>17.5801995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58710562" calcext:value-type="float">
            <text:p>6.858710562</text:p>
          </table:table-cell>
          <table:table-cell office:value-type="float" office:value="0.493811465" calcext:value-type="float">
            <text:p>0.493811465</text:p>
          </table:table-cell>
          <table:table-cell office:value-type="float" office:value="4.570953764" calcext:value-type="float">
            <text:p>4.570953764</text:p>
          </table:table-cell>
          <table:table-cell office:value-type="float" office:value="17.09614727" calcext:value-type="float">
            <text:p>17.0961472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58710562" calcext:value-type="float">
            <text:p>6.858710562</text:p>
          </table:table-cell>
          <table:table-cell office:value-type="float" office:value="0.447329032" calcext:value-type="float">
            <text:p>0.447329032</text:p>
          </table:table-cell>
          <table:table-cell office:value-type="float" office:value="4.087473311" calcext:value-type="float">
            <text:p>4.087473311</text:p>
          </table:table-cell>
          <table:table-cell office:value-type="float" office:value="15.98069681" calcext:value-type="float">
            <text:p>15.9806968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58710562" calcext:value-type="float">
            <text:p>6.858710562</text:p>
          </table:table-cell>
          <table:table-cell office:value-type="float" office:value="0.483200546" calcext:value-type="float">
            <text:p>0.483200546</text:p>
          </table:table-cell>
          <table:table-cell office:value-type="float" office:value="4.593319337" calcext:value-type="float">
            <text:p>4.593319337</text:p>
          </table:table-cell>
          <table:table-cell office:value-type="float" office:value="16.55333088" calcext:value-type="float">
            <text:p>16.553330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58710562" calcext:value-type="float">
            <text:p>6.858710562</text:p>
          </table:table-cell>
          <table:table-cell office:value-type="float" office:value="0.6308651" calcext:value-type="float">
            <text:p>0.6308651</text:p>
          </table:table-cell>
          <table:table-cell office:value-type="float" office:value="4.492756979" calcext:value-type="float">
            <text:p>4.492756979</text:p>
          </table:table-cell>
          <table:table-cell office:value-type="float" office:value="17.07037797" calcext:value-type="float">
            <text:p>17.0703779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622516556" calcext:value-type="float">
            <text:p>6.622516556</text:p>
          </table:table-cell>
          <table:table-cell office:value-type="float" office:value="0.640550741" calcext:value-type="float">
            <text:p>0.640550741</text:p>
          </table:table-cell>
          <table:table-cell office:value-type="float" office:value="4.009845518" calcext:value-type="float">
            <text:p>4.009845518</text:p>
          </table:table-cell>
          <table:table-cell office:value-type="float" office:value="16.30312451" calcext:value-type="float">
            <text:p>16.3031245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858710562" calcext:value-type="float">
            <text:p>6.858710562</text:p>
          </table:table-cell>
          <table:table-cell office:value-type="float" office:value="0.470285289" calcext:value-type="float">
            <text:p>0.470285289</text:p>
          </table:table-cell>
          <table:table-cell office:value-type="float" office:value="3.92604874" calcext:value-type="float">
            <text:p>3.92604874</text:p>
          </table:table-cell>
          <table:table-cell office:value-type="float" office:value="15.51550938" calcext:value-type="float">
            <text:p>15.5155093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729475101" calcext:value-type="float">
            <text:p>6.729475101</text:p>
          </table:table-cell>
          <table:table-cell office:value-type="float" office:value="0.475643816" calcext:value-type="float">
            <text:p>0.475643816</text:p>
          </table:table-cell>
          <table:table-cell office:value-type="float" office:value="4.444197611" calcext:value-type="float">
            <text:p>4.444197611</text:p>
          </table:table-cell>
          <table:table-cell office:value-type="float" office:value="16.42812021" calcext:value-type="float">
            <text:p>16.42812021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691519636" calcext:value-type="float">
            <text:p>5.691519636</text:p>
          </table:table-cell>
          <table:table-cell office:value-type="float" office:value="0.554439172" calcext:value-type="float">
            <text:p>0.554439172</text:p>
          </table:table-cell>
          <table:table-cell office:value-type="float" office:value="4.126449658" calcext:value-type="float">
            <text:p>4.126449658</text:p>
          </table:table-cell>
          <table:table-cell office:value-type="float" office:value="20.54428306" calcext:value-type="float">
            <text:p>20.5442830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530973451" calcext:value-type="float">
            <text:p>5.530973451</text:p>
          </table:table-cell>
          <table:table-cell office:value-type="float" office:value="0.526687818" calcext:value-type="float">
            <text:p>0.526687818</text:p>
          </table:table-cell>
          <table:table-cell office:value-type="float" office:value="4.660857884" calcext:value-type="float">
            <text:p>4.660857884</text:p>
          </table:table-cell>
          <table:table-cell office:value-type="float" office:value="20.62735857" calcext:value-type="float">
            <text:p>20.6273585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865102639" calcext:value-type="float">
            <text:p>5.865102639</text:p>
          </table:table-cell>
          <table:table-cell office:value-type="float" office:value="0.518102659" calcext:value-type="float">
            <text:p>0.518102659</text:p>
          </table:table-cell>
          <table:table-cell office:value-type="float" office:value="4.416192514" calcext:value-type="float">
            <text:p>4.416192514</text:p>
          </table:table-cell>
          <table:table-cell office:value-type="float" office:value="19.19409266" calcext:value-type="float">
            <text:p>19.19409266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69476082" calcext:value-type="float">
            <text:p>5.69476082</text:p>
          </table:table-cell>
          <table:table-cell office:value-type="float" office:value="0.512445791" calcext:value-type="float">
            <text:p>0.512445791</text:p>
          </table:table-cell>
          <table:table-cell office:value-type="float" office:value="5.016674649" calcext:value-type="float">
            <text:p>5.016674649</text:p>
          </table:table-cell>
          <table:table-cell office:value-type="float" office:value="20.50650014" calcext:value-type="float">
            <text:p>20.5065001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851375073" calcext:value-type="float">
            <text:p>5.851375073</text:p>
          </table:table-cell>
          <table:table-cell office:value-type="float" office:value="0.801404675" calcext:value-type="float">
            <text:p>0.801404675</text:p>
          </table:table-cell>
          <table:table-cell office:value-type="float" office:value="5.24206441" calcext:value-type="float">
            <text:p>5.24206441</text:p>
          </table:table-cell>
          <table:table-cell office:value-type="float" office:value="21.24497317" calcext:value-type="float">
            <text:p>21.2449731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5.865102639" calcext:value-type="float">
            <text:p>5.865102639</text:p>
          </table:table-cell>
          <table:table-cell office:value-type="float" office:value="0.843597419" calcext:value-type="float">
            <text:p>0.843597419</text:p>
          </table:table-cell>
          <table:table-cell office:value-type="float" office:value="5.413500977" calcext:value-type="float">
            <text:p>5.413500977</text:p>
          </table:table-cell>
          <table:table-cell office:value-type="float" office:value="22.69128333" calcext:value-type="float">
            <text:p>22.6912833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6.045949214" calcext:value-type="float">
            <text:p>6.045949214</text:p>
          </table:table-cell>
          <table:table-cell office:value-type="float" office:value="0.859130681" calcext:value-type="float">
            <text:p>0.859130681</text:p>
          </table:table-cell>
          <table:table-cell office:value-type="float" office:value="3.5726082" calcext:value-type="float">
            <text:p>3.5726082</text:p>
          </table:table-cell>
          <table:table-cell office:value-type="float" office:value="16.61819515" calcext:value-type="float">
            <text:p>16.6181951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913660556" calcext:value-type="float">
            <text:p>5.913660556</text:p>
          </table:table-cell>
          <table:table-cell office:value-type="float" office:value="0.657958347" calcext:value-type="float">
            <text:p>0.657958347</text:p>
          </table:table-cell>
          <table:table-cell office:value-type="float" office:value="3.183640828" calcext:value-type="float">
            <text:p>3.183640828</text:p>
          </table:table-cell>
          <table:table-cell office:value-type="float" office:value="17.54021675" calcext:value-type="float">
            <text:p>17.5402167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049606776" calcext:value-type="float">
            <text:p>6.049606776</text:p>
          </table:table-cell>
          <table:table-cell office:value-type="float" office:value="0.937189424" calcext:value-type="float">
            <text:p>0.937189424</text:p>
          </table:table-cell>
          <table:table-cell office:value-type="float" office:value="3.71173741" calcext:value-type="float">
            <text:p>3.71173741</text:p>
          </table:table-cell>
          <table:table-cell office:value-type="float" office:value="17.79900773" calcext:value-type="float">
            <text:p>17.7990077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865102639" calcext:value-type="float">
            <text:p>5.865102639</text:p>
          </table:table-cell>
          <table:table-cell office:value-type="float" office:value="0.915129721" calcext:value-type="float">
            <text:p>0.915129721</text:p>
          </table:table-cell>
          <table:table-cell office:value-type="float" office:value="3.701549419" calcext:value-type="float">
            <text:p>3.701549419</text:p>
          </table:table-cell>
          <table:table-cell office:value-type="float" office:value="18.5398565" calcext:value-type="float">
            <text:p>18.539856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878894768" calcext:value-type="float">
            <text:p>5.878894768</text:p>
          </table:table-cell>
          <table:table-cell office:value-type="float" office:value="0.976378234" calcext:value-type="float">
            <text:p>0.976378234</text:p>
          </table:table-cell>
          <table:table-cell office:value-type="float" office:value="3.803521138" calcext:value-type="float">
            <text:p>3.803521138</text:p>
          </table:table-cell>
          <table:table-cell office:value-type="float" office:value="18.61149244" calcext:value-type="float">
            <text:p>18.6114924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530973451" calcext:value-type="float">
            <text:p>5.530973451</text:p>
          </table:table-cell>
          <table:table-cell office:value-type="float" office:value="0.76033001" calcext:value-type="float">
            <text:p>0.76033001</text:p>
          </table:table-cell>
          <table:table-cell office:value-type="float" office:value="3.14843226" calcext:value-type="float">
            <text:p>3.14843226</text:p>
          </table:table-cell>
          <table:table-cell office:value-type="float" office:value="19.3211851" calcext:value-type="float">
            <text:p>19.321185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567072131" calcext:value-type="float">
            <text:p>0.567072131</text:p>
          </table:table-cell>
          <table:table-cell office:value-type="float" office:value="3.528763705" calcext:value-type="float">
            <text:p>3.528763705</text:p>
          </table:table-cell>
          <table:table-cell office:value-type="float" office:value="16.12497671" calcext:value-type="float">
            <text:p>16.1249767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451612903" calcext:value-type="float">
            <text:p>6.451612903</text:p>
          </table:table-cell>
          <table:table-cell office:value-type="float" office:value="0.643170152" calcext:value-type="float">
            <text:p>0.643170152</text:p>
          </table:table-cell>
          <table:table-cell office:value-type="float" office:value="3.13694864" calcext:value-type="float">
            <text:p>3.13694864</text:p>
          </table:table-cell>
          <table:table-cell office:value-type="float" office:value="15.26066528" calcext:value-type="float">
            <text:p>15.2606652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297229219" calcext:value-type="float">
            <text:p>6.297229219</text:p>
          </table:table-cell>
          <table:table-cell office:value-type="float" office:value="0.610717234" calcext:value-type="float">
            <text:p>0.610717234</text:p>
          </table:table-cell>
          <table:table-cell office:value-type="float" office:value="3.340583575" calcext:value-type="float">
            <text:p>3.340583575</text:p>
          </table:table-cell>
          <table:table-cell office:value-type="float" office:value="16.63695588" calcext:value-type="float">
            <text:p>16.6369558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297229219" calcext:value-type="float">
            <text:p>6.297229219</text:p>
          </table:table-cell>
          <table:table-cell office:value-type="float" office:value="0.415787747" calcext:value-type="float">
            <text:p>0.415787747</text:p>
          </table:table-cell>
          <table:table-cell office:value-type="float" office:value="3.070878269" calcext:value-type="float">
            <text:p>3.070878269</text:p>
          </table:table-cell>
          <table:table-cell office:value-type="float" office:value="15.49215904" calcext:value-type="float">
            <text:p>15.4921590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293266205" calcext:value-type="float">
            <text:p>6.293266205</text:p>
          </table:table-cell>
          <table:table-cell office:value-type="float" office:value="0.724241409" calcext:value-type="float">
            <text:p>0.724241409</text:p>
          </table:table-cell>
          <table:table-cell office:value-type="float" office:value="3.022343263" calcext:value-type="float">
            <text:p>3.022343263</text:p>
          </table:table-cell>
          <table:table-cell office:value-type="float" office:value="15.98234303" calcext:value-type="float">
            <text:p>15.9823430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485084306" calcext:value-type="float">
            <text:p>6.485084306</text:p>
          </table:table-cell>
          <table:table-cell office:value-type="float" office:value="0.599227555" calcext:value-type="float">
            <text:p>0.599227555</text:p>
          </table:table-cell>
          <table:table-cell office:value-type="float" office:value="3.52379919" calcext:value-type="float">
            <text:p>3.52379919</text:p>
          </table:table-cell>
          <table:table-cell office:value-type="float" office:value="15.60844298" calcext:value-type="float">
            <text:p>15.6084429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501950585" calcext:value-type="float">
            <text:p>6.501950585</text:p>
          </table:table-cell>
          <table:table-cell office:value-type="float" office:value="0.491415549" calcext:value-type="float">
            <text:p>0.491415549</text:p>
          </table:table-cell>
          <table:table-cell office:value-type="float" office:value="3.949546141" calcext:value-type="float">
            <text:p>3.949546141</text:p>
          </table:table-cell>
          <table:table-cell office:value-type="float" office:value="16.46205702" calcext:value-type="float">
            <text:p>16.4620570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501950585" calcext:value-type="float">
            <text:p>6.501950585</text:p>
          </table:table-cell>
          <table:table-cell office:value-type="float" office:value="0.485597884" calcext:value-type="float">
            <text:p>0.485597884</text:p>
          </table:table-cell>
          <table:table-cell office:value-type="float" office:value="3.291840278" calcext:value-type="float">
            <text:p>3.291840278</text:p>
          </table:table-cell>
          <table:table-cell office:value-type="float" office:value="14.92385873" calcext:value-type="float">
            <text:p>14.92385873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6.506180872" calcext:value-type="float">
            <text:p>6.506180872</text:p>
          </table:table-cell>
          <table:table-cell office:value-type="float" office:value="0.54086884" calcext:value-type="float">
            <text:p>0.54086884</text:p>
          </table:table-cell>
          <table:table-cell office:value-type="float" office:value="3.368101365" calcext:value-type="float">
            <text:p>3.368101365</text:p>
          </table:table-cell>
          <table:table-cell office:value-type="float" office:value="15.37557425" calcext:value-type="float">
            <text:p>15.3755742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574136009" calcext:value-type="float">
            <text:p>5.574136009</text:p>
          </table:table-cell>
          <table:table-cell office:value-type="float" office:value="0.714555152" calcext:value-type="float">
            <text:p>0.714555152</text:p>
          </table:table-cell>
          <table:table-cell office:value-type="float" office:value="3.896523385" calcext:value-type="float">
            <text:p>3.896523385</text:p>
          </table:table-cell>
          <table:table-cell office:value-type="float" office:value="20.124181" calcext:value-type="float">
            <text:p>20.12418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691519636" calcext:value-type="float">
            <text:p>5.691519636</text:p>
          </table:table-cell>
          <table:table-cell office:value-type="float" office:value="0.818447229" calcext:value-type="float">
            <text:p>0.818447229</text:p>
          </table:table-cell>
          <table:table-cell office:value-type="float" office:value="3.173356673" calcext:value-type="float">
            <text:p>3.173356673</text:p>
          </table:table-cell>
          <table:table-cell office:value-type="float" office:value="19.67640139" calcext:value-type="float">
            <text:p>19.6764013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274261603" calcext:value-type="float">
            <text:p>5.274261603</text:p>
          </table:table-cell>
          <table:table-cell office:value-type="float" office:value="0.585991828" calcext:value-type="float">
            <text:p>0.585991828</text:p>
          </table:table-cell>
          <table:table-cell office:value-type="float" office:value="3.410696423" calcext:value-type="float">
            <text:p>3.410696423</text:p>
          </table:table-cell>
          <table:table-cell office:value-type="float" office:value="21.24016578" calcext:value-type="float">
            <text:p>21.2401657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577244841" calcext:value-type="float">
            <text:p>5.577244841</text:p>
          </table:table-cell>
          <table:table-cell office:value-type="float" office:value="0.754006545" calcext:value-type="float">
            <text:p>0.754006545</text:p>
          </table:table-cell>
          <table:table-cell office:value-type="float" office:value="3.030158297" calcext:value-type="float">
            <text:p>3.030158297</text:p>
          </table:table-cell>
          <table:table-cell office:value-type="float" office:value="18.61177851" calcext:value-type="float">
            <text:p>18.61177851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420054201" calcext:value-type="float">
            <text:p>5.420054201</text:p>
          </table:table-cell>
          <table:table-cell office:value-type="float" office:value="0.643865272" calcext:value-type="float">
            <text:p>0.643865272</text:p>
          </table:table-cell>
          <table:table-cell office:value-type="float" office:value="3.16664283" calcext:value-type="float">
            <text:p>3.16664283</text:p>
          </table:table-cell>
          <table:table-cell office:value-type="float" office:value="20.20299507" calcext:value-type="float">
            <text:p>20.20299507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574136009" calcext:value-type="float">
            <text:p>5.574136009</text:p>
          </table:table-cell>
          <table:table-cell office:value-type="float" office:value="0.524263356" calcext:value-type="float">
            <text:p>0.524263356</text:p>
          </table:table-cell>
          <table:table-cell office:value-type="float" office:value="3.867804244" calcext:value-type="float">
            <text:p>3.867804244</text:p>
          </table:table-cell>
          <table:table-cell office:value-type="float" office:value="20.00866466" calcext:value-type="float">
            <text:p>20.00866466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5.399568035" calcext:value-type="float">
            <text:p>5.399568035</text:p>
          </table:table-cell>
          <table:table-cell office:value-type="float" office:value="0.89188543" calcext:value-type="float">
            <text:p>0.89188543</text:p>
          </table:table-cell>
          <table:table-cell office:value-type="float" office:value="4.769673428" calcext:value-type="float">
            <text:p>4.769673428</text:p>
          </table:table-cell>
          <table:table-cell office:value-type="float" office:value="21.59809792" calcext:value-type="float">
            <text:p>21.5980979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005005005" calcext:value-type="float">
            <text:p>5.005005005</text:p>
          </table:table-cell>
          <table:table-cell office:value-type="float" office:value="0.618757657" calcext:value-type="float">
            <text:p>0.618757657</text:p>
          </table:table-cell>
          <table:table-cell office:value-type="float" office:value="4.257639666" calcext:value-type="float">
            <text:p>4.257639666</text:p>
          </table:table-cell>
          <table:table-cell office:value-type="float" office:value="22.453335" calcext:value-type="float">
            <text:p>22.45333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503577325" calcext:value-type="float">
            <text:p>5.503577325</text:p>
          </table:table-cell>
          <table:table-cell office:value-type="float" office:value="0.89243482" calcext:value-type="float">
            <text:p>0.89243482</text:p>
          </table:table-cell>
          <table:table-cell office:value-type="float" office:value="3.978664517" calcext:value-type="float">
            <text:p>3.978664517</text:p>
          </table:table-cell>
          <table:table-cell office:value-type="float" office:value="19.56800548" calcext:value-type="float">
            <text:p>19.5680054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396654074" calcext:value-type="float">
            <text:p>5.396654074</text:p>
          </table:table-cell>
          <table:table-cell office:value-type="float" office:value="0.926297707" calcext:value-type="float">
            <text:p>0.926297707</text:p>
          </table:table-cell>
          <table:table-cell office:value-type="float" office:value="3.560131915" calcext:value-type="float">
            <text:p>3.560131915</text:p>
          </table:table-cell>
          <table:table-cell office:value-type="float" office:value="20.1616778" calcext:value-type="float">
            <text:p>20.161677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002501251" calcext:value-type="float">
            <text:p>5.002501251</text:p>
          </table:table-cell>
          <table:table-cell office:value-type="float" office:value="0.73594666" calcext:value-type="float">
            <text:p>0.73594666</text:p>
          </table:table-cell>
          <table:table-cell office:value-type="float" office:value="3.594400182" calcext:value-type="float">
            <text:p>3.594400182</text:p>
          </table:table-cell>
          <table:table-cell office:value-type="float" office:value="23.02254869" calcext:value-type="float">
            <text:p>23.0225486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128205128" calcext:value-type="float">
            <text:p>5.128205128</text:p>
          </table:table-cell>
          <table:table-cell office:value-type="float" office:value="0.669635435" calcext:value-type="float">
            <text:p>0.669635435</text:p>
          </table:table-cell>
          <table:table-cell office:value-type="float" office:value="3.626503606" calcext:value-type="float">
            <text:p>3.626503606</text:p>
          </table:table-cell>
          <table:table-cell office:value-type="float" office:value="21.97501858" calcext:value-type="float">
            <text:p>21.9750185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83994528" calcext:value-type="float">
            <text:p>6.83994528</text:p>
          </table:table-cell>
          <table:table-cell office:value-type="float" office:value="0.573630675" calcext:value-type="float">
            <text:p>0.573630675</text:p>
          </table:table-cell>
          <table:table-cell office:value-type="float" office:value="4.402850364" calcext:value-type="float">
            <text:p>4.402850364</text:p>
          </table:table-cell>
          <table:table-cell office:value-type="float" office:value="16.23127343" calcext:value-type="float">
            <text:p>16.2312734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896551724" calcext:value-type="float">
            <text:p>6.896551724</text:p>
          </table:table-cell>
          <table:table-cell office:value-type="float" office:value="0.472658464" calcext:value-type="float">
            <text:p>0.472658464</text:p>
          </table:table-cell>
          <table:table-cell office:value-type="float" office:value="4.126062092" calcext:value-type="float">
            <text:p>4.126062092</text:p>
          </table:table-cell>
          <table:table-cell office:value-type="float" office:value="15.27651719" calcext:value-type="float">
            <text:p>15.2765171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587152626" calcext:value-type="float">
            <text:p>0.587152626</text:p>
          </table:table-cell>
          <table:table-cell office:value-type="float" office:value="4.162524369" calcext:value-type="float">
            <text:p>4.162524369</text:p>
          </table:table-cell>
          <table:table-cell office:value-type="float" office:value="16.72473253" calcext:value-type="float">
            <text:p>16.7247325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651148058" calcext:value-type="float">
            <text:p>6.651148058</text:p>
          </table:table-cell>
          <table:table-cell office:value-type="float" office:value="0.58761691" calcext:value-type="float">
            <text:p>0.58761691</text:p>
          </table:table-cell>
          <table:table-cell office:value-type="float" office:value="4.118232973" calcext:value-type="float">
            <text:p>4.118232973</text:p>
          </table:table-cell>
          <table:table-cell office:value-type="float" office:value="15.57929537" calcext:value-type="float">
            <text:p>15.5792953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464124111" calcext:value-type="float">
            <text:p>6.464124111</text:p>
          </table:table-cell>
          <table:table-cell office:value-type="float" office:value="0.687185919" calcext:value-type="float">
            <text:p>0.687185919</text:p>
          </table:table-cell>
          <table:table-cell office:value-type="float" office:value="4.69525472" calcext:value-type="float">
            <text:p>4.69525472</text:p>
          </table:table-cell>
          <table:table-cell office:value-type="float" office:value="18.90641438" calcext:value-type="float">
            <text:p>18.9064143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637903154" calcext:value-type="float">
            <text:p>6.637903154</text:p>
          </table:table-cell>
          <table:table-cell office:value-type="float" office:value="0.478164559" calcext:value-type="float">
            <text:p>0.478164559</text:p>
          </table:table-cell>
          <table:table-cell office:value-type="float" office:value="5.044849602" calcext:value-type="float">
            <text:p>5.044849602</text:p>
          </table:table-cell>
          <table:table-cell office:value-type="float" office:value="17.73337732" calcext:value-type="float">
            <text:p>17.7333773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896551724" calcext:value-type="float">
            <text:p>6.896551724</text:p>
          </table:table-cell>
          <table:table-cell office:value-type="float" office:value="0.569966772" calcext:value-type="float">
            <text:p>0.569966772</text:p>
          </table:table-cell>
          <table:table-cell office:value-type="float" office:value="4.389626511" calcext:value-type="float">
            <text:p>4.389626511</text:p>
          </table:table-cell>
          <table:table-cell office:value-type="float" office:value="15.40945846" calcext:value-type="float">
            <text:p>15.4094584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528039995" calcext:value-type="float">
            <text:p>0.528039995</text:p>
          </table:table-cell>
          <table:table-cell office:value-type="float" office:value="4.265710606" calcext:value-type="float">
            <text:p>4.265710606</text:p>
          </table:table-cell>
          <table:table-cell office:value-type="float" office:value="16.66099291" calcext:value-type="float">
            <text:p>16.6609929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896551724" calcext:value-type="float">
            <text:p>6.896551724</text:p>
          </table:table-cell>
          <table:table-cell office:value-type="float" office:value="0.936413435" calcext:value-type="float">
            <text:p>0.936413435</text:p>
          </table:table-cell>
          <table:table-cell office:value-type="float" office:value="5.135146659" calcext:value-type="float">
            <text:p>5.135146659</text:p>
          </table:table-cell>
          <table:table-cell office:value-type="float" office:value="18.27597475" calcext:value-type="float">
            <text:p>18.2759747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675567423" calcext:value-type="float">
            <text:p>6.675567423</text:p>
          </table:table-cell>
          <table:table-cell office:value-type="float" office:value="0.576553599" calcext:value-type="float">
            <text:p>0.576553599</text:p>
          </table:table-cell>
          <table:table-cell office:value-type="float" office:value="3.965320625" calcext:value-type="float">
            <text:p>3.965320625</text:p>
          </table:table-cell>
          <table:table-cell office:value-type="float" office:value="16.19451623" calcext:value-type="float">
            <text:p>16.1945162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41025641" calcext:value-type="float">
            <text:p>6.41025641</text:p>
          </table:table-cell>
          <table:table-cell office:value-type="float" office:value="0.600763906" calcext:value-type="float">
            <text:p>0.600763906</text:p>
          </table:table-cell>
          <table:table-cell office:value-type="float" office:value="4.048003271" calcext:value-type="float">
            <text:p>4.048003271</text:p>
          </table:table-cell>
          <table:table-cell office:value-type="float" office:value="17.82893011" calcext:value-type="float">
            <text:p>17.8289301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657789614" calcext:value-type="float">
            <text:p>6.657789614</text:p>
          </table:table-cell>
          <table:table-cell office:value-type="float" office:value="0.773923327" calcext:value-type="float">
            <text:p>0.773923327</text:p>
          </table:table-cell>
          <table:table-cell office:value-type="float" office:value="4.291258663" calcext:value-type="float">
            <text:p>4.291258663</text:p>
          </table:table-cell>
          <table:table-cell office:value-type="float" office:value="17.12137801" calcext:value-type="float">
            <text:p>17.1213780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.926108374" calcext:value-type="float">
            <text:p>4.926108374</text:p>
          </table:table-cell>
          <table:table-cell office:value-type="float" office:value="0.683013384" calcext:value-type="float">
            <text:p>0.683013384</text:p>
          </table:table-cell>
          <table:table-cell office:value-type="float" office:value="3.801237449" calcext:value-type="float">
            <text:p>3.801237449</text:p>
          </table:table-cell>
          <table:table-cell office:value-type="float" office:value="24.47928846" calcext:value-type="float">
            <text:p>24.4792884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6.269592476" calcext:value-type="float">
            <text:p>6.269592476</text:p>
          </table:table-cell>
          <table:table-cell office:value-type="float" office:value="0.822322294" calcext:value-type="float">
            <text:p>0.822322294</text:p>
          </table:table-cell>
          <table:table-cell office:value-type="float" office:value="4.478269442" calcext:value-type="float">
            <text:p>4.478269442</text:p>
          </table:table-cell>
          <table:table-cell office:value-type="float" office:value="17.42457109" calcext:value-type="float">
            <text:p>17.4245710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640157924" calcext:value-type="float">
            <text:p>5.640157924</text:p>
          </table:table-cell>
          <table:table-cell office:value-type="float" office:value="0.563583801" calcext:value-type="float">
            <text:p>0.563583801</text:p>
          </table:table-cell>
          <table:table-cell office:value-type="float" office:value="5.062882818" calcext:value-type="float">
            <text:p>5.062882818</text:p>
          </table:table-cell>
          <table:table-cell office:value-type="float" office:value="22.33322219" calcext:value-type="float">
            <text:p>22.3332221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5.747126437" calcext:value-type="float">
            <text:p>5.747126437</text:p>
          </table:table-cell>
          <table:table-cell office:value-type="float" office:value="0.818533976" calcext:value-type="float">
            <text:p>0.818533976</text:p>
          </table:table-cell>
          <table:table-cell office:value-type="float" office:value="5.445276281" calcext:value-type="float">
            <text:p>5.445276281</text:p>
          </table:table-cell>
          <table:table-cell office:value-type="float" office:value="23.76134641" calcext:value-type="float">
            <text:p>23.76134641</text:p>
          </table:table-cell>
          <table:table-cell office:value-type="float" office:value="430" calcext:value-type="float">
            <text:p>430</text:p>
          </table:table-cell>
        </table:table-row>
        <table:table-row table:style-name="ro1" table:number-rows-repeated="10481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4">
      <number:text-content/>
      <style:map style:condition="value()&lt;=1.79769313486232E+308" style:apply-style-name="N14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6:48:24.793487031</meta:creation-date>
    <dc:date>2022-08-04T18:52:56.097559700</dc:date>
    <meta:editing-duration>PT1H54M31S</meta:editing-duration>
    <meta:editing-cycles>1</meta:editing-cycles>
    <meta:document-statistic meta:table-count="1" meta:cell-count="2290" meta:object-count="0"/>
    <meta:generator>LibreOffice/6.4.7.2$Linux_X86_64 LibreOffice_project/40$Build-2</meta:generator>
  </office:meta>
</office:document-meta>
</file>